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face style:name="DejaVu Sans" svg:font-family="'DejaVu Sans'" style:font-adornments="Book"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5338f"/>
    </style:style>
    <style:style style:name="P2" style:family="paragraph" style:parent-style-name="Text_20_body">
      <style:text-properties officeooo:paragraph-rsid="0049e467"/>
    </style:style>
    <style:style style:name="P3" style:family="paragraph" style:parent-style-name="Text_20_body">
      <style:text-properties officeooo:paragraph-rsid="00519d87"/>
    </style:style>
    <style:style style:name="P4" style:family="paragraph" style:parent-style-name="Text_20_body">
      <style:text-properties officeooo:paragraph-rsid="0052623e"/>
    </style:style>
    <style:style style:name="P5" style:family="paragraph" style:parent-style-name="Text_20_body">
      <style:text-properties officeooo:rsid="00553fe6" officeooo:paragraph-rsid="00553fe6"/>
    </style:style>
    <style:style style:name="P6" style:family="paragraph" style:parent-style-name="Text_20_body">
      <style:text-properties officeooo:paragraph-rsid="0064eebb"/>
    </style:style>
    <style:style style:name="P7" style:family="paragraph" style:parent-style-name="Text_20_body">
      <style:text-properties officeooo:rsid="0066664f" officeooo:paragraph-rsid="0066664f"/>
    </style:style>
    <style:style style:name="P8" style:family="paragraph" style:parent-style-name="Text_20_body">
      <style:text-properties officeooo:paragraph-rsid="0099d5a1"/>
    </style:style>
    <style:style style:name="P9" style:family="paragraph" style:parent-style-name="Text_20_body">
      <style:text-properties officeooo:rsid="00b30521" officeooo:paragraph-rsid="00b30521"/>
    </style:style>
    <style:style style:name="P10" style:family="paragraph" style:parent-style-name="Text_20_body">
      <style:text-properties officeooo:rsid="00b4fea8" officeooo:paragraph-rsid="00b4fea8"/>
    </style:style>
    <style:style style:name="P11" style:family="paragraph" style:parent-style-name="Text_20_body">
      <style:text-properties officeooo:paragraph-rsid="00089145"/>
    </style:style>
    <style:style style:name="P12" style:family="paragraph" style:parent-style-name="Text_20_body">
      <style:text-properties officeooo:paragraph-rsid="00beeb29"/>
    </style:style>
    <style:style style:name="P13" style:family="paragraph" style:parent-style-name="Text_20_body">
      <style:text-properties officeooo:paragraph-rsid="00c12329"/>
    </style:style>
    <style:style style:name="P14" style:family="paragraph" style:parent-style-name="Text_20_body">
      <style:text-properties officeooo:paragraph-rsid="00c69dc2"/>
    </style:style>
    <style:style style:name="P15" style:family="paragraph" style:parent-style-name="Text_20_body">
      <style:text-properties officeooo:rsid="00d3364b" officeooo:paragraph-rsid="00d3364b"/>
    </style:style>
    <style:style style:name="P16" style:family="paragraph" style:parent-style-name="Text_20_body">
      <style:text-properties officeooo:rsid="00d87faa" officeooo:paragraph-rsid="00d87faa"/>
    </style:style>
    <style:style style:name="P17" style:family="paragraph" style:parent-style-name="Text_20_body">
      <style:text-properties officeooo:rsid="00dcfdf7" officeooo:paragraph-rsid="00dcfdf7"/>
    </style:style>
    <style:style style:name="P18" style:family="paragraph" style:parent-style-name="Text_20_body">
      <style:text-properties officeooo:rsid="00f4d0bb" officeooo:paragraph-rsid="00f4d0bb"/>
    </style:style>
    <style:style style:name="P19" style:family="paragraph" style:parent-style-name="Text_20_body">
      <style:text-properties officeooo:rsid="00f4d0bb" officeooo:paragraph-rsid="01067c61"/>
    </style:style>
    <style:style style:name="P20" style:family="paragraph" style:parent-style-name="Text_20_body">
      <style:text-properties officeooo:rsid="00f86017" officeooo:paragraph-rsid="00f86017"/>
    </style:style>
    <style:style style:name="P21" style:family="paragraph" style:parent-style-name="Text_20_body">
      <style:text-properties officeooo:paragraph-rsid="00fd3145"/>
    </style:style>
    <style:style style:name="P22" style:family="paragraph" style:parent-style-name="Text_20_body">
      <style:text-properties officeooo:rsid="00ff2519" officeooo:paragraph-rsid="00ff2519"/>
    </style:style>
    <style:style style:name="P23" style:family="paragraph" style:parent-style-name="Text_20_body">
      <style:text-properties officeooo:rsid="00ff2519" officeooo:paragraph-rsid="0102f6db"/>
    </style:style>
    <style:style style:name="P24" style:family="paragraph" style:parent-style-name="Text_20_body">
      <style:text-properties officeooo:rsid="010539a5" officeooo:paragraph-rsid="010539a5"/>
    </style:style>
    <style:style style:name="P25" style:family="paragraph" style:parent-style-name="Text_20_body">
      <style:text-properties officeooo:rsid="0108a9ce" officeooo:paragraph-rsid="0108a9ce"/>
    </style:style>
    <style:style style:name="P26" style:family="paragraph" style:parent-style-name="Text_20_body">
      <style:text-properties officeooo:rsid="0109a2ec" officeooo:paragraph-rsid="0109a2ec"/>
    </style:style>
    <style:style style:name="P27" style:family="paragraph" style:parent-style-name="Text_20_body">
      <style:text-properties officeooo:rsid="0101bb67" officeooo:paragraph-rsid="0101bb67"/>
    </style:style>
    <style:style style:name="P28" style:family="paragraph" style:parent-style-name="Text_20_body">
      <style:text-properties officeooo:paragraph-rsid="005ca1aa"/>
    </style:style>
    <style:style style:name="P29" style:family="paragraph" style:parent-style-name="Text_20_body">
      <style:text-properties officeooo:paragraph-rsid="00d87faa"/>
    </style:style>
    <style:style style:name="P30" style:family="paragraph" style:parent-style-name="Text_20_body">
      <style:text-properties officeooo:rsid="0111ff02" officeooo:paragraph-rsid="0124052c"/>
    </style:style>
    <style:style style:name="P31" style:family="paragraph" style:parent-style-name="Text_20_body">
      <style:text-properties fo:font-weight="bold" officeooo:rsid="01288493" officeooo:paragraph-rsid="01288493" style:font-weight-asian="bold" style:font-weight-complex="bold"/>
    </style:style>
    <style:style style:name="P32" style:family="paragraph" style:parent-style-name="Text_20_body">
      <style:text-properties officeooo:rsid="011b9bc1" officeooo:paragraph-rsid="011b9bc1"/>
    </style:style>
    <style:style style:name="P33" style:family="paragraph" style:parent-style-name="Text_20_body">
      <style:text-properties officeooo:rsid="012b1c71" officeooo:paragraph-rsid="012b1c71"/>
    </style:style>
    <style:style style:name="P34" style:family="paragraph" style:parent-style-name="Text_20_body">
      <style:text-properties officeooo:rsid="012c8a98" officeooo:paragraph-rsid="012c8a98"/>
    </style:style>
    <style:style style:name="P35" style:family="paragraph" style:parent-style-name="Text_20_body">
      <style:text-properties officeooo:rsid="01048427" officeooo:paragraph-rsid="01048427"/>
    </style:style>
    <style:style style:name="P36" style:family="paragraph" style:parent-style-name="Text_20_body">
      <style:text-properties officeooo:rsid="0135467f" officeooo:paragraph-rsid="0135467f"/>
    </style:style>
    <style:style style:name="P37" style:family="paragraph" style:parent-style-name="Text_20_body">
      <style:text-properties officeooo:rsid="013976ac" officeooo:paragraph-rsid="013976ac"/>
    </style:style>
    <style:style style:name="P38" style:family="paragraph" style:parent-style-name="Text_20_body">
      <style:text-properties officeooo:paragraph-rsid="004b7971"/>
    </style:style>
    <style:style style:name="P39" style:family="paragraph" style:parent-style-name="Text_20_body">
      <style:text-properties officeooo:rsid="013e01fd" officeooo:paragraph-rsid="013e01fd"/>
    </style:style>
    <style:style style:name="P40" style:family="paragraph" style:parent-style-name="Text_20_body">
      <style:text-properties officeooo:rsid="00b57a3a" officeooo:paragraph-rsid="014a93b2"/>
    </style:style>
    <style:style style:name="P41" style:family="paragraph" style:parent-style-name="Text_20_body">
      <style:text-properties officeooo:rsid="003fc757" officeooo:paragraph-rsid="003fc757"/>
    </style:style>
    <style:style style:name="P42" style:family="paragraph" style:parent-style-name="Text_20_body">
      <style:text-properties officeooo:paragraph-rsid="015672de"/>
    </style:style>
    <style:style style:name="P43" style:family="paragraph" style:parent-style-name="Text_20_body">
      <style:text-properties officeooo:rsid="015d2995" officeooo:paragraph-rsid="015d2995"/>
    </style:style>
    <style:style style:name="P44" style:family="paragraph" style:parent-style-name="Text_20_body">
      <style:text-properties officeooo:rsid="016c9185" officeooo:paragraph-rsid="016c9185"/>
    </style:style>
    <style:style style:name="P45" style:family="paragraph" style:parent-style-name="Preformatted_20_Text">
      <style:text-properties officeooo:rsid="00b4fea8" officeooo:paragraph-rsid="00b4fea8"/>
    </style:style>
    <style:style style:name="P46" style:family="paragraph" style:parent-style-name="Preformatted_20_Text">
      <style:text-properties officeooo:paragraph-rsid="00beeb29"/>
    </style:style>
    <style:style style:name="P47" style:family="paragraph" style:parent-style-name="Subtitle">
      <style:text-properties officeooo:rsid="00174430" officeooo:paragraph-rsid="00174430"/>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6929in" style:type="right" style:leader-style="dotted" style:leader-text="."/>
        </style:tab-stops>
      </style:paragraph-properties>
    </style:style>
    <style:style style:name="P50" style:family="paragraph" style:parent-style-name="Heading_20_1">
      <style:text-properties officeooo:rsid="00e68601" officeooo:paragraph-rsid="00e77787"/>
    </style:style>
    <style:style style:name="P51" style:family="paragraph" style:parent-style-name="Heading_20_1">
      <style:text-properties officeooo:rsid="003fc757" officeooo:paragraph-rsid="003fc757"/>
    </style:style>
    <style:style style:name="P52" style:family="paragraph" style:parent-style-name="Heading_20_1">
      <style:text-properties officeooo:rsid="00402d65" officeooo:paragraph-rsid="00402d65"/>
    </style:style>
    <style:style style:name="P53" style:family="paragraph" style:parent-style-name="Heading_20_1">
      <style:text-properties officeooo:rsid="00089145" officeooo:paragraph-rsid="00089145"/>
    </style:style>
    <style:style style:name="P54" style:family="paragraph" style:parent-style-name="Heading_20_1">
      <style:text-properties officeooo:rsid="000def06" officeooo:paragraph-rsid="000def06"/>
    </style:style>
    <style:style style:name="P55" style:family="paragraph" style:parent-style-name="Heading_20_1">
      <style:text-properties officeooo:rsid="0012ec2d" officeooo:paragraph-rsid="0012ec2d"/>
    </style:style>
    <style:style style:name="P56" style:family="paragraph" style:parent-style-name="Heading_20_1">
      <style:text-properties officeooo:rsid="000cca4d" officeooo:paragraph-rsid="000cca4d"/>
    </style:style>
    <style:style style:name="P57" style:family="paragraph" style:parent-style-name="Heading_20_2">
      <style:text-properties officeooo:paragraph-rsid="0158e315"/>
    </style:style>
    <style:style style:name="P58" style:family="paragraph" style:parent-style-name="Heading_20_2">
      <style:text-properties officeooo:rsid="0002028d" officeooo:paragraph-rsid="008927cd"/>
    </style:style>
    <style:style style:name="P59" style:family="paragraph" style:parent-style-name="Heading_20_2">
      <style:text-properties officeooo:rsid="0005338f" officeooo:paragraph-rsid="0005338f"/>
    </style:style>
    <style:style style:name="P60" style:family="paragraph" style:parent-style-name="Heading_20_2">
      <style:text-properties officeooo:paragraph-rsid="0005338f"/>
    </style:style>
    <style:style style:name="P61" style:family="paragraph" style:parent-style-name="Heading_20_2">
      <style:text-properties officeooo:paragraph-rsid="002c6854"/>
    </style:style>
    <style:style style:name="P62" style:family="paragraph" style:parent-style-name="Heading_20_2">
      <style:text-properties officeooo:paragraph-rsid="0099d5a1"/>
    </style:style>
    <style:style style:name="P63" style:family="paragraph" style:parent-style-name="Heading_20_2">
      <style:text-properties officeooo:paragraph-rsid="009afdab"/>
    </style:style>
    <style:style style:name="P64" style:family="paragraph" style:parent-style-name="Heading_20_2">
      <style:text-properties officeooo:rsid="00089145" officeooo:paragraph-rsid="00089145"/>
    </style:style>
    <style:style style:name="P65" style:family="paragraph" style:parent-style-name="Heading_20_2">
      <style:text-properties officeooo:rsid="012a0413" officeooo:paragraph-rsid="012a0413"/>
    </style:style>
    <style:style style:name="P66" style:family="paragraph" style:parent-style-name="Heading_20_2">
      <style:text-properties officeooo:rsid="012b1c71" officeooo:paragraph-rsid="012b1c71"/>
    </style:style>
    <style:style style:name="P67" style:family="paragraph" style:parent-style-name="Heading_20_2">
      <style:text-properties officeooo:rsid="012c8a98" officeooo:paragraph-rsid="012c8a98"/>
    </style:style>
    <style:style style:name="P68" style:family="paragraph" style:parent-style-name="Heading_20_2">
      <style:text-properties officeooo:rsid="0135467f" officeooo:paragraph-rsid="0135467f"/>
    </style:style>
    <style:style style:name="P69" style:family="paragraph" style:parent-style-name="Heading_20_2">
      <style:text-properties officeooo:rsid="006cd48c"/>
    </style:style>
    <style:style style:name="P70" style:family="paragraph" style:parent-style-name="Heading_20_3">
      <style:text-properties officeooo:rsid="016aa7a9" officeooo:paragraph-rsid="016aa7a9"/>
    </style:style>
    <style:style style:name="P71" style:family="paragraph" style:parent-style-name="Heading_20_3">
      <style:text-properties officeooo:rsid="0049e467" officeooo:paragraph-rsid="0049e467"/>
    </style:style>
    <style:style style:name="P72" style:family="paragraph" style:parent-style-name="Heading_20_3">
      <style:text-properties officeooo:rsid="004b7971" officeooo:paragraph-rsid="004b7971"/>
    </style:style>
    <style:style style:name="P73" style:family="paragraph" style:parent-style-name="Heading_20_3">
      <style:text-properties officeooo:rsid="013e01fd" officeooo:paragraph-rsid="013e01fd"/>
    </style:style>
    <style:style style:name="P74" style:family="paragraph" style:parent-style-name="Heading_20_3">
      <style:text-properties officeooo:paragraph-rsid="004fb919"/>
    </style:style>
    <style:style style:name="P75" style:family="paragraph" style:parent-style-name="Heading_20_3">
      <style:text-properties officeooo:paragraph-rsid="00519d87"/>
    </style:style>
    <style:style style:name="P76" style:family="paragraph" style:parent-style-name="Heading_20_3">
      <style:text-properties officeooo:paragraph-rsid="0052623e"/>
    </style:style>
    <style:style style:name="P77" style:family="paragraph" style:parent-style-name="Heading_20_3">
      <style:text-properties officeooo:paragraph-rsid="009206d8"/>
    </style:style>
    <style:style style:name="P78" style:family="paragraph" style:parent-style-name="Heading_20_3">
      <style:text-properties officeooo:paragraph-rsid="0055ded0"/>
    </style:style>
    <style:style style:name="P79" style:family="paragraph" style:parent-style-name="Heading_20_3">
      <style:text-properties officeooo:rsid="00beeb29" officeooo:paragraph-rsid="00beeb29"/>
    </style:style>
    <style:style style:name="P80" style:family="paragraph" style:parent-style-name="Heading_20_3">
      <style:text-properties officeooo:rsid="00c030ca" officeooo:paragraph-rsid="00c030ca"/>
    </style:style>
    <style:style style:name="P81" style:family="paragraph" style:parent-style-name="Heading_20_3">
      <style:text-properties officeooo:rsid="00c12329" officeooo:paragraph-rsid="00c12329"/>
    </style:style>
    <style:style style:name="P82" style:family="paragraph" style:parent-style-name="Heading_20_3">
      <style:text-properties officeooo:rsid="00c69dc2" officeooo:paragraph-rsid="00c69dc2"/>
    </style:style>
    <style:style style:name="P83" style:family="paragraph" style:parent-style-name="Heading_20_3">
      <style:text-properties officeooo:paragraph-rsid="007045f8"/>
    </style:style>
    <style:style style:name="P84" style:family="paragraph" style:parent-style-name="Heading_20_3">
      <style:text-properties officeooo:rsid="00633784" officeooo:paragraph-rsid="00633784"/>
    </style:style>
    <style:style style:name="P85" style:family="paragraph" style:parent-style-name="Heading_20_3">
      <style:text-properties officeooo:rsid="0064eebb" officeooo:paragraph-rsid="0064eebb"/>
    </style:style>
    <style:style style:name="P86" style:family="paragraph" style:parent-style-name="Heading_20_3">
      <style:text-properties officeooo:rsid="0066664f" officeooo:paragraph-rsid="0066664f"/>
    </style:style>
    <style:style style:name="P87" style:family="paragraph" style:parent-style-name="Heading_20_3">
      <style:text-properties officeooo:rsid="0068a823" officeooo:paragraph-rsid="0068a823"/>
    </style:style>
    <style:style style:name="P88" style:family="paragraph" style:parent-style-name="Heading_20_3">
      <style:text-properties officeooo:rsid="006a8b7f" officeooo:paragraph-rsid="006a8b7f"/>
    </style:style>
    <style:style style:name="P89" style:family="paragraph" style:parent-style-name="Heading_20_3">
      <style:text-properties officeooo:rsid="006c18ea" officeooo:paragraph-rsid="006c18ea"/>
    </style:style>
    <style:style style:name="P90" style:family="paragraph" style:parent-style-name="Heading_20_3">
      <style:text-properties officeooo:rsid="0061be89" officeooo:paragraph-rsid="0061be89"/>
    </style:style>
    <style:style style:name="P91" style:family="paragraph" style:parent-style-name="Heading_20_3">
      <style:text-properties officeooo:rsid="0172ee27" officeooo:paragraph-rsid="0172ee27"/>
    </style:style>
    <style:style style:name="P92" style:family="paragraph" style:parent-style-name="Heading_20_3">
      <style:text-properties officeooo:paragraph-rsid="017917d9"/>
    </style:style>
    <style:style style:name="P93" style:family="paragraph" style:parent-style-name="Heading_20_3">
      <style:text-properties officeooo:rsid="0181f542" officeooo:paragraph-rsid="0181f542"/>
    </style:style>
    <style:style style:name="P94" style:family="paragraph" style:parent-style-name="Preformatted_20_Text" style:list-style-name="L18"/>
    <style:style style:name="P95" style:family="paragraph" style:parent-style-name="Preformatted_20_Text">
      <style:text-properties officeooo:rsid="0181f542" officeooo:paragraph-rsid="0181f542"/>
    </style:style>
    <style:style style:name="P96" style:family="paragraph" style:parent-style-name="Preformatted_20_Text">
      <style:text-properties officeooo:paragraph-rsid="0181f542"/>
    </style:style>
    <style:style style:name="P97" style:family="paragraph" style:parent-style-name="Text_20_body" style:list-style-name="L1">
      <style:text-properties officeooo:paragraph-rsid="00e77787"/>
    </style:style>
    <style:style style:name="P98" style:family="paragraph" style:parent-style-name="Text_20_body" style:list-style-name="L1">
      <style:text-properties officeooo:rsid="00e77787" officeooo:paragraph-rsid="00e77787"/>
    </style:style>
    <style:style style:name="P99" style:family="paragraph" style:parent-style-name="Text_20_body" style:list-style-name="L1">
      <style:text-properties officeooo:rsid="00e60f14" officeooo:paragraph-rsid="00e77787"/>
    </style:style>
    <style:style style:name="P100" style:family="paragraph" style:parent-style-name="Text_20_body" style:list-style-name="L1">
      <style:text-properties officeooo:rsid="00ea9883" officeooo:paragraph-rsid="00ea9883"/>
    </style:style>
    <style:style style:name="P101" style:family="paragraph" style:parent-style-name="Text_20_body" style:list-style-name="L1">
      <style:text-properties officeooo:rsid="00ebce4f" officeooo:paragraph-rsid="00ebce4f"/>
    </style:style>
    <style:style style:name="P102" style:family="paragraph" style:parent-style-name="Text_20_body" style:list-style-name="L1">
      <style:text-properties officeooo:rsid="00ed9882" officeooo:paragraph-rsid="00ed9882"/>
    </style:style>
    <style:style style:name="P103" style:family="paragraph" style:parent-style-name="Text_20_body" style:list-style-name="L1">
      <style:text-properties officeooo:rsid="00f18c3b" officeooo:paragraph-rsid="00f18c3b"/>
    </style:style>
    <style:style style:name="P104" style:family="paragraph" style:parent-style-name="Text_20_body" style:list-style-name="L1">
      <style:text-properties officeooo:rsid="00f19990" officeooo:paragraph-rsid="00f19990"/>
    </style:style>
    <style:style style:name="P105" style:family="paragraph" style:parent-style-name="Text_20_body" style:list-style-name="L1">
      <style:text-properties officeooo:rsid="00f26ed7" officeooo:paragraph-rsid="00f26ed7"/>
    </style:style>
    <style:style style:name="P106" style:family="paragraph" style:parent-style-name="Text_20_body" style:list-style-name="L1">
      <style:text-properties officeooo:rsid="00f35f2a" officeooo:paragraph-rsid="00f35f2a"/>
    </style:style>
    <style:style style:name="P107" style:family="paragraph" style:parent-style-name="Text_20_body" style:list-style-name="L2">
      <style:text-properties officeooo:paragraph-rsid="0002028d"/>
    </style:style>
    <style:style style:name="P108" style:family="paragraph" style:parent-style-name="Text_20_body" style:list-style-name="L3">
      <style:text-properties officeooo:rsid="0055ded0" officeooo:paragraph-rsid="0055ded0"/>
    </style:style>
    <style:style style:name="P109" style:family="paragraph" style:parent-style-name="Text_20_body" style:list-style-name="L3">
      <style:text-properties officeooo:rsid="00597569" officeooo:paragraph-rsid="00597569"/>
    </style:style>
    <style:style style:name="P110" style:family="paragraph" style:parent-style-name="Text_20_body" style:list-style-name="L3">
      <style:text-properties officeooo:rsid="005ca1aa" officeooo:paragraph-rsid="005ca1aa"/>
    </style:style>
    <style:style style:name="P111" style:family="paragraph" style:parent-style-name="Text_20_body" style:list-style-name="L4">
      <style:text-properties fo:font-weight="bold" officeooo:rsid="0092e032" officeooo:paragraph-rsid="0092e032" style:font-weight-asian="bold" style:font-weight-complex="bold"/>
    </style:style>
    <style:style style:name="P112" style:family="paragraph" style:parent-style-name="Text_20_body" style:list-style-name="L4">
      <style:text-properties fo:font-weight="bold" officeooo:rsid="00938b1b" officeooo:paragraph-rsid="00938b1b" style:font-weight-asian="bold" style:font-weight-complex="bold"/>
    </style:style>
    <style:style style:name="P113" style:family="paragraph" style:parent-style-name="Text_20_body" style:list-style-name="L5">
      <style:text-properties fo:font-weight="bold" officeooo:rsid="0093eee4" officeooo:paragraph-rsid="0093eee4" style:font-weight-asian="bold" style:font-weight-complex="bold"/>
    </style:style>
    <style:style style:name="P114" style:family="paragraph" style:parent-style-name="Text_20_body" style:list-style-name="L6">
      <style:text-properties fo:font-weight="bold" officeooo:rsid="00954766" officeooo:paragraph-rsid="00954766" style:font-weight-asian="bold" style:font-weight-complex="bold"/>
    </style:style>
    <style:style style:name="P115" style:family="paragraph" style:parent-style-name="Text_20_body" style:list-style-name="L7">
      <style:text-properties fo:font-weight="bold" officeooo:rsid="009c8953" officeooo:paragraph-rsid="009c8953" style:font-weight-asian="bold" style:font-weight-complex="bold"/>
    </style:style>
    <style:style style:name="P116" style:family="paragraph" style:parent-style-name="Text_20_body" style:list-style-name="L8">
      <style:text-properties fo:font-weight="bold" officeooo:rsid="009cb684" officeooo:paragraph-rsid="009cb684" style:font-weight-asian="bold" style:font-weight-complex="bold"/>
    </style:style>
    <style:style style:name="P117" style:family="paragraph" style:parent-style-name="Text_20_body" style:list-style-name="L8">
      <style:text-properties fo:font-weight="bold" officeooo:rsid="009cb684" officeooo:paragraph-rsid="00a0644d" style:font-weight-asian="bold" style:font-weight-complex="bold"/>
    </style:style>
    <style:style style:name="P118" style:family="paragraph" style:parent-style-name="Text_20_body" style:list-style-name="L8">
      <style:text-properties fo:font-weight="bold" officeooo:rsid="009cb684" officeooo:paragraph-rsid="0179c8c0" style:font-weight-asian="bold" style:font-weight-complex="bold"/>
    </style:style>
    <style:style style:name="P119" style:family="paragraph" style:parent-style-name="Text_20_body" style:list-style-name="L8">
      <style:text-properties fo:font-weight="bold" officeooo:rsid="00a0644d" officeooo:paragraph-rsid="00a0644d" style:font-weight-asian="bold" style:font-weight-complex="bold"/>
    </style:style>
    <style:style style:name="P120" style:family="paragraph" style:parent-style-name="Text_20_body" style:list-style-name="L9">
      <style:text-properties fo:font-weight="bold" officeooo:rsid="00a5d481" officeooo:paragraph-rsid="00a5d481" style:font-weight-asian="bold" style:font-weight-complex="bold"/>
    </style:style>
    <style:style style:name="P121" style:family="paragraph" style:parent-style-name="Text_20_body" style:list-style-name="L9">
      <style:text-properties fo:font-weight="bold" officeooo:rsid="00a5d481" officeooo:paragraph-rsid="00a8832b" style:font-weight-asian="bold" style:font-weight-complex="bold"/>
    </style:style>
    <style:style style:name="P122" style:family="paragraph" style:parent-style-name="Text_20_body" style:list-style-name="L10">
      <style:text-properties fo:font-weight="bold" officeooo:rsid="00aa84e0" officeooo:paragraph-rsid="00aa84e0" style:font-weight-asian="bold" style:font-weight-complex="bold"/>
    </style:style>
    <style:style style:name="P123" style:family="paragraph" style:parent-style-name="Text_20_body" style:list-style-name="L10">
      <style:text-properties fo:font-weight="bold" officeooo:rsid="00accff5" officeooo:paragraph-rsid="00accff5" style:font-weight-asian="bold" style:font-weight-complex="bold"/>
    </style:style>
    <style:style style:name="P124" style:family="paragraph" style:parent-style-name="Text_20_body" style:list-style-name="L10">
      <style:text-properties fo:font-weight="bold" officeooo:rsid="00ae162b" officeooo:paragraph-rsid="00ae162b" style:font-weight-asian="bold" style:font-weight-complex="bold"/>
    </style:style>
    <style:style style:name="P125" style:family="paragraph" style:parent-style-name="Text_20_body" style:list-style-name="L10">
      <style:text-properties fo:font-weight="bold" officeooo:rsid="00b0b354" officeooo:paragraph-rsid="00b0b354" style:font-weight-asian="bold" style:font-weight-complex="bold"/>
    </style:style>
    <style:style style:name="P126" style:family="paragraph" style:parent-style-name="Text_20_body" style:list-style-name="L13">
      <style:text-properties fo:font-weight="bold" officeooo:rsid="00c75b5b" officeooo:paragraph-rsid="00c7e830" style:font-weight-asian="bold" style:font-weight-complex="bold"/>
    </style:style>
    <style:style style:name="P127" style:family="paragraph" style:parent-style-name="Text_20_body" style:list-style-name="L13">
      <style:text-properties fo:font-weight="bold" officeooo:rsid="00c9d801" officeooo:paragraph-rsid="00c9d801" style:font-weight-asian="bold" style:font-weight-complex="bold"/>
    </style:style>
    <style:style style:name="P128" style:family="paragraph" style:parent-style-name="Text_20_body" style:list-style-name="L13">
      <style:text-properties fo:font-weight="bold" officeooo:rsid="00cbcb9b" officeooo:paragraph-rsid="00cbcb9b" style:font-weight-asian="bold" style:font-weight-complex="bold"/>
    </style:style>
    <style:style style:name="P129" style:family="paragraph" style:parent-style-name="Text_20_body" style:list-style-name="L10">
      <style:text-properties fo:font-weight="bold" officeooo:rsid="017cef81" officeooo:paragraph-rsid="017cef81" style:font-weight-asian="bold" style:font-weight-complex="bold"/>
    </style:style>
    <style:style style:name="P130" style:family="paragraph" style:parent-style-name="Text_20_body" style:list-style-name="L5">
      <style:text-properties officeooo:paragraph-rsid="00fa0a4e"/>
    </style:style>
    <style:style style:name="P131" style:family="paragraph" style:parent-style-name="Text_20_body" style:list-style-name="L7">
      <style:text-properties fo:font-weight="normal" officeooo:rsid="009c8953" officeooo:paragraph-rsid="009c8953" style:font-weight-asian="normal" style:font-weight-complex="normal"/>
    </style:style>
    <style:style style:name="P132" style:family="paragraph" style:parent-style-name="Text_20_body" style:list-style-name="L7">
      <style:text-properties fo:font-weight="normal" officeooo:rsid="009c8953" officeooo:paragraph-rsid="01768cc8" style:font-weight-asian="normal" style:font-weight-complex="normal"/>
    </style:style>
    <style:style style:name="P133" style:family="paragraph" style:parent-style-name="Text_20_body" style:list-style-name="L8">
      <style:text-properties fo:font-weight="normal" officeooo:rsid="00a0644d" officeooo:paragraph-rsid="00a0644d" style:font-weight-asian="normal" style:font-weight-complex="normal"/>
    </style:style>
    <style:style style:name="P134" style:family="paragraph" style:parent-style-name="Text_20_body" style:list-style-name="L8">
      <style:text-properties fo:font-weight="normal" officeooo:rsid="00a0644d" officeooo:paragraph-rsid="0179c8c0" style:font-weight-asian="normal" style:font-weight-complex="normal"/>
    </style:style>
    <style:style style:name="P135" style:family="paragraph" style:parent-style-name="Text_20_body" style:list-style-name="L10">
      <style:text-properties fo:font-weight="normal" officeooo:rsid="00aa84e0" officeooo:paragraph-rsid="00aa84e0" style:font-weight-asian="normal" style:font-weight-complex="normal"/>
    </style:style>
    <style:style style:name="P136" style:family="paragraph" style:parent-style-name="Text_20_body" style:list-style-name="L10">
      <style:text-properties fo:font-weight="normal" officeooo:rsid="00accff5" officeooo:paragraph-rsid="00accff5" style:font-weight-asian="normal" style:font-weight-complex="normal"/>
    </style:style>
    <style:style style:name="P137" style:family="paragraph" style:parent-style-name="Text_20_body" style:list-style-name="L10">
      <style:text-properties fo:font-weight="normal" officeooo:rsid="00accff5" officeooo:paragraph-rsid="017dd5ba" style:font-weight-asian="normal" style:font-weight-complex="normal"/>
    </style:style>
    <style:style style:name="P138" style:family="paragraph" style:parent-style-name="Text_20_body" style:list-style-name="L7">
      <style:text-properties fo:font-weight="normal" officeooo:rsid="0178bb28" officeooo:paragraph-rsid="0178bb28" style:font-weight-asian="normal" style:font-weight-complex="normal"/>
    </style:style>
    <style:style style:name="P139" style:family="paragraph" style:parent-style-name="Text_20_body" style:list-style-name="L7">
      <style:text-properties fo:font-weight="normal" officeooo:rsid="017917d9" officeooo:paragraph-rsid="017917d9" style:font-weight-asian="normal" style:font-weight-complex="normal"/>
    </style:style>
    <style:style style:name="P140" style:family="paragraph" style:parent-style-name="Text_20_body" style:list-style-name="L10">
      <style:text-properties officeooo:paragraph-rsid="00accff5"/>
    </style:style>
    <style:style style:name="P141" style:family="paragraph" style:parent-style-name="Text_20_body" style:list-style-name="L11">
      <style:text-properties officeooo:paragraph-rsid="00beeb29"/>
    </style:style>
    <style:style style:name="P142" style:family="paragraph" style:parent-style-name="Text_20_body" style:list-style-name="L12">
      <style:text-properties officeooo:paragraph-rsid="00beeb29"/>
    </style:style>
    <style:style style:name="P143" style:family="paragraph" style:parent-style-name="Text_20_body" style:list-style-name="L13">
      <style:text-properties officeooo:paragraph-rsid="00c9d801"/>
    </style:style>
    <style:style style:name="P144" style:family="paragraph" style:parent-style-name="Text_20_body" style:list-style-name="L14">
      <style:text-properties officeooo:rsid="00d3364b" officeooo:paragraph-rsid="00d3364b"/>
    </style:style>
    <style:style style:name="P145" style:family="paragraph" style:parent-style-name="Text_20_body" style:list-style-name="L15">
      <style:text-properties officeooo:rsid="00d87faa" officeooo:paragraph-rsid="00d87faa"/>
    </style:style>
    <style:style style:name="P146" style:family="paragraph" style:parent-style-name="Text_20_body" style:list-style-name="L15">
      <style:text-properties officeooo:rsid="00d8e44c" officeooo:paragraph-rsid="00d8e44c"/>
    </style:style>
    <style:style style:name="P147" style:family="paragraph" style:parent-style-name="Text_20_body" style:list-style-name="L16">
      <style:text-properties officeooo:paragraph-rsid="00dcfdf7"/>
    </style:style>
    <style:style style:name="P148" style:family="paragraph" style:parent-style-name="Text_20_body" style:list-style-name="L16">
      <style:text-properties officeooo:rsid="00dcfdf7" officeooo:paragraph-rsid="00dcfdf7"/>
    </style:style>
    <style:style style:name="P149" style:family="paragraph" style:parent-style-name="Text_20_body" style:list-style-name="L17">
      <style:text-properties officeooo:rsid="0109a2ec" officeooo:paragraph-rsid="0109a2ec"/>
    </style:style>
    <style:style style:name="P150" style:family="paragraph" style:parent-style-name="Text_20_body">
      <style:text-properties officeooo:paragraph-rsid="004fb919"/>
    </style:style>
    <style:style style:name="P151" style:family="paragraph" style:parent-style-name="Text_20_body">
      <style:text-properties officeooo:rsid="0172ee27" officeooo:paragraph-rsid="0172ee27"/>
    </style:style>
    <style:style style:name="P152" style:family="paragraph" style:parent-style-name="Text_20_body">
      <style:text-properties officeooo:paragraph-rsid="0174c1f9"/>
    </style:style>
    <style:style style:name="P153" style:family="paragraph" style:parent-style-name="Text_20_body">
      <style:text-properties officeooo:rsid="0174c1f9" officeooo:paragraph-rsid="0174c1f9"/>
    </style:style>
    <style:style style:name="P154" style:family="paragraph" style:parent-style-name="Text_20_body">
      <style:text-properties officeooo:rsid="0181f542" officeooo:paragraph-rsid="0181f542"/>
    </style:style>
    <style:style style:name="P155" style:family="paragraph" style:parent-style-name="Text_20_body">
      <style:text-properties officeooo:rsid="0182e2ad" officeooo:paragraph-rsid="0182e2ad"/>
    </style:style>
    <style:style style:name="P156" style:family="paragraph" style:parent-style-name="Text_20_body">
      <style:text-properties officeooo:paragraph-rsid="0184eaaf"/>
    </style:style>
    <style:style style:name="P157" style:family="paragraph" style:parent-style-name="Text_20_body">
      <style:text-properties officeooo:rsid="00f4d0bb" officeooo:paragraph-rsid="01873045"/>
    </style:style>
    <style:style style:name="T1" style:family="text">
      <style:text-properties officeooo:rsid="0003c8ab"/>
    </style:style>
    <style:style style:name="T2" style:family="text">
      <style:text-properties officeooo:rsid="001a9a54"/>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15672de" style:font-style-asian="italic" style:font-style-complex="italic"/>
    </style:style>
    <style:style style:name="T6" style:family="text">
      <style:text-properties officeooo:rsid="0038caff"/>
    </style:style>
    <style:style style:name="T7" style:family="text">
      <style:text-properties officeooo:rsid="003a6599"/>
    </style:style>
    <style:style style:name="T8" style:family="text">
      <style:text-properties officeooo:rsid="004096c6"/>
    </style:style>
    <style:style style:name="T9" style:family="text">
      <style:text-properties fo:font-weight="bold" style:font-weight-asian="bold" style:font-weight-complex="bold"/>
    </style:style>
    <style:style style:name="T10" style:family="text">
      <style:text-properties fo:font-weight="bold" officeooo:rsid="0093eee4" style:font-weight-asian="bold" style:font-weight-complex="bold"/>
    </style:style>
    <style:style style:name="T11" style:family="text">
      <style:text-properties fo:font-weight="bold" officeooo:rsid="00accff5" style:font-weight-asian="bold" style:font-weight-complex="bold"/>
    </style:style>
    <style:style style:name="T12" style:family="text">
      <style:text-properties fo:font-weight="bold" officeooo:rsid="00d4f755" style:font-weight-asian="bold" style:font-weight-complex="bold"/>
    </style:style>
    <style:style style:name="T13" style:family="text">
      <style:text-properties fo:font-weight="bold" officeooo:rsid="00dcfdf7" style:font-weight-asian="bold" style:font-weight-complex="bold"/>
    </style:style>
    <style:style style:name="T14" style:family="text">
      <style:text-properties fo:font-weight="bold" officeooo:rsid="00ea9883" style:font-weight-asian="bold" style:font-weight-complex="bold"/>
    </style:style>
    <style:style style:name="T15" style:family="text">
      <style:text-properties fo:font-weight="bold" officeooo:rsid="00c75b5b" style:font-weight-asian="bold" style:font-weight-complex="bold"/>
    </style:style>
    <style:style style:name="T16" style:family="text">
      <style:text-properties officeooo:rsid="004745ee"/>
    </style:style>
    <style:style style:name="T17" style:family="text">
      <style:text-properties officeooo:rsid="0049ac93"/>
    </style:style>
    <style:style style:name="T18" style:family="text">
      <style:text-properties officeooo:rsid="0049e467"/>
    </style:style>
    <style:style style:name="T19" style:family="text">
      <style:text-properties officeooo:rsid="004cd00f"/>
    </style:style>
    <style:style style:name="T20" style:family="text">
      <style:text-properties officeooo:rsid="004ece17"/>
    </style:style>
    <style:style style:name="T21" style:family="text">
      <style:text-properties officeooo:rsid="00519d87"/>
    </style:style>
    <style:style style:name="T22" style:family="text">
      <style:text-properties officeooo:rsid="0052623e"/>
    </style:style>
    <style:style style:name="T23" style:family="text">
      <style:text-properties officeooo:rsid="00536528"/>
    </style:style>
    <style:style style:name="T24" style:family="text">
      <style:text-properties fo:font-weight="normal" style:font-weight-asian="normal" style:font-weight-complex="normal"/>
    </style:style>
    <style:style style:name="T25" style:family="text">
      <style:text-properties fo:font-weight="normal" officeooo:rsid="0093eee4" style:font-weight-asian="normal" style:font-weight-complex="normal"/>
    </style:style>
    <style:style style:name="T26" style:family="text">
      <style:text-properties fo:font-weight="normal" officeooo:rsid="00a0644d" style:font-weight-asian="normal" style:font-weight-complex="normal"/>
    </style:style>
    <style:style style:name="T27" style:family="text">
      <style:text-properties fo:font-weight="normal" officeooo:rsid="00a4d2be" style:font-weight-asian="normal" style:font-weight-complex="normal"/>
    </style:style>
    <style:style style:name="T28" style:family="text">
      <style:text-properties fo:font-weight="normal" officeooo:rsid="00a6d606" style:font-weight-asian="normal" style:font-weight-complex="normal"/>
    </style:style>
    <style:style style:name="T29" style:family="text">
      <style:text-properties fo:font-weight="normal" officeooo:rsid="00afd89d" style:font-weight-asian="normal" style:font-weight-complex="normal"/>
    </style:style>
    <style:style style:name="T30" style:family="text">
      <style:text-properties fo:font-weight="normal" officeooo:rsid="00cdc609" style:font-weight-asian="normal" style:font-weight-complex="normal"/>
    </style:style>
    <style:style style:name="T31" style:family="text">
      <style:text-properties fo:font-weight="normal" officeooo:rsid="00ce84f0" style:font-weight-asian="normal" style:font-weight-complex="normal"/>
    </style:style>
    <style:style style:name="T32" style:family="text">
      <style:text-properties fo:font-weight="normal" officeooo:rsid="00ddd38e" style:font-weight-asian="normal" style:font-weight-complex="normal"/>
    </style:style>
    <style:style style:name="T33" style:family="text">
      <style:text-properties fo:font-weight="normal" officeooo:rsid="00c75b5b" style:font-weight-asian="normal" style:font-weight-complex="normal"/>
    </style:style>
    <style:style style:name="T34" style:family="text">
      <style:text-properties fo:font-weight="normal" officeooo:rsid="011b8c80" style:font-weight-asian="normal" style:font-weight-complex="normal"/>
    </style:style>
    <style:style style:name="T35" style:family="text">
      <style:text-properties fo:font-weight="normal" officeooo:rsid="01254f2f" style:font-weight-asian="normal" style:font-weight-complex="normal"/>
    </style:style>
    <style:style style:name="T36" style:family="text">
      <style:text-properties fo:font-weight="normal" officeooo:rsid="0126ad8f" style:font-weight-asian="normal" style:font-weight-complex="normal"/>
    </style:style>
    <style:style style:name="T37" style:family="text">
      <style:text-properties fo:font-weight="normal" officeooo:rsid="0127bab6" style:font-weight-asian="normal" style:font-weight-complex="normal"/>
    </style:style>
    <style:style style:name="T38" style:family="text">
      <style:text-properties fo:font-weight="normal" officeooo:rsid="012a0413" style:font-weight-asian="normal" style:font-weight-complex="normal"/>
    </style:style>
    <style:style style:name="T39" style:family="text">
      <style:text-properties fo:font-weight="normal" officeooo:rsid="0133cdc1" style:font-weight-asian="normal" style:font-weight-complex="normal"/>
    </style:style>
    <style:style style:name="T40" style:family="text">
      <style:text-properties fo:font-weight="normal" officeooo:rsid="01473ce8" style:font-weight-asian="normal" style:font-weight-complex="normal"/>
    </style:style>
    <style:style style:name="T41" style:family="text">
      <style:text-properties fo:font-weight="normal" officeooo:rsid="0147b2c0" style:font-weight-asian="normal" style:font-weight-complex="normal"/>
    </style:style>
    <style:style style:name="T42" style:family="text">
      <style:text-properties fo:font-weight="normal" officeooo:rsid="01483a1e" style:font-weight-asian="normal" style:font-weight-complex="normal"/>
    </style:style>
    <style:style style:name="T43" style:family="text">
      <style:text-properties fo:font-weight="normal" officeooo:rsid="014dbf9e" style:font-weight-asian="normal" style:font-weight-complex="normal"/>
    </style:style>
    <style:style style:name="T44" style:family="text">
      <style:text-properties fo:font-weight="normal" officeooo:rsid="0179c8c0" style:font-weight-asian="normal" style:font-weight-complex="normal"/>
    </style:style>
    <style:style style:name="T45" style:family="text">
      <style:text-properties fo:font-weight="normal" officeooo:rsid="017b9c61" style:font-weight-asian="normal" style:font-weight-complex="normal"/>
    </style:style>
    <style:style style:name="T46" style:family="text">
      <style:text-properties officeooo:rsid="0057d6ef"/>
    </style:style>
    <style:style style:name="T47" style:family="text">
      <style:text-properties officeooo:rsid="00597569"/>
    </style:style>
    <style:style style:name="T48" style:family="text">
      <style:text-properties officeooo:rsid="005b0a9d"/>
    </style:style>
    <style:style style:name="T49" style:family="text">
      <style:text-properties officeooo:rsid="005b5597"/>
    </style:style>
    <style:style style:name="T50" style:family="text">
      <style:text-properties officeooo:rsid="005ca1aa"/>
    </style:style>
    <style:style style:name="T51" style:family="text">
      <style:text-properties officeooo:rsid="0093eee4"/>
    </style:style>
    <style:style style:name="T52" style:family="text">
      <style:text-properties style:font-name="DejaVu Sans"/>
    </style:style>
    <style:style style:name="T53" style:family="text">
      <style:text-properties style:font-name="DejaVu Sans" fo:font-weight="normal" officeooo:rsid="0093eee4" style:font-weight-asian="normal" style:font-weight-complex="normal"/>
    </style:style>
    <style:style style:name="T54" style:family="text">
      <style:text-properties style:font-name="DejaVu Sans" fo:font-weight="bold" officeooo:rsid="0093eee4" style:font-weight-asian="bold" style:font-weight-complex="bold"/>
    </style:style>
    <style:style style:name="T55" style:family="text">
      <style:text-properties style:font-name="DejaVu Sans" officeooo:rsid="00fd3145" style:font-name-asian="DejaVu Sans" style:font-name-complex="DejaVu Sans"/>
    </style:style>
    <style:style style:name="T56" style:family="text">
      <style:text-properties style:font-name="DejaVu Sans" officeooo:rsid="00f4d0bb"/>
    </style:style>
    <style:style style:name="T57" style:family="text">
      <style:text-properties style:font-name="DejaVu Sans" officeooo:rsid="01873045"/>
    </style:style>
    <style:style style:name="T58" style:family="text">
      <style:text-properties officeooo:rsid="00954766"/>
    </style:style>
    <style:style style:name="T59" style:family="text">
      <style:text-properties officeooo:rsid="009c8953"/>
    </style:style>
    <style:style style:name="T60" style:family="text">
      <style:text-properties officeooo:rsid="00ab0f41"/>
    </style:style>
    <style:style style:name="T61" style:family="text">
      <style:text-properties officeooo:rsid="00accff5"/>
    </style:style>
    <style:style style:name="T62" style:family="text">
      <style:text-properties officeooo:rsid="00b57a3a"/>
    </style:style>
    <style:style style:name="T63" style:family="text">
      <style:text-properties officeooo:rsid="00c030ca"/>
    </style:style>
    <style:style style:name="T64" style:family="text">
      <style:text-properties officeooo:rsid="00cfc222"/>
    </style:style>
    <style:style style:name="T65" style:family="text">
      <style:text-properties officeooo:rsid="00d1f0aa"/>
    </style:style>
    <style:style style:name="T66" style:family="text">
      <style:text-properties officeooo:rsid="00d3364b"/>
    </style:style>
    <style:style style:name="T67" style:family="text">
      <style:text-properties officeooo:rsid="00d4f755"/>
    </style:style>
    <style:style style:name="T68" style:family="text">
      <style:text-properties officeooo:rsid="00d72f5a"/>
    </style:style>
    <style:style style:name="T69" style:family="text">
      <style:text-properties officeooo:rsid="00db54f8"/>
    </style:style>
    <style:style style:name="T70" style:family="text">
      <style:text-properties officeooo:rsid="00dcfdf7"/>
    </style:style>
    <style:style style:name="T71" style:family="text">
      <style:text-properties officeooo:rsid="00ddd38e"/>
    </style:style>
    <style:style style:name="T72" style:family="text">
      <style:text-properties officeooo:rsid="00e4a9c9"/>
    </style:style>
    <style:style style:name="T73" style:family="text">
      <style:text-properties officeooo:rsid="00e77787"/>
    </style:style>
    <style:style style:name="T74" style:family="text">
      <style:text-properties officeooo:rsid="00ea9883"/>
    </style:style>
    <style:style style:name="T75" style:family="text">
      <style:text-properties officeooo:rsid="00ef2048"/>
    </style:style>
    <style:style style:name="T76" style:family="text">
      <style:text-properties officeooo:rsid="00f19990"/>
    </style:style>
    <style:style style:name="T77" style:family="text">
      <style:text-properties officeooo:rsid="00f1d81a"/>
    </style:style>
    <style:style style:name="T78" style:family="text">
      <style:text-properties officeooo:rsid="00f35f2a"/>
    </style:style>
    <style:style style:name="T79" style:family="text">
      <style:text-properties officeooo:rsid="00f4d0bb"/>
    </style:style>
    <style:style style:name="T80" style:family="text">
      <style:text-properties style:font-name="DejaVu Sans1"/>
    </style:style>
    <style:style style:name="T81" style:family="text">
      <style:text-properties style:font-name="DejaVu Sans1" officeooo:rsid="00fd3145"/>
    </style:style>
    <style:style style:name="T82" style:family="text">
      <style:text-properties style:font-name="DejaVu Sans1" officeooo:rsid="00fd3145" style:font-name-asian="DejaVu Sans" style:font-name-complex="DejaVu Sans"/>
    </style:style>
    <style:style style:name="T83" style:family="text">
      <style:text-properties style:font-name="DejaVu Sans1" officeooo:rsid="00f4d0bb"/>
    </style:style>
    <style:style style:name="T84" style:family="text">
      <style:text-properties style:font-name="DejaVu Sans1" officeooo:rsid="0102f6db"/>
    </style:style>
    <style:style style:name="T85" style:family="text">
      <style:text-properties style:font-name="DejaVu Sans1" officeooo:rsid="01048427"/>
    </style:style>
    <style:style style:name="T86" style:family="text">
      <style:text-properties style:font-name="DejaVu Sans1" officeooo:rsid="01049032"/>
    </style:style>
    <style:style style:name="T87" style:family="text">
      <style:text-properties style:font-name="DejaVu Sans1" officeooo:rsid="0104a316"/>
    </style:style>
    <style:style style:name="T88" style:family="text">
      <style:text-properties style:font-name="DejaVu Sans1" officeooo:rsid="012b1c71"/>
    </style:style>
    <style:style style:name="T89" style:family="text">
      <style:text-properties style:font-name="DejaVu Sans1" officeooo:rsid="013b6aa4"/>
    </style:style>
    <style:style style:name="T90" style:family="text">
      <style:text-properties style:font-name="DejaVu Sans1" officeooo:rsid="015672de"/>
    </style:style>
    <style:style style:name="T91" style:family="text">
      <style:text-properties style:font-name="DejaVu Sans1" officeooo:rsid="0170fd9a"/>
    </style:style>
    <style:style style:name="T92" style:family="text">
      <style:text-properties style:font-name="DejaVu Sans1" officeooo:rsid="01764d4f"/>
    </style:style>
    <style:style style:name="T93" style:family="text">
      <style:text-properties style:font-name="DejaVu Sans1" fo:font-weight="normal" officeooo:rsid="0179c8c0" style:font-weight-asian="normal" style:font-weight-complex="normal"/>
    </style:style>
    <style:style style:name="T94" style:family="text">
      <style:text-properties style:font-name="DejaVu Sans1" officeooo:rsid="017ae87c"/>
    </style:style>
    <style:style style:name="T95" style:family="text">
      <style:text-properties style:font-name="DejaVu Sans1" officeooo:rsid="017dd5ba"/>
    </style:style>
    <style:style style:name="T96" style:family="text">
      <style:text-properties style:font-name="DejaVu Sans1" officeooo:rsid="017dd8af"/>
    </style:style>
    <style:style style:name="T97" style:family="text">
      <style:text-properties style:font-name="DejaVu Sans1" officeooo:rsid="018081f4"/>
    </style:style>
    <style:style style:name="T98" style:family="text">
      <style:text-properties style:font-name="DejaVu Sans1" officeooo:rsid="01873045"/>
    </style:style>
    <style:style style:name="T99" style:family="text">
      <style:text-properties style:text-position="0% 100%"/>
    </style:style>
    <style:style style:name="T100" style:family="text">
      <style:text-properties style:text-position="0% 100%" fo:font-weight="bold" officeooo:rsid="0093eee4" style:font-weight-asian="bold" style:font-weight-complex="bold"/>
    </style:style>
    <style:style style:name="T101" style:family="text">
      <style:text-properties style:text-position="0% 100%" fo:font-weight="normal" style:font-weight-asian="normal" style:font-weight-complex="normal"/>
    </style:style>
    <style:style style:name="T102" style:family="text">
      <style:text-properties style:text-position="0% 100%" fo:font-weight="normal" officeooo:rsid="0093eee4" style:font-weight-asian="normal" style:font-weight-complex="normal"/>
    </style:style>
    <style:style style:name="T103" style:family="text">
      <style:text-properties style:text-position="0% 100%" officeooo:rsid="00d72f5a"/>
    </style:style>
    <style:style style:name="T104" style:family="text">
      <style:text-properties officeooo:rsid="00fbd438"/>
    </style:style>
    <style:style style:name="T105" style:family="text">
      <style:text-properties officeooo:rsid="00fbd74a"/>
    </style:style>
    <style:style style:name="T106" style:family="text">
      <style:text-properties officeooo:rsid="0102f6db"/>
    </style:style>
    <style:style style:name="T107" style:family="text">
      <style:text-properties officeooo:rsid="01058d0e"/>
    </style:style>
    <style:style style:name="T108" style:family="text">
      <style:text-properties officeooo:rsid="01067c61"/>
    </style:style>
    <style:style style:name="T109" style:family="text">
      <style:text-properties officeooo:rsid="01073e56"/>
    </style:style>
    <style:style style:name="T110" style:family="text">
      <style:text-properties officeooo:rsid="0108a9ce"/>
    </style:style>
    <style:style style:name="T111" style:family="text">
      <style:text-properties officeooo:rsid="0108ad3a"/>
    </style:style>
    <style:style style:name="T112" style:family="text">
      <style:text-properties officeooo:rsid="0111ff02"/>
    </style:style>
    <style:style style:name="T113" style:family="text">
      <style:text-properties officeooo:rsid="00f86017"/>
    </style:style>
    <style:style style:name="T114" style:family="text">
      <style:text-properties officeooo:rsid="0116768a"/>
    </style:style>
    <style:style style:name="T115" style:family="text">
      <style:text-properties officeooo:rsid="00d87faa"/>
    </style:style>
    <style:style style:name="T116" style:family="text">
      <style:text-properties officeooo:rsid="011ca406"/>
    </style:style>
    <style:style style:name="T117" style:family="text">
      <style:text-properties officeooo:rsid="01203222"/>
    </style:style>
    <style:style style:name="T118" style:family="text">
      <style:text-properties officeooo:rsid="01212750"/>
    </style:style>
    <style:style style:name="T119" style:family="text">
      <style:text-properties officeooo:rsid="01225da3"/>
    </style:style>
    <style:style style:name="T120" style:family="text">
      <style:text-properties officeooo:rsid="0124052c"/>
    </style:style>
    <style:style style:name="T121" style:family="text">
      <style:text-properties officeooo:rsid="0125131b"/>
    </style:style>
    <style:style style:name="T122" style:family="text">
      <style:text-properties officeooo:rsid="012cf3b4"/>
    </style:style>
    <style:style style:name="T123" style:family="text">
      <style:text-properties officeooo:rsid="0135467f"/>
    </style:style>
    <style:style style:name="T124" style:family="text">
      <style:text-properties officeooo:rsid="013893ed"/>
    </style:style>
    <style:style style:name="T125" style:family="text">
      <style:text-properties officeooo:rsid="013976ac"/>
    </style:style>
    <style:style style:name="T126" style:family="text">
      <style:text-properties officeooo:rsid="014523bf"/>
    </style:style>
    <style:style style:name="T127" style:family="text">
      <style:text-properties officeooo:rsid="014a316a"/>
    </style:style>
    <style:style style:name="T128" style:family="text">
      <style:text-properties officeooo:rsid="014bc757"/>
    </style:style>
    <style:style style:name="T129" style:family="text">
      <style:text-properties officeooo:rsid="014ca821"/>
    </style:style>
    <style:style style:name="T130" style:family="text">
      <style:text-properties officeooo:rsid="01517628"/>
    </style:style>
    <style:style style:name="T131" style:family="text">
      <style:text-properties officeooo:rsid="015f1c59"/>
    </style:style>
    <style:style style:name="T132" style:family="text">
      <style:text-properties officeooo:rsid="01666d56"/>
    </style:style>
    <style:style style:name="T133" style:family="text">
      <style:text-properties officeooo:rsid="0168fe7f"/>
    </style:style>
    <style:style style:name="T134" style:family="text">
      <style:text-properties officeooo:rsid="0169ec8b"/>
    </style:style>
    <style:style style:name="T135" style:family="text">
      <style:text-properties officeooo:rsid="016a007e"/>
    </style:style>
    <style:style style:name="T136" style:family="text">
      <style:text-properties officeooo:rsid="016c9185"/>
    </style:style>
    <style:style style:name="T137" style:family="text">
      <style:text-properties style:font-name="Liberation Sans" fo:font-size="14.1000003814697pt" fo:font-weight="bold" officeooo:rsid="0172ee27" style:font-name-asian="Droid Sans Fallback" style:font-size-asian="14.1000003814697pt" style:font-weight-asian="bold" style:font-name-complex="FreeSans" style:font-size-complex="14.1000003814697pt" style:font-weight-complex="bold"/>
    </style:style>
    <style:style style:name="T138" style:family="text">
      <style:text-properties officeooo:rsid="01768cc8"/>
    </style:style>
    <style:style style:name="T139" style:family="text">
      <style:text-properties officeooo:rsid="0179c8c0"/>
    </style:style>
    <style:style style:name="T140" style:family="text">
      <style:text-properties officeooo:rsid="017ae87c"/>
    </style:style>
    <style:style style:name="T141" style:family="text">
      <style:text-properties officeooo:rsid="017dd5ba"/>
    </style:style>
    <style:style style:name="T142" style:family="text">
      <style:text-properties officeooo:rsid="0181f542"/>
    </style:style>
    <style:style style:name="T143" style:family="text">
      <style:text-properties style:text-position="super 58%"/>
    </style:style>
    <style:style style:name="T144" style:family="text">
      <style:text-properties officeooo:rsid="0184304a"/>
    </style:style>
    <style:style style:name="T145" style:family="text">
      <style:text-properties officeooo:rsid="0184eaa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ltenProt Documentation</text:p>
      <text:p text:style-name="P47">Vadim Kotov</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9898_2219652069" text:style-name="Index_20_Link" text:visited-style-name="Index_20_Link">1. <text:s/>What is MoltenProt?<text:tab/>1</text:a></text:p>
          <text:p text:style-name="P48"><text:a xlink:type="simple" xlink:href="#__RefHeading___Toc121323_2233964581" text:style-name="Index_20_Link" text:visited-style-name="Index_20_Link">2. <text:s/>Step-by-step instructions<text:tab/>2</text:a></text:p>
          <text:p text:style-name="P48"><text:a xlink:type="simple" xlink:href="#__RefHeading___Toc2335_2362304560" text:style-name="Index_20_Link" text:visited-style-name="Index_20_Link">3. <text:s/>FAQ<text:tab/>3</text:a></text:p>
          <text:p text:style-name="P49"><text:a xlink:type="simple" xlink:href="#__RefHeading___Toc2338_2362304560" text:style-name="Index_20_Link" text:visited-style-name="Index_20_Link">3.1. <text:s/>General questions<text:tab/>3</text:a></text:p>
          <text:p text:style-name="P49"><text:a xlink:type="simple" xlink:href="#__RefHeading___Toc2340_2362304560" text:style-name="Index_20_Link" text:visited-style-name="Index_20_Link">3.2. <text:s/>Using MoltenProt<text:tab/>3</text:a></text:p>
          <text:p text:style-name="P48"><text:a xlink:type="simple" xlink:href="#__RefHeading___Toc9900_2219652069" text:style-name="Index_20_Link" text:visited-style-name="Index_20_Link">4. <text:s/>Graphical user interface<text:tab/>4</text:a></text:p>
          <text:p text:style-name="P49"><text:a xlink:type="simple" xlink:href="#__RefHeading___Toc102677_2233964581" text:style-name="Index_20_Link" text:visited-style-name="Index_20_Link">4.1. <text:s/>Main window<text:tab/>4</text:a></text:p>
          <text:p text:style-name="P49"><text:a xlink:type="simple" xlink:href="#__RefHeading___Toc9904_2219652069" text:style-name="Index_20_Link" text:visited-style-name="Index_20_Link">4.2. <text:s/>Toolbar<text:tab/>4</text:a></text:p>
          <text:p text:style-name="P49"><text:a xlink:type="simple" xlink:href="#__RefHeading___Toc9910_2219652069" text:style-name="Index_20_Link" text:visited-style-name="Index_20_Link">4.3. <text:s/>File Menu<text:tab/>5</text:a></text:p>
          <text:p text:style-name="P49"><text:a xlink:type="simple" xlink:href="#__RefHeading___Toc9912_2219652069" text:style-name="Index_20_Link" text:visited-style-name="Index_20_Link">4.4. <text:s/>Actions | Analysis<text:tab/>5</text:a></text:p>
          <text:p text:style-name="P49"><text:a xlink:type="simple" xlink:href="#__RefHeading___Toc9914_2219652069" text:style-name="Index_20_Link" text:visited-style-name="Index_20_Link">4.5. <text:s/>Actions | Edit layout<text:tab/>7</text:a></text:p>
          <text:p text:style-name="P49"><text:a xlink:type="simple" xlink:href="#__RefHeading___Toc9916_2219652069" text:style-name="Index_20_Link" text:visited-style-name="Index_20_Link">4.6. <text:s/>Actions | Select / Deselect<text:tab/>7</text:a></text:p>
          <text:p text:style-name="P49"><text:a xlink:type="simple" xlink:href="#__RefHeading___Toc9918_2219652069" text:style-name="Index_20_Link" text:visited-style-name="Index_20_Link">4.7. <text:s/>Actions | Settings<text:tab/>7</text:a></text:p>
          <text:p text:style-name="P48"><text:a xlink:type="simple" xlink:href="#__RefHeading___Toc31978_2233964581" text:style-name="Index_20_Link" text:visited-style-name="Index_20_Link">5. <text:s/>Command-line interface<text:tab/>9</text:a></text:p>
          <text:p text:style-name="P48"><text:a xlink:type="simple" xlink:href="#__RefHeading___Toc9924_2219652069" text:style-name="Index_20_Link" text:visited-style-name="Index_20_Link">6. <text:s/>Input/Output<text:tab/>10</text:a></text:p>
          <text:p text:style-name="P49"><text:a xlink:type="simple" xlink:href="#__RefHeading___Toc9926_2219652069" text:style-name="Index_20_Link" text:visited-style-name="Index_20_Link">6.1. <text:s/>Supported formats<text:tab/>10</text:a></text:p>
          <text:p text:style-name="P49"><text:a xlink:type="simple" xlink:href="#__RefHeading___Toc9928_2219652069" text:style-name="Index_20_Link" text:visited-style-name="Index_20_Link">6.2. <text:s/>Output files<text:tab/>11</text:a></text:p>
          <text:p text:style-name="P48"><text:a xlink:type="simple" xlink:href="#__RefHeading___Toc9932_2219652069" text:style-name="Index_20_Link" text:visited-style-name="Index_20_Link">7. <text:s/>Models<text:tab/>13</text:a></text:p>
          <text:p text:style-name="P49"><text:a xlink:type="simple" xlink:href="#__RefHeading___Toc19557_1787345987" text:style-name="Index_20_Link" text:visited-style-name="Index_20_Link">7.1. <text:s/>Overview<text:tab/>13</text:a></text:p>
          <text:p text:style-name="P49"><text:a xlink:type="simple" xlink:href="#__RefHeading___Toc19559_1787345987" text:style-name="Index_20_Link" text:visited-style-name="Index_20_Link">7.2. <text:s/>Extensive and intensive readouts<text:tab/>13</text:a></text:p>
          <text:p text:style-name="P49"><text:a xlink:type="simple" xlink:href="#__RefHeading___Toc19561_1787345987" text:style-name="Index_20_Link" text:visited-style-name="Index_20_Link">7.3. <text:s/>Equilibrium models<text:tab/>13</text:a></text:p>
          <text:p text:style-name="P49"><text:a xlink:type="simple" xlink:href="#__RefHeading___Toc19563_1787345987" text:style-name="Index_20_Link" text:visited-style-name="Index_20_Link">7.4. <text:s/>Empirical models<text:tab/>15</text:a></text:p>
          <text:p text:style-name="P49"><text:a xlink:type="simple" xlink:href="#__RefHeading___Toc19565_1787345987" text:style-name="Index_20_Link" text:visited-style-name="Index_20_Link">7.5. <text:s/>Kinetic models<text:tab/>15</text:a></text:p>
          <text:p text:style-name="P48"><text:a xlink:type="simple" xlink:href="#__RefHeading___Toc11137_2219652069" text:style-name="Index_20_Link" text:visited-style-name="Index_20_Link">8. <text:s/>Credits &amp; copyright<text:tab/>17</text:a></text:p>
          <text:p text:style-name="P49"><text:a xlink:type="simple" xlink:href="#__RefHeading___Toc11139_2219652069" text:style-name="Index_20_Link" text:visited-style-name="Index_20_Link">8.1. <text:s/>MoltenProt<text:tab/>17</text:a></text:p>
          <text:p text:style-name="P49"><text:a xlink:type="simple" xlink:href="#__RefHeading___Toc11141_2219652069" text:style-name="Index_20_Link" text:visited-style-name="Index_20_Link">8.2. <text:s/>Dependencies<text:tab/>17</text:a></text:p>
          <text:p text:style-name="P48"><text:a xlink:type="simple" xlink:href="#__RefHeading___Toc9936_2219652069" text:style-name="Index_20_Link" text:visited-style-name="Index_20_Link">9. <text:s/>References<text:tab/>22</text:a></text:p>
        </text:index-body>
      </text:table-of-content>
      <text:p text:style-name="Text_20_body"/>
      <text:h text:style-name="Heading_20_1" text:outline-level="1"><text:bookmark-start text:name="__RefHeading___Toc9898_2219652069"/>What is MoltenProt?<text:bookmark-end text:name="__RefHeading___Toc9898_2219652069"/></text:h>
      <text:p text:style-name="Text_20_body"><text:span text:style-name="T7">MoltenProt is a program to fit sigmoidal curves obtained with label-free protein unfolding assays, such as NanoDSF or circular dichroism measurements </text:span><text:reference-mark-start text:name="ZOTERO_ITEM CSL_CITATION {&quot;citationID&quot;:&quot;M24wlB0q&quot;,&quot;properties&quot;:{&quot;formattedCitation&quot;:&quot;[1]&quot;,&quot;plainCitation&quot;:&quot;[1]&quot;,&quot;noteIndex&quot;:0},&quot;citationItems&quot;:[{&quot;id&quot;:&quot;Xx5UdHTa/OcYISF7o&quot;,&quot;uris&quot;:[&quot;http://zotero.org/users/3250960/items/TZ44DR8U&quot;],&quot;uri&quot;:[&quot;http://zotero.org/users/3250960/items/TZ44DR8U&quot;],&quot;itemData&quot;:{&quot;id&quot;:9525,&quot;type&quot;:&quot;article-journal&quot;,&quot;abstract&quot;:&quot;Protein stability is a key factor in successful structural and biochemical research. However, the approaches for systematic comparison of protein stability are limited by sample consumption or compatibility with sample buffer components. Here we describe how miniaturized measurement of intrinsic tryptophan fluorescence (NanoDSF assay) in combination with a simplified description of protein unfolding can be used to interrogate the stability of a protein sample. We demonstrate that improved protein stability measures, such as apparent Gibbs free energy of unfolding, rather than melting temperature Tm, should be used to rank the results of thermostability screens. The assay is compatible with protein samples of any composition, including protein complexes and membrane proteins. Our data analysis software, MoltenProt, provides an easy and robust way to perform characterization of multiple samples. Potential applications of MoltenProt and NanoDSF include buffer and construct optimization for X-ray crystallography and cryo-electron microscopy, screening for small-molecule binding partners and comparison of effects of point mutations. This article is protected by copyright. All rights reserved.&quot;,&quot;container-title&quot;:&quot;Protein Science&quot;,&quot;DOI&quot;:&quot;https://doi.org/10.1002/pro.3986&quot;,&quot;ISSN&quot;:&quot;1469-896X&quot;,&quot;issue&quot;:&quot;n/a&quot;,&quot;language&quot;:&quot;en&quot;,&quot;note&quot;:&quot;_eprint: https://onlinelibrary.wiley.com/doi/pdf/10.1002/pro.3986&quot;,&quot;source&quot;:&quot;Wiley Online Library&quot;,&quot;title&quot;:&quot;In-depth Interrogation of Protein Thermal Unfolding Data with MoltenProt&quot;,&quot;URL&quot;:&quot;https://onlinelibrary.wiley.com/doi/abs/10.1002/pro.3986&quot;,&quot;volume&quot;:&quot;n/a&quot;,&quot;author&quot;:[{&quot;family&quot;:&quot;Kotov&quot;,&quot;given&quot;:&quot;Vadim&quot;},{&quot;family&quot;:&quot;Mlynek&quot;,&quot;given&quot;:&quot;Georg&quot;},{&quot;family&quot;:&quot;Vesper&quot;,&quot;given&quot;:&quot;Oliver&quot;},{&quot;family&quot;:&quot;Pletzer&quot;,&quot;given&quot;:&quot;Marina&quot;},{&quot;family&quot;:&quot;Wald&quot;,&quot;given&quot;:&quot;Jiri&quot;},{&quot;family&quot;:&quot;Teixeira‐Duarte&quot;,&quot;given&quot;:&quot;Celso M.&quot;},{&quot;family&quot;:&quot;Celia&quot;,&quot;given&quot;:&quot;Herve&quot;},{&quot;family&quot;:&quot;Garcia‐Alai&quot;,&quot;given&quot;:&quot;Maria&quot;},{&quot;family&quot;:&quot;Nussberger&quot;,&quot;given&quot;:&quot;Stephan&quot;},{&quot;family&quot;:&quot;Buchanan&quot;,&quot;given&quot;:&quot;Susan K.&quot;},{&quot;family&quot;:&quot;Morais‐Cabral&quot;,&quot;given&quot;:&quot;João H.&quot;},{&quot;family&quot;:&quot;Loew&quot;,&quot;given&quot;:&quot;Christian&quot;},{&quot;family&quot;:&quot;Djinovic‐Carugo&quot;,&quot;given&quot;:&quot;Kristina&quot;},{&quot;family&quot;:&quot;Marlovits&quot;,&quot;given&quot;:&quot;Thomas C.&quot;}],&quot;accessed&quot;:{&quot;date-parts&quot;:[[&quot;2020&quot;,11,10]]}}}],&quot;schema&quot;:&quot;https://github.com/citation-style-language/schema/raw/master/csl-citation.json&quot;} RNDgzwm2vgawJ"/><text:span text:style-name="T7">[1]</text:span><text:reference-mark-end text:name="ZOTERO_ITEM CSL_CITATION {&quot;citationID&quot;:&quot;M24wlB0q&quot;,&quot;properties&quot;:{&quot;formattedCitation&quot;:&quot;[1]&quot;,&quot;plainCitation&quot;:&quot;[1]&quot;,&quot;noteIndex&quot;:0},&quot;citationItems&quot;:[{&quot;id&quot;:&quot;Xx5UdHTa/OcYISF7o&quot;,&quot;uris&quot;:[&quot;http://zotero.org/users/3250960/items/TZ44DR8U&quot;],&quot;uri&quot;:[&quot;http://zotero.org/users/3250960/items/TZ44DR8U&quot;],&quot;itemData&quot;:{&quot;id&quot;:9525,&quot;type&quot;:&quot;article-journal&quot;,&quot;abstract&quot;:&quot;Protein stability is a key factor in successful structural and biochemical research. However, the approaches for systematic comparison of protein stability are limited by sample consumption or compatibility with sample buffer components. Here we describe how miniaturized measurement of intrinsic tryptophan fluorescence (NanoDSF assay) in combination with a simplified description of protein unfolding can be used to interrogate the stability of a protein sample. We demonstrate that improved protein stability measures, such as apparent Gibbs free energy of unfolding, rather than melting temperature Tm, should be used to rank the results of thermostability screens. The assay is compatible with protein samples of any composition, including protein complexes and membrane proteins. Our data analysis software, MoltenProt, provides an easy and robust way to perform characterization of multiple samples. Potential applications of MoltenProt and NanoDSF include buffer and construct optimization for X-ray crystallography and cryo-electron microscopy, screening for small-molecule binding partners and comparison of effects of point mutations. This article is protected by copyright. All rights reserved.&quot;,&quot;container-title&quot;:&quot;Protein Science&quot;,&quot;DOI&quot;:&quot;https://doi.org/10.1002/pro.3986&quot;,&quot;ISSN&quot;:&quot;1469-896X&quot;,&quot;issue&quot;:&quot;n/a&quot;,&quot;language&quot;:&quot;en&quot;,&quot;note&quot;:&quot;_eprint: https://onlinelibrary.wiley.com/doi/pdf/10.1002/pro.3986&quot;,&quot;source&quot;:&quot;Wiley Online Library&quot;,&quot;title&quot;:&quot;In-depth Interrogation of Protein Thermal Unfolding Data with MoltenProt&quot;,&quot;URL&quot;:&quot;https://onlinelibrary.wiley.com/doi/abs/10.1002/pro.3986&quot;,&quot;volume&quot;:&quot;n/a&quot;,&quot;author&quot;:[{&quot;family&quot;:&quot;Kotov&quot;,&quot;given&quot;:&quot;Vadim&quot;},{&quot;family&quot;:&quot;Mlynek&quot;,&quot;given&quot;:&quot;Georg&quot;},{&quot;family&quot;:&quot;Vesper&quot;,&quot;given&quot;:&quot;Oliver&quot;},{&quot;family&quot;:&quot;Pletzer&quot;,&quot;given&quot;:&quot;Marina&quot;},{&quot;family&quot;:&quot;Wald&quot;,&quot;given&quot;:&quot;Jiri&quot;},{&quot;family&quot;:&quot;Teixeira‐Duarte&quot;,&quot;given&quot;:&quot;Celso M.&quot;},{&quot;family&quot;:&quot;Celia&quot;,&quot;given&quot;:&quot;Herve&quot;},{&quot;family&quot;:&quot;Garcia‐Alai&quot;,&quot;given&quot;:&quot;Maria&quot;},{&quot;family&quot;:&quot;Nussberger&quot;,&quot;given&quot;:&quot;Stephan&quot;},{&quot;family&quot;:&quot;Buchanan&quot;,&quot;given&quot;:&quot;Susan K.&quot;},{&quot;family&quot;:&quot;Morais‐Cabral&quot;,&quot;given&quot;:&quot;João H.&quot;},{&quot;family&quot;:&quot;Loew&quot;,&quot;given&quot;:&quot;Christian&quot;},{&quot;family&quot;:&quot;Djinovic‐Carugo&quot;,&quot;given&quot;:&quot;Kristina&quot;},{&quot;family&quot;:&quot;Marlovits&quot;,&quot;given&quot;:&quot;Thomas C.&quot;}],&quot;accessed&quot;:{&quot;date-parts&quot;:[[&quot;2020&quot;,11,10]]}}}],&quot;schema&quot;:&quot;https://github.com/citation-style-language/schema/raw/master/csl-citation.json&quot;} RNDgzwm2vgawJ"/><text:span text:style-name="T7">. In addition to widely-used melting temperature (Tm) MoltenProt uses other curve characteristics to rank the results in terms of their (thermo)stability. Furthermore, MoltenProt offers a panel of protein unfolding models, including equilibrium unfolding, irreversible unfolding and the Lumry-Eyring model. See </text:span><text:a xlink:type="simple" xlink:href="#5.Models|outline" text:style-name="Internet_20_link" text:visited-style-name="Visited_20_Internet_20_Link"><text:span text:style-name="T7">Models</text:span></text:a><text:span text:style-name="T7"> for more information.</text:span></text:p>
      <text:p text:style-name="P41">MoltenProt provides a <text:a xlink:type="simple" xlink:href="#2.Graphical user interface|outline" text:style-name="Internet_20_link" text:visited-style-name="Visited_20_Internet_20_Link">GUI</text:a> for exploratory data analysis <text:span text:style-name="T8">and a </text:span><text:a xlink:type="simple" xlink:href="#3.Command-line interface|outline" text:style-name="Internet_20_link" text:visited-style-name="Visited_20_Internet_20_Link"><text:span text:style-name="T8">CLI</text:span></text:a><text:span text:style-name="T8"> for batch-processing.</text:span></text:p>
      <text:h text:style-name="P50" text:outline-level="1"><text:bookmark-start text:name="__RefHeading___Toc121323_2233964581"/><text:soft-page-break/>Step-by-step instructions<text:bookmark-end text:name="__RefHeading___Toc121323_2233964581"/></text:h>
      <text:list xml:id="list12622646" text:style-name="L1">
        <text:list-item>
          <text:p text:style-name="P97"><text:span text:style-name="T72">Obtain a dataset, where protein unfolding is monitored with a label-free technique as a function of temperature.<text:line-break/></text:span><text:span text:style-name="T14">NOTE</text:span><text:span text:style-name="T74">: </text:span><text:span text:style-name="T91">to load a demo dataset from the GUI use File &gt; Load sample data</text:span></text:p>
        </text:list-item>
        <text:list-item>
          <text:p text:style-name="P98">If the input data is in XLSX format, use a spreadsheet editor to annotate the samples (sheet "Overview").</text:p>
        </text:list-item>
        <text:list-item>
          <text:p text:style-name="P99">Start the MoltenProt GUI and load the dataset. <text:span text:style-name="T73">Hover on individual samples with mouse to view the raw curves. Click on wells to display several curves. If multiple datasets are present in the file, a combobox will appear in the toolbar. Inspect the curves. If needed, set bad curve annotation to "Ignore" using Layout editor.</text:span></text:p>
        </text:list-item>
        <text:list-item>
          <text:p text:style-name="P100">Open the analysis menu and select the model for each dataset. The default settings usually provide the best performance of the fit, however, <text:span text:style-name="T126">the model </text:span>may not reflect the real nature of protein unfolding.</text:p>
          <text:list>
            <text:list-item>
              <text:p text:style-name="P101">If curves contain spikes, they can be removed by trimming some values in the beginning or end of the curve. In more difficult cases, a median filter can be applied <text:span text:style-name="T126">to smooth out the spikes.</text:span></text:p>
            </text:list-item>
            <text:list-item>
              <text:p text:style-name="P102">If curves are too noisy, the signal strength may be improved <text:span text:style-name="T75">by averaging datapoints to a larger degree step (shrinking).</text:span></text:p>
            </text:list-item>
          </text:list>
        </text:list-item>
        <text:list-item>
          <text:p text:style-name="P103">Once the analysis is done, the sample stability will be color-coded on a heatmap. By default the model-supplied ranking parameter will be used for the heatmap. Other useful parameters for heatmap coloring will be available in a combobox. <text:span text:style-name="T76">Click on the samples of interest to compare their fit curves side-by-side and show the fit parameters in a table.</text:span></text:p>
        </text:list-item>
        <text:list-item>
          <text:p text:style-name="P104">Inspec<text:span text:style-name="T77">t highest/lowest ranked curves. How noisy is the measurement? Does the fit result reflect the curve features?</text:span></text:p>
          <text:list>
            <text:list-item>
              <text:p text:style-name="P105">If a <text:span text:style-name="T78">particularly</text:span> noisy curve distorts the heatmap, <text:span text:style-name="T78">it can be removed from analysis by annotating the sample as "Ignore" in Layout editor and re-running analysis.</text:span></text:p>
            </text:list-item>
            <text:list-item>
              <text:p text:style-name="P106">If needed, perform fine-tuning of curve fitting parameters.</text:p>
            </text:list-item>
            <text:list-item>
              <text:p text:style-name="P106">To store all analysis and visualization settings save a MoltenProt session in JSON format. The session file can be loaded later for re-analysis or data exporting.</text:p>
            </text:list-item>
          </text:list>
        </text:list-item>
        <text:list-item>
          <text:p text:style-name="P106">Export the data using the format that is most appropriate for downstream analysis.</text:p>
        </text:list-item>
      </text:list>
      <text:h text:style-name="Heading_20_1" text:outline-level="1"><text:bookmark-start text:name="__RefHeading___Toc2335_2362304560"/><text:soft-page-break/>FAQ<text:bookmark-end text:name="__RefHeading___Toc2335_2362304560"/></text:h>
      <text:h text:style-name="Heading_20_2" text:outline-level="2"><text:bookmark-start text:name="__RefHeading___Toc2338_2362304560"/>General questions<text:bookmark-end text:name="__RefHeading___Toc2338_2362304560"/></text:h>
      <text:h text:style-name="Heading_20_3" text:outline-level="3">Is MoltenProt suitable for analysis of assays employing fluorescent dyes to report protein unfolding?</text:h>
      <text:p text:style-name="P42">No, MoltenProt is written for label-free assays, such as tryptophan fluorescence and circular dichroism. Dye-based unfolding assays exhibit highly non-linear post-transition baselines, which are more difficult to model, and overall quality of the data is usually inferior.</text:p>
      <text:h text:style-name="Heading_20_3" text:outline-level="3">Why is (Nano)DSF an inappropriate term?</text:h>
      <text:p text:style-name="P42">DSF stands for "differential scanning fluorimetry" and was coined as an analogy to DSC, differential scanning calorimetry. In DSC one measures <text:span text:style-name="T4">difference</text:span> in heat capacity relative to a reference cell, while in unfolding assays with fluorescence readouts there is no such reference. Thus, they should not be called "differential". In MoltenProt documentation this technique is <text:span text:style-name="T90">referred to as</text:span> "label-free protein unfolding assay".</text:p>
      <text:h text:style-name="P57" text:outline-level="2"><text:bookmark-start text:name="__RefHeading___Toc2340_2362304560"/>Using MoltenProt<text:bookmark-end text:name="__RefHeading___Toc2340_2362304560"/></text:h>
      <text:h text:style-name="Heading_20_3" text:outline-level="3">How can I select a subset of samples?</text:h>
      <text:p text:style-name="P42">Open the <text:a xlink:type="simple" xlink:href="#4.5.Actions |  Edit layout|outline" text:style-name="Internet_20_link" text:visited-style-name="Visited_20_Internet_20_Link">layout dialog</text:a> and set unneeded samples to "Ignore".</text:p>
      <text:h text:style-name="P70" text:outline-level="3">I cannot open my file, what <text:span text:style-name="T136">shall I do</text:span>?</text:h>
      <text:p text:style-name="P44">First, check if correct file <text:a xlink:type="simple" xlink:href="#4.7.1.Import|outline" text:style-name="Internet_20_link" text:visited-style-name="Visited_20_Internet_20_Link">import settings</text:a> were specified. Second, compare your file with the provided demo data, in particular, for XLSX files the correct naming of sheets is important.</text:p>
      <text:h text:style-name="Heading_20_3" text:outline-level="3">Why is the temperature scale in Kelvins? It is annoying!</text:h>
      <text:p text:style-name="P42"><text:span text:style-name="T4">Official answer</text:span>: Kelvins are the SI units for temperature.</text:p>
      <text:p text:style-name="P42"><text:span text:style-name="T5">Unofficial</text:span><text:span text:style-name="T4"> answer</text:span>: to avoid bugs in thermodynamic calculations.</text:p>
      <text:h text:style-name="Heading_20_3" text:outline-level="3">Can I process more than 96 samples?</text:h>
      <text:p text:style-name="P42">No, datasets with more than 96 samples have to be split into smaller chunks.</text:p>
      <text:h text:style-name="Heading_20_3" text:outline-level="3">Why derivative curves are not exported?</text:h>
      <text:p text:style-name="P42">Computation of a derivative for experimental data is a tricky task and inevitably introduces noise, so it is not recommended for precise estimates of Tm. On the other hand, smoothened derivative curves proved useful in visual inspection of data, so MoltenProt can display them in the plot window.</text:p>
      <text:h text:style-name="Heading_20_3" text:outline-level="3"><text:soft-page-break/>I am not happy with the fit results, what should I try?</text:h>
      <text:p text:style-name="Text_20_body">If the baselines are not adequately fit, increase baseline_stdev and/or trim 5-10 degrees in the beginning or end of the curve <text:span text:style-name="T132">(see </text:span><text:a xlink:type="simple" xlink:href="#4.4.2.Pre-processing|outline" text:style-name="Internet_20_link" text:visited-style-name="Visited_20_Internet_20_Link"><text:span text:style-name="T132">Preprocessing</text:span></text:a><text:span text:style-name="T132">)</text:span>.</text:p>
      <text:h text:style-name="Heading_20_3" text:outline-level="3">My data contains spikes (e.g. from a bubble), is it bad?</text:h>
      <text:p text:style-name="Text_20_body">Short spikes (5 degrees wide or so) usually pose no problem to the fit, however, such curves will have a higher S (standard error of the estimate). If a spike is very close to the beginning or end of the curve, consider removing it by trimming, because it will interfere with baseline pre-estimation. Spikes can be also removed with <text:a xlink:type="simple" xlink:href="#4.4.2.Pre-processing|outline" text:style-name="Internet_20_link" text:visited-style-name="Visited_20_Internet_20_Link">median filtering</text:a>, however, this distorts the experimental signal.</text:p>
      <text:h text:style-name="Heading_20_3" text:outline-level="3">What is the advantage of using the "<text:a xlink:type="simple" xlink:href="#7.5.1.irrev |outline" text:style-name="Internet_20_link" text:visited-style-name="Visited_20_Internet_20_Link">irrev</text:a>" model?</text:h>
      <text:p text:style-name="Text_20_body"><text:span text:style-name="T133">This model assumes that protein unfolds irreversibly, which is a more realistic assumption compared to the classic thermodynamic model, where full reversibility of unfolding is assumed. </text:span><text:span text:style-name="T134">Indeed, how often have you seen proteins that remain functional after being boiled? Also, irrev model enables comparison of data collected at different scan rates. In terms of relative result ranking, however, we did not observe any differences between irrev and </text:span><text:a xlink:type="simple" xlink:href="#7.3.Equilibrium models|outline" text:style-name="Internet_20_link" text:visited-style-name="Visited_20_Internet_20_Link"><text:span text:style-name="T134">classic thermodynamic models</text:span></text:a><text:span text:style-name="T134"> (e.g. santoro1988, </text:span><text:span text:style-name="T135">see </text:span><text:reference-mark-start text:name="ZOTERO_ITEM CSL_CITATION {&quot;citationID&quot;:&quot;dqz5HUVz&quot;,&quot;properties&quot;:{&quot;formattedCitation&quot;:&quot;[2]&quot;,&quot;plainCitation&quot;:&quot;[2]&quot;,&quot;noteIndex&quot;:0},&quot;citationItems&quot;:[{&quot;id&quot;:9573,&quot;uris&quot;:[&quot;http://zotero.org/users/3250960/items/AZGCNVM8&quot;],&quot;uri&quot;:[&quot;http://zotero.org/users/3250960/items/AZGCNVM8&quot;],&quot;itemData&quot;:{&quot;id&quot;:9573,&quot;type&quot;:&quot;article-journal&quot;,&quot;abstract&quot;:&quot;Protein stability is a key factor in successful structural and biochemical research. However, the approaches for systematic comparison of protein stability are limited by sample consumption or compatibility with sample buffer components. Here we describe how miniaturized measurement of intrinsic tryptophan fluorescence (NanoDSF assay) in combination with a simplified description of protein unfolding can be used to interrogate the stability of a protein sample. We demonstrate that improved protein stability measures, such as apparent Gibbs free energy of unfolding, rather than melting temperature Tm, should be used to rank the results of thermostability screens. The assay is compatible with protein samples of any composition, including protein complexes and membrane proteins. Our data analysis software, MoltenProt, provides an easy and robust way to perform characterization of multiple samples. Potential applications of MoltenProt and NanoDSF include buffer and construct optimization for X-ray crystallography and cryo-electron microscopy, screening for small-molecule binding partners and comparison of effects of point mutations.&quot;,&quot;container-title&quot;:&quot;Protein Science&quot;,&quot;DOI&quot;:&quot;https://doi.org/10.1002/pro.3986&quot;,&quot;ISSN&quot;:&quot;1469-896X&quot;,&quot;issue&quot;:&quot;1&quot;,&quot;language&quot;:&quot;en&quot;,&quot;note&quot;:&quot;_eprint: https://onlinelibrary.wiley.com/doi/pdf/10.1002/pro.3986&quot;,&quot;page&quot;:&quot;201-217&quot;,&quot;source&quot;:&quot;Wiley Online Library&quot;,&quot;title&quot;:&quot;In-depth interrogation of protein thermal unfolding data with MoltenProt&quot;,&quot;volume&quot;:&quot;30&quot;,&quot;author&quot;:[{&quot;family&quot;:&quot;Kotov&quot;,&quot;given&quot;:&quot;Vadim&quot;},{&quot;family&quot;:&quot;Mlynek&quot;,&quot;given&quot;:&quot;Georg&quot;},{&quot;family&quot;:&quot;Vesper&quot;,&quot;given&quot;:&quot;Oliver&quot;},{&quot;family&quot;:&quot;Pletzer&quot;,&quot;given&quot;:&quot;Marina&quot;},{&quot;family&quot;:&quot;Wald&quot;,&quot;given&quot;:&quot;Jiri&quot;},{&quot;family&quot;:&quot;Teixeira‐Duarte&quot;,&quot;given&quot;:&quot;Celso M.&quot;},{&quot;family&quot;:&quot;Celia&quot;,&quot;given&quot;:&quot;Herve&quot;},{&quot;family&quot;:&quot;Garcia‐Alai&quot;,&quot;given&quot;:&quot;Maria&quot;},{&quot;family&quot;:&quot;Nussberger&quot;,&quot;given&quot;:&quot;Stephan&quot;},{&quot;family&quot;:&quot;Buchanan&quot;,&quot;given&quot;:&quot;Susan K.&quot;},{&quot;family&quot;:&quot;Morais‐Cabral&quot;,&quot;given&quot;:&quot;João H.&quot;},{&quot;family&quot;:&quot;Loew&quot;,&quot;given&quot;:&quot;Christian&quot;},{&quot;family&quot;:&quot;Djinovic‐Carugo&quot;,&quot;given&quot;:&quot;Kristina&quot;},{&quot;family&quot;:&quot;Marlovits&quot;,&quot;given&quot;:&quot;Thomas C.&quot;}],&quot;issued&quot;:{&quot;date-parts&quot;:[[&quot;2021&quot;]]}}}],&quot;schema&quot;:&quot;https://github.com/citation-style-language/schema/raw/master/csl-citation.json&quot;} RNDBk0YOzE0I8"/><text:span text:style-name="T135">[2]</text:span><text:reference-mark-end text:name="ZOTERO_ITEM CSL_CITATION {&quot;citationID&quot;:&quot;dqz5HUVz&quot;,&quot;properties&quot;:{&quot;formattedCitation&quot;:&quot;[2]&quot;,&quot;plainCitation&quot;:&quot;[2]&quot;,&quot;noteIndex&quot;:0},&quot;citationItems&quot;:[{&quot;id&quot;:9573,&quot;uris&quot;:[&quot;http://zotero.org/users/3250960/items/AZGCNVM8&quot;],&quot;uri&quot;:[&quot;http://zotero.org/users/3250960/items/AZGCNVM8&quot;],&quot;itemData&quot;:{&quot;id&quot;:9573,&quot;type&quot;:&quot;article-journal&quot;,&quot;abstract&quot;:&quot;Protein stability is a key factor in successful structural and biochemical research. However, the approaches for systematic comparison of protein stability are limited by sample consumption or compatibility with sample buffer components. Here we describe how miniaturized measurement of intrinsic tryptophan fluorescence (NanoDSF assay) in combination with a simplified description of protein unfolding can be used to interrogate the stability of a protein sample. We demonstrate that improved protein stability measures, such as apparent Gibbs free energy of unfolding, rather than melting temperature Tm, should be used to rank the results of thermostability screens. The assay is compatible with protein samples of any composition, including protein complexes and membrane proteins. Our data analysis software, MoltenProt, provides an easy and robust way to perform characterization of multiple samples. Potential applications of MoltenProt and NanoDSF include buffer and construct optimization for X-ray crystallography and cryo-electron microscopy, screening for small-molecule binding partners and comparison of effects of point mutations.&quot;,&quot;container-title&quot;:&quot;Protein Science&quot;,&quot;DOI&quot;:&quot;https://doi.org/10.1002/pro.3986&quot;,&quot;ISSN&quot;:&quot;1469-896X&quot;,&quot;issue&quot;:&quot;1&quot;,&quot;language&quot;:&quot;en&quot;,&quot;note&quot;:&quot;_eprint: https://onlinelibrary.wiley.com/doi/pdf/10.1002/pro.3986&quot;,&quot;page&quot;:&quot;201-217&quot;,&quot;source&quot;:&quot;Wiley Online Library&quot;,&quot;title&quot;:&quot;In-depth interrogation of protein thermal unfolding data with MoltenProt&quot;,&quot;volume&quot;:&quot;30&quot;,&quot;author&quot;:[{&quot;family&quot;:&quot;Kotov&quot;,&quot;given&quot;:&quot;Vadim&quot;},{&quot;family&quot;:&quot;Mlynek&quot;,&quot;given&quot;:&quot;Georg&quot;},{&quot;family&quot;:&quot;Vesper&quot;,&quot;given&quot;:&quot;Oliver&quot;},{&quot;family&quot;:&quot;Pletzer&quot;,&quot;given&quot;:&quot;Marina&quot;},{&quot;family&quot;:&quot;Wald&quot;,&quot;given&quot;:&quot;Jiri&quot;},{&quot;family&quot;:&quot;Teixeira‐Duarte&quot;,&quot;given&quot;:&quot;Celso M.&quot;},{&quot;family&quot;:&quot;Celia&quot;,&quot;given&quot;:&quot;Herve&quot;},{&quot;family&quot;:&quot;Garcia‐Alai&quot;,&quot;given&quot;:&quot;Maria&quot;},{&quot;family&quot;:&quot;Nussberger&quot;,&quot;given&quot;:&quot;Stephan&quot;},{&quot;family&quot;:&quot;Buchanan&quot;,&quot;given&quot;:&quot;Susan K.&quot;},{&quot;family&quot;:&quot;Morais‐Cabral&quot;,&quot;given&quot;:&quot;João H.&quot;},{&quot;family&quot;:&quot;Loew&quot;,&quot;given&quot;:&quot;Christian&quot;},{&quot;family&quot;:&quot;Djinovic‐Carugo&quot;,&quot;given&quot;:&quot;Kristina&quot;},{&quot;family&quot;:&quot;Marlovits&quot;,&quot;given&quot;:&quot;Thomas C.&quot;}],&quot;issued&quot;:{&quot;date-parts&quot;:[[&quot;2021&quot;]]}}}],&quot;schema&quot;:&quot;https://github.com/citation-style-language/schema/raw/master/csl-citation.json&quot;} RNDBk0YOzE0I8"/><text:span text:style-name="T134">).</text:span></text:p>
      <text:h text:style-name="P51" text:outline-level="1"><text:bookmark-start text:name="__RefHeading___Toc9900_2219652069"/>Graphical user interface<text:bookmark-end text:name="__RefHeading___Toc9900_2219652069"/></text:h>
      <text:h text:style-name="P58" text:outline-level="2"><text:bookmark-start text:name="__RefHeading___Toc102677_2233964581"/>Main window<text:bookmark-end text:name="__RefHeading___Toc102677_2233964581"/></text:h>
      <text:p text:style-name="Text_20_body"><text:s/><draw:frame draw:style-name="fr1" draw:name="Image3" text:anchor-type="as-char" svg:width="6.3209in" svg:height="3.2492in" draw:z-index="0"><draw:image xlink:href="../MainWindow.png" xlink:type="simple" xlink:show="embed" xlink:actuate="onLoad" draw:mime-type="image/png"/></draw:frame><text:s/></text:p>
      <text:list xml:id="list2794229266" text:style-name="L2">
        <text:list-item>
          <text:p text:style-name="P107"><text:span text:style-name="T9">Heatmap panel:</text:span> samples are color-coded with the selected curve characteristics. Hover-on with a mouse to visualize the data in the Plot window. Click several samples to visualize them side-by-side on the Plot window; their fit parameters will be shown in the Result table.</text:p>
        </text:list-item>
        <text:list-item>
          <text:p text:style-name="P107"><text:soft-page-break/><text:span text:style-name="T9">Result table</text:span>: displays characteristics of selected curves. The set of characteristics to be displayed depends on the type of analysis performed.</text:p>
        </text:list-item>
        <text:list-item>
          <text:p text:style-name="P107"><text:span text:style-name="T9">Plot window</text:span>: visualizes data requested by the user. A variety of plots can be displayed; use <text:a xlink:type="simple" xlink:href="#2.7.Actions |  Settings|outline" text:style-name="Internet_20_link" text:visited-style-name="Visited_20_Internet_20_Link"><text:span text:style-name="T16">Settings</text:span></text:a><text:span text:style-name="T16"> for fine tuning.</text:span></text:p>
        </text:list-item>
        <text:list-item>
          <text:p text:style-name="P107"><text:span text:style-name="T9">Protocol window</text:span>: displays the log of the data analysis including informational messages and warnings. Errors in analysis produce a pop-up window.</text:p>
        </text:list-item>
        <text:list-item>
          <text:p text:style-name="P107"><text:span text:style-name="T9">Toolbar</text:span> <text:span text:style-name="T23">and</text:span> <text:span text:style-name="T9">menus</text:span> <text:span text:style-name="T23">provide access to the functions of MoltenProt;</text:span> <text:span text:style-name="T9">window decorator</text:span><text:span text:style-name="T24"> </text:span><text:span text:style-name="T17">is managed by the operating system.</text:span></text:p>
        </text:list-item>
      </text:list>
      <text:h text:style-name="Heading_20_2" text:outline-level="2"><text:bookmark-start text:name="__RefHeading___Toc9904_2219652069"/>Toolbar<text:bookmark-end text:name="__RefHeading___Toc9904_2219652069"/></text:h>
      <text:h text:style-name="P71" text:outline-level="3"><text:bookmark-start text:name="__RefHeading___Toc9906_2219652069"/>Readout combobox<text:bookmark-end text:name="__RefHeading___Toc9906_2219652069"/></text:h>
      <text:p text:style-name="P2">Switches between the readouts present in the input file, e.g. F330, F350 and Ratio. <text:span text:style-name="T18">If the input file contains a single readout (e.g. plain CSV), then Readout combobox will not be shown.</text:span></text:p>
      <text:h text:style-name="P72" text:outline-level="3"><text:bookmark-start text:name="__RefHeading___Toc9908_2219652069"/>Heatmap combobox<text:bookmark-end text:name="__RefHeading___Toc9908_2219652069"/></text:h>
      <text:p text:style-name="P38"><text:span text:style-name="T19">Selects</text:span> a curve characteristic to color the heatmap <text:span text:style-name="T19">in the GUI. Available options depend on the chosen analysis </text:span><text:a xlink:type="simple" xlink:href="#6.Models|outline" text:style-name="Internet_20_link" text:visited-style-name="Visited_20_Internet_20_Link">model</text:a><text:span text:style-name="T19">.</text:span></text:p>
      <text:h text:style-name="P73" text:outline-level="3">Font settings</text:h>
      <text:p text:style-name="P39">Loads the menu to adjust font size, type, etc in MoltenProt. Useful for scaling the program window on high-resolution displays.</text:p>
      <text:h text:style-name="P59" text:outline-level="2"><text:bookmark-start text:name="__RefHeading___Toc9910_2219652069"/>File Menu<text:bookmark-end text:name="__RefHeading___Toc9910_2219652069"/></text:h>
      <text:h text:style-name="Heading_20_3" text:outline-level="3"><text:bookmark-start text:name="__RefHeading___Toc31966_2233964581"/><text:span text:style-name="T20">File</text:span> <text:span text:style-name="T1">| </text:span><text:s/><text:span text:style-name="T20">New</text:span><text:bookmark-end text:name="__RefHeading___Toc31966_2233964581"/></text:h>
      <text:p text:style-name="Text_20_body">Start a new MoltenProt session.</text:p>
      <text:h text:style-name="P74" text:outline-level="3"><text:bookmark-start text:name="__RefHeading___Toc31968_2233964581"/><text:span text:style-name="T20">File</text:span> <text:span text:style-name="T1">| </text:span><text:s/><text:span text:style-name="T137">Load</text:span><text:bookmark-end text:name="__RefHeading___Toc31968_2233964581"/></text:h>
      <text:p text:style-name="P150">Open one of the <text:a xlink:type="simple" xlink:href="#5.1.Supported formats|outline" text:style-name="Internet_20_link" text:visited-style-name="Visited_20_Internet_20_Link">supported file formats</text:a>: comma-separated values (CSV), NanoDSF processed data (XLSX) or MoltenProt session (JSON).</text:p>
      <text:h text:style-name="P91" text:outline-level="3">File | Load sample data</text:h>
      <text:p text:style-name="P151">Opens the folder with demo data (in all supported formats).</text:p>
      <text:h text:style-name="P75" text:outline-level="3"><text:bookmark-start text:name="__RefHeading___Toc31989_2233964581"/><text:span text:style-name="T20">File</text:span> <text:span text:style-name="T1">| </text:span><text:s/><text:span text:style-name="T21">Export</text:span><text:bookmark-end text:name="__RefHeading___Toc31989_2233964581"/></text:h>
      <text:p text:style-name="P3">Export results with selected settings to a directory.</text:p>
      <text:h text:style-name="P76" text:outline-level="3"><text:bookmark-start text:name="__RefHeading___Toc31991_2233964581"/><text:soft-page-break/><text:span text:style-name="T20">File</text:span> <text:span text:style-name="T1">| </text:span><text:s/><text:span text:style-name="T22">Save as JSON</text:span><text:bookmark-end text:name="__RefHeading___Toc31991_2233964581"/></text:h>
      <text:p text:style-name="P4">Save the current MoltenProt session.</text:p>
      <text:h text:style-name="P77" text:outline-level="3"><text:bookmark-start text:name="__RefHeading___Toc31993_2233964581"/><text:span text:style-name="T20">File</text:span> <text:span text:style-name="T1">| </text:span><text:s/><text:span text:style-name="T22">Quit</text:span><text:bookmark-end text:name="__RefHeading___Toc31993_2233964581"/></text:h>
      <text:p text:style-name="P4">Terminate the program.</text:p>
      <text:h text:style-name="P60" text:outline-level="2"><text:bookmark-start text:name="__RefHeading___Toc9912_2219652069"/>Actions <text:span text:style-name="T1">| </text:span><text:s/><text:span text:style-name="T1">Analysis</text:span><text:bookmark-end text:name="__RefHeading___Toc9912_2219652069"/></text:h>
      <text:p text:style-name="P1">Set analysis settings and process data. <text:span text:style-name="T50">OK button will run the analysis, Cancel button will close the window, Reset to defaults button will supply default values to all analysis parameters.</text:span></text:p>
      <text:h text:style-name="Heading_20_3" text:outline-level="3"><text:bookmark-start text:name="__RefHeading___Toc11131_2219652069"/>Basic settings<text:bookmark-end text:name="__RefHeading___Toc11131_2219652069"/></text:h>
      <text:p text:style-name="P5">This tab displays a table with available datasets (1 in case of CSV, up to 5 in case of XLSX input file type) and a combobox with possible models of analysis:</text:p>
      <text:list xml:id="list1622782973" text:style-name="L3">
        <text:list-item>
          <text:p text:style-name="P108"><text:span text:style-name="T9">santoro1988</text:span>: fast and robust fitting based on equilibrium <text:span text:style-name="T47">two</text:span>-state unfolding model;</text:p>
        </text:list-item>
        <text:list-item>
          <text:p text:style-name="P108"><text:span text:style-name="T9">santoro1988i</text:span>: same as 1, but with an additional unfolding intermediate <text:span text:style-name="T48">(three-state model);</text:span></text:p>
        </text:list-item>
        <text:list-item>
          <text:p text:style-name="P108"><text:span text:style-name="T9">santoro1988d</text:span>: fast, but less robust fitting, which works descriptively, i.e. not assuming any unfolding mechanism; the idea is to provide the best quantitative description of the experimental curve;</text:p>
        </text:list-item>
        <text:list-item>
          <text:p text:style-name="P108"><text:span text:style-name="T9">santoro1988di</text:span>: same as 3, but <text:span text:style-name="T46">suitable for fitting unfolding curves with one intermediate (two peaks observed in the derivative plot);</text:span></text:p>
        </text:list-item>
        <text:list-item>
          <text:p text:style-name="P109"><text:span text:style-name="T9">irrev</text:span>: irreversible <text:span text:style-name="T49">two-state</text:span> unfolding; <text:span text:style-name="T49">protein unfolding is described kinetically, rather than using thermodynamics. This is a very common case, because most proteins do not reach equilibrium and unfold irreversibly. Computation requires numeric integration, so data processing is slow;</text:span></text:p>
        </text:list-item>
        <text:list-item>
          <text:p text:style-name="P110"><text:span text:style-name="T9">lumry_eyring</text:span>: Lumry-Eyring model for protein unfolding coupled with aggr<text:span text:style-name="T59">e</text:span>gation; can be used only if Scattering is available in the input data. First, the kinetics of aggregation are estimated using irrev model, and then unfolding and refolding kinetics are estimated. <text:span text:style-name="T49">Computation requires numeric integration, so data processing is slow;</text:span></text:p>
        </text:list-item>
        <text:list-item>
          <text:p text:style-name="P110"><text:span text:style-name="T9">skip</text:span>: the dataset will not be processed at all. The raw data will be preserved and can be re-analysed later on.</text:p>
        </text:list-item>
      </text:list>
      <text:p text:style-name="P28"><text:span text:style-name="T50">For more details on the models implemented in MoltenProt see </text:span><text:a xlink:type="simple" xlink:href="#6.Models|outline" text:style-name="Internet_20_link" text:visited-style-name="Visited_20_Internet_20_Link">Models</text:a><text:span text:style-name="T50">. In most cases the choice of the model is the only decision required from the user.</text:span></text:p>
      <text:h text:style-name="P78" text:outline-level="3"><text:bookmark-start text:name="__RefHeading___Toc11133_2219652069"/><text:soft-page-break/>Pre-processing<text:bookmark-end text:name="__RefHeading___Toc11133_2219652069"/></text:h>
      <text:list xml:id="list1764995290" text:style-name="L4">
        <text:list-item>
          <text:p text:style-name="P111">Median filtering<text:span text:style-name="T24">: remove spikes from the data by applying a median filter. The window size, i.e. the number of datapoints used to compute the median, is specified in temperature degrees. Median filter removes information from the data, and curve fitting is usually robust and not affected by spikes, so this option is rarely needed.</text:span></text:p>
        </text:list-item>
        <text:list-item>
          <text:p text:style-name="P112">Shrink data<text:span text:style-name="T24">: shrink data to a specified degree step. This step removes information from the data and decreases certainty of the fit, but may help expose global trends in the data. Also, shrunk data are processed faster.</text:span></text:p>
        </text:list-item>
        <text:list-item>
          <text:p text:style-name="P112">Remove <text:span text:style-name="T51">from curve start/end</text:span><text:span text:style-name="T24">: drop some datapoints in the beginning of the end of the curve. This option may be helpful if the signal </text:span><text:span text:style-name="T25">spikes </text:span><text:span text:style-name="T24">at the start or end of the experiment.</text:span></text:p>
        </text:list-item>
      </text:list>
      <text:h text:style-name="Heading_20_3" text:outline-level="3"><text:bookmark-start text:name="__RefHeading___Toc11135_2219652069"/>Misc. options<text:bookmark-end text:name="__RefHeading___Toc11135_2219652069"/></text:h>
      <text:list xml:id="list3349016717" text:style-name="L5">
        <text:list-item>
          <text:p text:style-name="P113">Savitzky-Golay window size<text:span text:style-name="T24">: window size for Savitzky-Golay filter to calculate the smoothened first derivative. The window size is specified in temperature degrees and converted to an odd number of datapoints automatically. The smoothened derivative is used in data </text:span><text:span text:style-name="T34">visualization</text:span><text:span text:style-name="T24"> and also provides the initial value for Tm.</text:span></text:p>
        </text:list-item>
        <text:list-item>
          <text:p text:style-name="P113">Data length for baseline estimation<text:span text:style-name="T24">: how many degrees in the beginning and the end of the curve are pure baselines, i.e. temperature dependence of the signal with 0% and 100% protein molecules unfolded. The stretches of the data will be used to generate initial values for baseline fit parameters.</text:span></text:p>
        </text:list-item>
        <text:list-item>
          <text:p text:style-name="P113">Baseline bounds (n*stdev)<text:span text:style-name="T24">: </text:span><text:span text:style-name="T40">after initial baseline estimation (see previous option), MoltenProt uses the standard deviations for the slope and the intercept as the parameter bounds for pre- and post-transition baselines in the fitting of the full unfolding curve. </text:span><text:span text:style-name="T41">In problematic cases this prevents the baselines from moving too far away from the experimental data.</text:span></text:p>
        </text:list-item>
        <text:list-item>
          <text:p text:style-name="P130"><text:span text:style-name="T10">Heat capacity change (</text:span><text:span text:style-name="T54">Δ</text:span><text:span text:style-name="T10">C</text:span><text:span text:style-name="T100">p</text:span><text:span text:style-name="T10">)</text:span><text:span text:style-name="T25">: provide the value in J/mol/K, which will be used to extrapolate </text:span><text:span text:style-name="T53">Δ</text:span><text:span text:style-name="T25">G</text:span><text:span text:style-name="T102">u</text:span><text:span text:style-name="T25"> from the unfolding region (around T</text:span><text:span text:style-name="T102">m</text:span><text:span text:style-name="T25">) to </text:span><text:span text:style-name="T42">the standard temperature of</text:span><text:span text:style-name="T25"> 298.15 K. If </text:span><text:span text:style-name="T53">Δ</text:span><text:span text:style-name="T25">C</text:span><text:span text:style-name="T102">p</text:span><text:span text:style-name="T25"> is zero, then the extrapolation will be linear. For soluble proteins of 30 kDa and below </text:span><text:span text:style-name="T53">Δ</text:span><text:span text:style-name="T25">C</text:span><text:span text:style-name="T102">p</text:span><text:span text:style-name="T25"> can be estimated by multiplying the number of residues by 58 </text:span><text:reference-mark-start text:name="ZOTERO_ITEM CSL_CITATION {&quot;citationID&quot;:&quot;BhWQzDwx&quot;,&quot;properties&quot;:{&quot;formattedCitation&quot;:&quot;[3]&quot;,&quot;plainCitation&quot;:&quot;[3]&quot;,&quot;noteIndex&quot;:0},&quot;citationItems&quot;:[{&quot;id&quot;:3141,&quot;uris&quot;:[&quot;http://zotero.org/users/3250960/items/7SBJ73RJ&quot;],&quot;uri&quot;:[&quot;http://zotero.org/users/3250960/items/7SBJ73RJ&quot;],&quot;itemData&quot;:{&quot;id&quot;:3141,&quot;type&quot;:&quot;article-journal&quot;,&quot;container-title&quot;:&quot;Chemical Reviews&quot;,&quot;DOI&quot;:&quot;10.1021/cr960383c&quot;,&quot;ISSN&quot;:&quot;0009-2665&quot;,&quot;issue&quot;:&quot;5&quot;,&quot;journalAbbreviation&quot;:&quot;Chem. Rev.&quot;,&quot;page&quot;:&quot;1251-1268&quot;,&quot;source&quot;:&quot;ACS Publications&quot;,&quot;title&quot;:&quot;Protein Structure and the Energetics of Protein Stability&quot;,&quot;volume&quot;:&quot;97&quot;,&quot;author&quot;:[{&quot;family&quot;:&quot;Robertson&quot;,&quot;given&quot;:&quot;Andrew D.&quot;},{&quot;family&quot;:&quot;Murphy&quot;,&quot;given&quot;:&quot;Kenneth P.&quot;}],&quot;issued&quot;:{&quot;date-parts&quot;:[[&quot;1997&quot;,8,1]]}}}],&quot;schema&quot;:&quot;https://github.com/citation-style-language/schema/raw/master/csl-citation.json&quot;} RNDVdKAnDK6wO"/><text:span text:style-name="T25">[3]</text:span><text:reference-mark-end text:name="ZOTERO_ITEM CSL_CITATION {&quot;citationID&quot;:&quot;BhWQzDwx&quot;,&quot;properties&quot;:{&quot;formattedCitation&quot;:&quot;[3]&quot;,&quot;plainCitation&quot;:&quot;[3]&quot;,&quot;noteIndex&quot;:0},&quot;citationItems&quot;:[{&quot;id&quot;:3141,&quot;uris&quot;:[&quot;http://zotero.org/users/3250960/items/7SBJ73RJ&quot;],&quot;uri&quot;:[&quot;http://zotero.org/users/3250960/items/7SBJ73RJ&quot;],&quot;itemData&quot;:{&quot;id&quot;:3141,&quot;type&quot;:&quot;article-journal&quot;,&quot;container-title&quot;:&quot;Chemical Reviews&quot;,&quot;DOI&quot;:&quot;10.1021/cr960383c&quot;,&quot;ISSN&quot;:&quot;0009-2665&quot;,&quot;issue&quot;:&quot;5&quot;,&quot;journalAbbreviation&quot;:&quot;Chem. Rev.&quot;,&quot;page&quot;:&quot;1251-1268&quot;,&quot;source&quot;:&quot;ACS Publications&quot;,&quot;title&quot;:&quot;Protein Structure and the Energetics of Protein Stability&quot;,&quot;volume&quot;:&quot;97&quot;,&quot;author&quot;:[{&quot;family&quot;:&quot;Robertson&quot;,&quot;given&quot;:&quot;Andrew D.&quot;},{&quot;family&quot;:&quot;Murphy&quot;,&quot;given&quot;:&quot;Kenneth P.&quot;}],&quot;issued&quot;:{&quot;date-parts&quot;:[[&quot;1997&quot;,8,1]]}}}],&quot;schema&quot;:&quot;https://github.com/citation-style-language/schema/raw/master/csl-citation.json&quot;} RNDVdKAnDK6wO"/><text:span text:style-name="T25">. This value is only relevant for models based on equilibrium unfolding.</text:span></text:p>
        </text:list-item>
      </text:list>
      <text:h text:style-name="P61" text:outline-level="2"><text:bookmark-start text:name="__RefHeading___Toc9914_2219652069"/>Actions <text:span text:style-name="T1">| <text:s/>Edit layout</text:span><text:bookmark-end text:name="__RefHeading___Toc9914_2219652069"/></text:h>
      <text:p text:style-name="P152">Create or edit annotations of individual samples. This information will be shown in the GUI and, where applicable, written to the output files. Annotations can be <text:soft-page-break/>added manually via the opened layout dialog or loaded from a CSV file. For XLSX files the recommended way to supply annotations is to <text:span text:style-name="T58">edit</text:span> the "Overvew" sheet in the original XLSX file <text:span text:style-name="T58">with a spreadsheet editor</text:span>. See <text:a xlink:type="simple" xlink:href="#5.1.Supported formats|outline" text:style-name="Internet_20_link" text:visited-style-name="Visited_20_Internet_20_Link">Supported Formats</text:a> for more info.</text:p>
      <text:p text:style-name="P153">All changes made to the layout can be <text:span text:style-name="T92">undone</text:span> using the Reset button.</text:p>
      <text:p text:style-name="P152">Context menu for the layout dialog (right mouse button) provides additional options:</text:p>
      <text:list xml:id="list180963167" text:style-name="L6">
        <text:list-item>
          <text:p text:style-name="P114">Blank<text:span text:style-name="T24">: mark selected samples as blank buffer. During the analysis these curves will be averaged and subtracted from all other curves. This can be used to remove signal of the buffer. Note that the proper blank subtraction for F330/F350 Ratio data is not implemented.</text:span></text:p>
        </text:list-item>
        <text:list-item>
          <text:p text:style-name="P114">Ignore<text:span text:style-name="T24">: skip selected samples in the analysis.</text:span></text:p>
        </text:list-item>
        <text:list-item>
          <text:p text:style-name="P114">Clear selected cells<text:span text:style-name="T24">: clear any annotations in the selected cells.</text:span></text:p>
        </text:list-item>
      </text:list>
      <text:h text:style-name="P62" text:outline-level="2"><text:bookmark-start text:name="__RefHeading___Toc9916_2219652069"/>Actions <text:span text:style-name="T1">| <text:s/>Select / <text:s/>Deselect</text:span><text:bookmark-end text:name="__RefHeading___Toc9916_2219652069"/></text:h>
      <text:p text:style-name="P8">Display/hide all curves in the dataset.</text:p>
      <text:h text:style-name="P63" text:outline-level="2"><text:bookmark-start text:name="__RefHeading___Toc9918_2219652069"/>Actions <text:span text:style-name="T1">| <text:s/>Settings </text:span><text:bookmark-end text:name="__RefHeading___Toc9918_2219652069"/></text:h>
      <text:h text:style-name="Heading_20_3" text:outline-level="3"><text:bookmark-start text:name="__RefHeading___Toc31970_2233964581"/>Import<text:bookmark-end text:name="__RefHeading___Toc31970_2233964581"/></text:h>
      <text:list xml:id="list3739472704" text:style-name="L7">
        <text:list-item>
          <text:p text:style-name="P115">CSV<text:span text:style-name="T24">: parameters for parsing unfolding data in CSV format:</text:span></text:p>
          <text:list>
            <text:list-item>
              <text:p text:style-name="P132">Separator: character that separate<text:span text:style-name="T138">s</text:span> data entries.</text:p>
            </text:list-item>
            <text:list-item>
              <text:p text:style-name="P132">Decimal separator: <text:span text:style-name="T138">character that</text:span> indicate<text:span text:style-name="T138">s</text:span> the decimal digit.</text:p>
            </text:list-item>
            <text:list-item>
              <text:p text:style-name="P131">Denaturation: indicate if the temperature scale in the input file is in Kelvins or Celsius.</text:p>
            </text:list-item>
            <text:list-item>
              <text:p text:style-name="P131">Scan rate: heating rate in degrees/min. Scan rate is relevant only <text:a xlink:type="simple" xlink:href="#7.5.Kinetic models|outline" text:style-name="Internet_20_link" text:visited-style-name="Visited_20_Internet_20_Link">for non-equilibrium models</text:a>.</text:p>
            </text:list-item>
            <text:list-item>
              <text:p text:style-name="P138">Spectrum: indicate if data comes from a spectrum acquisition. The first column must contain the temperature values, and all other columns must correspond to the signal at a specific wavelength. The wavelength must be indicated in the first row.</text:p>
            </text:list-item>
          </text:list>
        </text:list-item>
        <text:list-item>
          <text:p text:style-name="P115">XLSX<text:span text:style-name="T24">: parameters for parsing XLSX data (NanoDSF):</text:span></text:p>
          <text:list>
            <text:list-item>
              <text:p text:style-name="P131">Refolding data: Indicate if the refolding ramp was used in the experiment; this is needed for correct parsing of input files. <text:span text:style-name="T130">T</text:span>he refolding data <text:span text:style-name="T130">is treated independently from the unfolding data. For fully reversible folding both curves must have similar fit parameters.</text:span></text:p>
            </text:list-item>
            <text:list-item>
              <text:p text:style-name="P139">Raw data: Indicate if “raw” data was exported from the NanoDSF machine. In this data each sample has its own time scale.</text:p>
            </text:list-item>
          </text:list>
        </text:list-item>
      </text:list>
      <text:h text:style-name="P92" text:outline-level="3"><text:bookmark-start text:name="__RefHeading___Toc31972_2233964581"/><text:soft-page-break/>Export<text:bookmark-end text:name="__RefHeading___Toc31972_2233964581"/></text:h>
      <text:list xml:id="list294164071" text:style-name="L8">
        <text:list-item>
          <text:p text:style-name="P116">Data format<text:span text:style-name="T24">:</text:span></text:p>
          <text:list>
            <text:list-item>
              <text:p text:style-name="P118"><text:span text:style-name="T26">"</text:span><text:span text:style-name="T44">None</text:span><text:span text:style-name="T26">": </text:span><text:span text:style-name="T44">create no output tables.</text:span></text:p>
            </text:list-item>
            <text:list-item>
              <text:p text:style-name="P117"><text:span text:style-name="T26">"</text:span><text:span text:style-name="T93">CSV</text:span><text:span text:style-name="T26">"</text:span><text:span text:style-name="T24">: output comma-separated files with UTF encoding and each table will be an individual file.</text:span></text:p>
            </text:list-item>
            <text:list-item>
              <text:p text:style-name="P117"><text:span text:style-name="T26">"</text:span><text:span text:style-name="T93">XLSX</text:span><text:span text:style-name="T26">"</text:span><text:span text:style-name="T24">: export a single file with multiple sheets.</text:span></text:p>
            </text:list-item>
          </text:list>
        </text:list-item>
        <text:list-item>
          <text:p text:style-name="P119">Report <text:span text:style-name="T139">format</text:span><text:span text:style-name="T24">:</text:span></text:p>
          <text:list>
            <text:list-item>
              <text:p text:style-name="P133">"None": no reports are generated.</text:p>
            </text:list-item>
            <text:list-item>
              <text:p text:style-name="P134">"<text:span text:style-name="T139">PDF</text:span>": <text:span text:style-name="T139">a comprehensive PDF report with tabulated data, heatmap and plots of individual samples. A separate file will be created for each readout.</text:span></text:p>
            </text:list-item>
            <text:list-item>
              <text:p text:style-name="P133">"<text:span text:style-name="T94">Summary</text:span> <text:span text:style-name="T140">(</text:span>XLSX<text:span text:style-name="T140">)</text:span>": produce an XLSX file containing a result table for all readouts, but no curves or images will be generated.</text:p>
            </text:list-item>
            <text:list-item>
              <text:p text:style-name="P119"><text:span text:style-name="T24">"Interactive </text:span><text:span text:style-name="T45">(</text:span><text:span text:style-name="T24">HTML</text:span><text:span text:style-name="T45">)</text:span><text:span text:style-name="T24">": the report will contain a full package of data including XLSX files with raw, fit, </text:span><text:span text:style-name="T27">baseline-corrected </text:span><text:span text:style-name="T24">curves, analysis results and standard deviations. The files will be linked in a single HTML file, which also allows viewing plots of individual samples. The main advantage of HTML reports is that they do not require installation of MoltenProt and can be viewed in any modern web-browser.</text:span></text:p>
            </text:list-item>
          </text:list>
        </text:list-item>
      </text:list>
      <text:p text:style-name="Text_20_body">For more details see <text:a xlink:type="simple" xlink:href="#5.2.Output files|outline" text:style-name="Internet_20_link" text:visited-style-name="Visited_20_Internet_20_Link">Output files</text:a>.</text:p>
      <text:h text:style-name="Heading_20_3" text:outline-level="3"><text:bookmark-start text:name="__RefHeading___Toc31974_2233964581"/>Misc<text:bookmark-end text:name="__RefHeading___Toc31974_2233964581"/></text:h>
      <text:list xml:id="list1395276054" text:style-name="L9">
        <text:list-item>
          <text:p text:style-name="P120">Parallel processes<text:span text:style-name="T24">: MoltenProt will can some steps with the specified number of subprocesses. This can speed up the workflow, but will also consume more computer resources.</text:span></text:p>
        </text:list-item>
        <text:list-item>
          <text:p text:style-name="P121">Colormap for heatmap<text:span text:style-name="T24">:</text:span><text:span text:style-name="T28"> Choose one of the matplotlib colormaps for the main heatmap:<text:line-break/> </text:span><draw:frame draw:style-name="fr1" draw:name="Image12" text:anchor-type="as-char" svg:width="3.3898in" svg:height="0.75in" draw:z-index="1"><draw:image xlink:href="../colormaps.png" xlink:type="simple" xlink:show="embed" xlink:actuate="onLoad" draw:mime-type="image/png"/></draw:frame><text:span text:style-name="T28"><text:s/><text:line-break/>Colormaps with "_r" will have inverse color direction.</text:span></text:p>
        </text:list-item>
      </text:list>
      <text:h text:style-name="Heading_20_3" text:outline-level="3"><text:bookmark-start text:name="__RefHeading___Toc31976_2233964581"/>Plots<text:bookmark-end text:name="__RefHeading___Toc31976_2233964581"/></text:h>
      <text:list xml:id="list2356117751" text:style-name="L10">
        <text:list-item>
          <text:p text:style-name="P122">Display curve<text:span text:style-name="T24">:</text:span></text:p>
          <text:list>
            <text:list-item>
              <text:p text:style-name="P135">"Experimental signal": show raw experimental data.</text:p>
            </text:list-item>
            <text:list-item>
              <text:p text:style-name="P135"><text:soft-page-break/>"<text:span text:style-name="T60">Baseline-corrected</text:span>": <text:span text:style-name="T60">pre- and post-transition baselines are subtracted from the data to get a sigmoidal curve ranging from 0 to 1. This viewing mode</text:span> simplifies comparison between samples.</text:p>
            </text:list-item>
          </text:list>
        </text:list-item>
        <text:list-item>
          <text:p text:style-name="P123">Display as<text:span text:style-name="T24">:</text:span></text:p>
          <text:list>
            <text:list-item>
              <text:p text:style-name="P136">"Datapoints + Fit": show both experimental and the fit result.</text:p>
            </text:list-item>
            <text:list-item>
              <text:p text:style-name="P136">"Datapoints": only experimental data.</text:p>
            </text:list-item>
            <text:list-item>
              <text:p text:style-name="P136">"Fit": only fit data.</text:p>
            </text:list-item>
          </text:list>
        </text:list-item>
        <text:list-item>
          <text:p text:style-name="P129">Use heatmap color<text:span text:style-name="T24">: if enabled, than the colors from the buttons in the heatmap panel will be applied to respective curves. Otherwise a random color will be given to every plotted curve.</text:span></text:p>
        </text:list-item>
        <text:list-item>
          <text:p text:style-name="P140"><text:span text:style-name="T11">Baselines</text:span>: <text:span text:style-name="T61">s</text:span>how pre- and post-transition baselines obtained in the fitting as dashed lines. If one of the baselines is not visible or is too far from the data, then the fitting may have gone wrong.</text:p>
        </text:list-item>
        <text:list-item>
          <text:p text:style-name="P124">Vertical lines<text:span text:style-name="T24">: </text:span><text:span text:style-name="T29">show </text:span><text:span text:style-name="T24">characteristic temperatures (e.g. T</text:span><text:span text:style-name="T101">m</text:span><text:span text:style-name="T24"> or </text:span><text:span text:style-name="T101">T_onset</text:span><text:span text:style-name="T24">) as vertical lines </text:span><text:span text:style-name="T29">on the plot</text:span><text:span text:style-name="T24">.</text:span></text:p>
        </text:list-item>
        <text:list-item>
          <text:p text:style-name="P125">Show every<text:span text:style-name="T24">: Show only n-th experimental datapoint. This is useful to unclutter dense experimental curves.</text:span></text:p>
        </text:list-item>
        <text:list-item>
          <text:p text:style-name="P125">Derivative plot<text:span text:style-name="T24">: Create an additional plot showing the smoothened first derivative of experimental data.</text:span></text:p>
        </text:list-item>
        <text:list-item>
          <text:p text:style-name="P125">Legend<text:span text:style-name="T24">:</text:span></text:p>
          <text:list>
            <text:list-item>
              <text:p text:style-name="P137">"<text:span text:style-name="T141">None</text:span>": <text:span text:style-name="T95">do not show legend.</text:span></text:p>
            </text:list-item>
            <text:list-item>
              <text:p text:style-name="P137"><text:span text:style-name="T80">"</text:span><text:span text:style-name="T95">ID</text:span><text:span text:style-name="T80">": </text:span><text:span text:style-name="T95">show sample ID in the legend (A1-H12).</text:span></text:p>
            </text:list-item>
            <text:list-item>
              <text:p text:style-name="P137"><text:span text:style-name="T95">"Annotation": show </text:span><text:span text:style-name="T96">the sample annotation (as recorded in the </text:span><text:a xlink:type="simple" xlink:href="#4.5.Actions |  Edit layout|outline" text:style-name="Internet_20_link" text:visited-style-name="Visited_20_Internet_20_Link"><text:span text:style-name="T96">layout</text:span></text:a><text:span text:style-name="T96">).</text:span></text:p>
            </text:list-item>
          </text:list>
        </text:list-item>
      </text:list>
      <text:h text:style-name="P52" text:outline-level="1"><text:bookmark-start text:name="__RefHeading___Toc31978_2233964581"/>Command-line interface<text:bookmark-end text:name="__RefHeading___Toc31978_2233964581"/></text:h>
      <text:p text:style-name="P9">Upon installation, MoltenProt is accessible as a Python module:</text:p>
      <text:p text:style-name="Preformatted_20_Text"/>
      <text:p text:style-name="Preformatted_20_Text">python -m moltenprot --help</text:p>
      <text:p text:style-name="Preformatted_20_Text"/>
      <text:p text:style-name="P10">All options implemented in the GUI are also available via the CLI. The only difference is that per-readout model settings are not available. The main usage for CLI is to perform processing of multiple datasets with the same parameters:</text:p>
      <text:p text:style-name="P45"/>
      <text:p text:style-name="P45">python -m moltenprot -i dataset1.xlsx dataset2.xlsx -<text:span text:style-name="T62">o all_datasets -j 2 --exclude_readout 330nm --model_sct santoro1988d --report pdf</text:span></text:p>
      <text:p text:style-name="P45"/>
      <text:p text:style-name="P40">This command will process files dataset1.xlsx and dataset2.xlsx, write the output (<text:span text:style-name="T97">PDF</text:span> report) to folder all_datasets. The readout called "330nm" will be excluded and for scattering data model santoro1988d will be applied. All other <text:soft-page-break/>datasets will be processed with default model santoro1988. <text:span text:style-name="T127">The program will run in two parallel processes.</text:span></text:p>
      <text:h text:style-name="P53" text:outline-level="1"><text:bookmark-start text:name="__RefHeading___Toc9924_2219652069"/>Input/Output<text:bookmark-end text:name="__RefHeading___Toc9924_2219652069"/></text:h>
      <text:h text:style-name="P64" text:outline-level="2"><text:bookmark-start text:name="__RefHeading___Toc9926_2219652069"/>Supported formats<text:bookmark-end text:name="__RefHeading___Toc9926_2219652069"/></text:h>
      <text:h text:style-name="P79" text:outline-level="3"><text:bookmark-start text:name="__RefHeading___Toc121273_2233964581"/>CSV<text:bookmark-end text:name="__RefHeading___Toc121273_2233964581"/></text:h>
      <text:p text:style-name="P12">Comma-separated value (CSV) file for MoltenProt must follow several rules:</text:p>
      <text:list xml:id="list1942129885" text:style-name="L11">
        <text:list-item>
          <text:p text:style-name="P141">First row contains column names.</text:p>
        </text:list-item>
        <text:list-item>
          <text:p text:style-name="P141">One column is called "Temperature" and contains the X-axis values.</text:p>
        </text:list-item>
        <text:list-item>
          <text:p text:style-name="P141">All other columns have an alphanumeric index similar to a 96-well plate (from A1 to H12).</text:p>
        </text:list-item>
      </text:list>
      <text:p text:style-name="Preformatted_20_Text"/>
      <text:p text:style-name="Preformatted_20_Text">Temperature,A1,A2, ... ,H12</text:p>
      <text:p text:style-name="Preformatted_20_Text">20,1300,1500,...,1600</text:p>
      <text:p text:style-name="Preformatted_20_Text">21,1400,1600,...,1700</text:p>
      <text:p text:style-name="Preformatted_20_Text">...</text:p>
      <text:p text:style-name="P46">95,2000,2100,...,2200</text:p>
      <text:p text:style-name="P46"/>
      <text:p text:style-name="P12">Under the hood MoltenProt uses pandas.read_csv to parse CSV files, so any separator supported by this module can be used in MoltenProt.</text:p>
      <text:h text:style-name="P79" text:outline-level="3"><text:bookmark-start text:name="__RefHeading___Toc121275_2233964581"/>Layout CSV<text:bookmark-end text:name="__RefHeading___Toc121275_2233964581"/></text:h>
      <text:p text:style-name="P12">These files provide a description of individual samples and can be added to MoltenProt session with <text:a xlink:type="simple" xlink:href="#3.5.Actions |  Edit layout|outline" text:style-name="Internet_20_link" text:visited-style-name="Visited_20_Internet_20_Link">Layout editor</text:a>. Files should follow several requirements:</text:p>
      <text:list xml:id="list2984018918" text:style-name="L12">
        <text:list-item>
          <text:p text:style-name="P142">First row contains column names.</text:p>
        </text:list-item>
        <text:list-item>
          <text:p text:style-name="P142">One column is called "ID" and contains an alphanumeric index similar to a 96-well plate (from A1 to H12).</text:p>
        </text:list-item>
        <text:list-item>
          <text:p text:style-name="P142">One column is called "Condition" and contains the annotations.</text:p>
        </text:list-item>
        <text:list-item>
          <text:p text:style-name="P142">The file can be only comma-separated, any other separators are not allowed; it is also recommended that all text is quoted.</text:p>
        </text:list-item>
        <text:list-item>
          <text:p text:style-name="P142">An optional column can be called "dCp" and can contain per-sample values of heat capacity change.</text:p>
        </text:list-item>
      </text:list>
      <text:p text:style-name="P46"/>
      <text:p text:style-name="P46">"ID","Condition"</text:p>
      <text:p text:style-name="P46">"A1","Ultrapure water"</text:p>
      <text:p text:style-name="P46">"A2","Original buffer"</text:p>
      <text:p text:style-name="P46">...</text:p>
      <text:p text:style-name="P46">"H12","Blank"</text:p>
      <text:p text:style-name="P46"/>
      <text:h text:style-name="P93" text:outline-level="3"><text:soft-page-break/>Spectrum CSV</text:h>
      <text:p text:style-name="P154">The file formatting is similar to standard CSV, however, columns instead of alphanumeric IDs can be named after the wavelengths in the recorded spectrum. For instance:</text:p>
      <text:p text:style-name="P96">Temperature,<text:span text:style-name="T142">220nm</text:span>,<text:span text:style-name="T142">221nm</text:span>, ... ,<text:span text:style-name="T142">500nm</text:span></text:p>
      <text:p text:style-name="P96">20,1300,1500,...,1600</text:p>
      <text:p text:style-name="P96">21,1400,1600,...,1700</text:p>
      <text:p text:style-name="P96">...</text:p>
      <text:p text:style-name="P96">95,2000,2100,...,2200</text:p>
      <text:p text:style-name="P95"/>
      <text:p text:style-name="P155">If there are more than 96 columns, then excess columns will be skipped at a regular interval (e.g. every 5<text:span text:style-name="T143">th</text:span> will be dropped).</text:p>
      <text:h text:style-name="P80" text:outline-level="3"><text:bookmark-start text:name="__RefHeading___Toc121277_2233964581"/>XLSX<text:bookmark-end text:name="__RefHeading___Toc121277_2233964581"/></text:h>
      <text:p text:style-name="P156">XLSX files <text:span text:style-name="T124">with "processed" </text:span><text:span text:style-name="T145">or </text:span><text:span text:style-name="T124">"</text:span><text:span text:style-name="T145">raw</text:span><text:span text:style-name="T124">" data</text:span> generated by PR.ThermControl (<text:span text:style-name="T63">NanoTemper </text:span><text:span text:style-name="T131">Technologies</text:span><text:span text:style-name="T63"> GmbH, </text:span>tested with v. 2.1.2 <text:span text:style-name="T144">and v. 2.3.1</text:span>) can be opened directly in MoltenProt. The annotations provided in the "Overview" sheet are imported as well. While MoltenProt offers basic capabilities for editing annotations, it is recommended to set all annotations in the "Overview" sheet using a full-featured spreadsheet editor.</text:p>
      <text:p text:style-name="P31">NOTE:<text:span text:style-name="T24"> An additional readout, F350-F330 (deltaF), is computed automatically. </text:span><text:span text:style-name="T38">For more info see</text:span><text:span text:style-name="T24"> </text:span><text:a xlink:type="simple" xlink:href="#6.Models|outline" text:style-name="Internet_20_link" text:visited-style-name="Visited_20_Internet_20_Link"><text:span text:style-name="T24">Models</text:span></text:a><text:span text:style-name="T24"> section.</text:span></text:p>
      <text:h text:style-name="P81" text:outline-level="3"><text:bookmark-start text:name="__RefHeading___Toc121279_2233964581"/>JSON<text:bookmark-end text:name="__RefHeading___Toc121279_2233964581"/></text:h>
      <text:p text:style-name="P13">MoltenProt uses JavaScript Object Notation (JSON) format to store sessions, i.e. the current state of the program. Sessions contain raw and processed data as well as annotations, analysis options used, timestamps etc, thus providing an easy way to save results for later viewing.</text:p>
      <text:h text:style-name="P64" text:outline-level="2"><text:bookmark-start text:name="__RefHeading___Toc9928_2219652069"/>Output files<text:bookmark-end text:name="__RefHeading___Toc9928_2219652069"/></text:h>
      <text:p text:style-name="P11">File export settings can be adjusted in <text:a xlink:type="simple" xlink:href="#3.7.2.Export|outline" text:style-name="Internet_20_link" text:visited-style-name="Visited_20_Internet_20_Link">Settings|Export</text:a>. MoltenProt usually writes out multiple files, so it is recommended to export results to a dedicated directory. The exception is saving of JSON sessions, where everything is written into a single file.</text:p>
      <text:h text:style-name="P82" text:outline-level="3"><text:bookmark-start text:name="__RefHeading___Toc121281_2233964581"/>Curves<text:bookmark-end text:name="__RefHeading___Toc121281_2233964581"/></text:h>
      <text:p text:style-name="P14">For each readout present in the input file (e.g. F330, F350, Ratio) CSV export will produce a separate file for each <text:span text:style-name="T64">curve type (see below)</text:span>. XLSX export will create a single XLSX file for each readout present in the input file. <text:span text:style-name="T65">The following curve types are available:</text:span></text:p>
      <text:list xml:id="list3393725804" text:style-name="L13">
        <text:list-item>
          <text:p text:style-name="P126">Raw data<text:span text:style-name="T24"> (not exported to CSV): original data read from the input file.</text:span></text:p>
        </text:list-item>
        <text:list-item>
          <text:p text:style-name="P143"><text:span text:style-name="T15">Preprocessed data</text:span><text:span text:style-name="T33"> (CSV files with suffix "_preproc_curves"): raw data that underwent the pre-processing procedure, such as median filtering or </text:span><text:soft-page-break/><text:span text:style-name="T33">shrinking (see </text:span><text:a xlink:type="simple" xlink:href="#3.4.Actions |  Analysis|outline" text:style-name="Internet_20_link" text:visited-style-name="Visited_20_Internet_20_Link">Analysis</text:a><text:span text:style-name="T33">). The curves will have blanks subtracted (if any specified in the layout) and samples marked as "Ignore" in the layout will be removed.</text:span></text:p>
        </text:list-item>
        <text:list-item>
          <text:p text:style-name="P127">Fit curves<text:span text:style-name="T24"> (CSV files with suffix "_fit"): these curves are computed over the whole X-axis range of the input data using the determined fit parameters and are used to generate plots in the GUI and PNG format. This table is provided for convenience in case plotting of fit data outside MoltenProt is planned.</text:span></text:p>
        </text:list-item>
        <text:list-item>
          <text:p text:style-name="P128">Baseline-corrected<text:span text:style-name="T24"> (CSV files with suffix "_</text:span><text:span text:style-name="T30">raw_corr</text:span><text:span text:style-name="T24">"): raw data corrected for the pre- and post-transition baselines </text:span><text:span text:style-name="T31">determined by the fit</text:span><text:span text:style-name="T24">. </text:span><text:span text:style-name="T31">These curves </text:span><text:span text:style-name="T24">are useful for visualization and comparison between samples, because all Y-axis values are </text:span><text:span text:style-name="T31">always</text:span><text:span text:style-name="T24"> in range from 0 (no protein unfolded) to 1 (all protein unfolded).</text:span></text:p>
        </text:list-item>
      </text:list>
      <text:h text:style-name="Heading_20_3" text:outline-level="3"><text:bookmark-start text:name="__RefHeading___Toc121283_2233964581"/>Fit parameters<text:bookmark-end text:name="__RefHeading___Toc121283_2233964581"/></text:h>
      <text:p text:style-name="P15">The results of the fit are presented in two separate XLSX sheets/CSV files:</text:p>
      <text:list xml:id="list1964650728" text:style-name="L14">
        <text:list-item>
          <text:p text:style-name="P144"><text:span text:style-name="T12">F</text:span><text:span text:style-name="T9">it parameters</text:span> (CSV files with suffix "_results"): a table with all curve characteristics computed by MoltenProt. <text:span text:style-name="T67">Parameters</text:span> with suffix "_init" are the <text:span text:style-name="T128">initial</text:span> parameters for the non-linear curve-fitting procedure; suffix "_fit" marks the <text:span text:style-name="T67">parameters</text:span> obtained with curve fitting.</text:p>
        </text:list-item>
        <text:list-item>
          <text:p text:style-name="P144"><text:span text:style-name="T9">Standard deviations</text:span> (CSV files with suffix "_results_stdev"): non-linear curve-fitting procedure also yields a covariance matrix for obtained fit parameters. This information can be used to estimate the uncertainty of the fit and thus conclude if the current fitting result is reliable. <text:span text:style-name="T68">For instance, well fit curves have T</text:span><text:span text:style-name="T103">m</text:span><text:span text:style-name="T68"> standard deviation of 0.5 K or below.</text:span></text:p>
        </text:list-item>
      </text:list>
      <text:p text:style-name="P16">Initial values of the fit parameters have suffix <text:span text:style-name="T66">"_</text:span>init<text:span text:style-name="T66">", </text:span>fit results have suffix <text:span text:style-name="T66">"_</text:span>fit<text:span text:style-name="T66">"</text:span>. Some parameters are shared by all built-in models of MoltenProt:</text:p>
      <text:list xml:id="list1823473842" text:style-name="L15">
        <text:list-item>
          <text:p text:style-name="P145"><text:span text:style-name="T9">kN, bN</text:span>: slope and intercept of the pre-transition baseline, i.e. temperature dependence of native state (N) fluorescence.</text:p>
        </text:list-item>
        <text:list-item>
          <text:p text:style-name="P145"><text:span text:style-name="T9">kU, bU</text:span>: slope and intercept of the post-transition baseline, i.e. temperature dependence of unfolded state (U) fluorescence.</text:p>
        </text:list-item>
        <text:list-item>
          <text:p text:style-name="P146"><text:span text:style-name="T9">S</text:span>: standard error of the estimate (in units of Y-axis). This metric assesses how well the experimental data is described by the fit: for 99% of datapoints the difference between the observed and fit values will be below 3*S. S is very sensitive for large outliers, such as spikes in the signal, so it should not be used as a single value to assess the curve quality</text:p>
        </text:list-item>
        <text:list-item>
          <text:p text:style-name="P146"><text:span text:style-name="T9">BS_factor</text:span>: baseline separation factor (unit-less). BS-factor is a quantitative measure to assess how far is the pre-transition baseline from the post-transition baseline at <text:span text:style-name="T99">Tm</text:span> taking into account the noise in the signal (estimated via S). Curves with BS-factor above 0.8 are <text:soft-page-break/>exceptionally good, while curves with BS-factor in range 0-0.5 should be treated with caution. Negative BS-factor means that the curve is not suitable for <text:span text:style-name="T129">interpretation.</text:span> Since BS-factor is relative and unit-less, it is particularly helpful in deciding which readout to use for downstream analysis (e.g. F330 vs Ratio in NanoDSF data): the readout with higher average BS-factor is more <text:span text:style-name="T69">preferable.</text:span></text:p>
        </text:list-item>
      </text:list>
      <text:p text:style-name="P29"><text:span text:style-name="T69">Model-specific parameters are described in </text:span><text:a xlink:type="simple" xlink:href="#6.Models|outline" text:style-name="Internet_20_link" text:visited-style-name="Visited_20_Internet_20_Link">Models</text:a><text:span text:style-name="T115"> section.</text:span></text:p>
      <text:h text:style-name="Heading_20_3" text:outline-level="3"><text:bookmark-start text:name="__RefHeading___Toc121285_2233964581"/>Sample information<text:bookmark-end text:name="__RefHeading___Toc121285_2233964581"/></text:h>
      <text:p text:style-name="P17">The following sample information is included in the result table:</text:p>
      <text:list xml:id="list2012986044" text:style-name="L16">
        <text:list-item>
          <text:p text:style-name="P148"><text:span text:style-name="T9">ID</text:span>: internal sample number assigned by MoltenProt. <text:span text:style-name="T71">Up to </text:span>96 samples can be processed at once (A1 to H12).</text:p>
        </text:list-item>
        <text:list-item>
          <text:p text:style-name="P148"><text:span text:style-name="T9">Capillary</text:span><text:span text:style-name="T24"> </text:span><text:span text:style-name="T32">(</text:span>only NanoDSF data<text:span text:style-name="T71">):</text:span> capillary position in the device.</text:p>
        </text:list-item>
        <text:list-item>
          <text:p text:style-name="P147"><text:span text:style-name="T13">Condition</text:span><text:span text:style-name="T70">: annotation describing the contents of the sample. For NanoDSF data the value is read from sheet "Overview". Annotations can be changed via </text:span><text:a xlink:type="simple" xlink:href="#3.5.Actions |  Edit layout|outline" text:style-name="Internet_20_link" text:visited-style-name="Visited_20_Internet_20_Link">Layout editor</text:a><text:span text:style-name="T70">.</text:span></text:p>
        </text:list-item>
      </text:list>
      <text:h text:style-name="P54" text:outline-level="1"><text:bookmark-start text:name="__RefHeading___Toc9932_2219652069"/>Models<text:bookmark-end text:name="__RefHeading___Toc9932_2219652069"/></text:h>
      <text:h text:style-name="P65" text:outline-level="2"><text:bookmark-start text:name="__RefHeading___Toc19557_1787345987"/>Overview<text:bookmark-end text:name="__RefHeading___Toc19557_1787345987"/></text:h>
      <text:p text:style-name="P32">MoltenProt implements a variety of protein unfolding models, which should cover most common use-cases. <text:span text:style-name="T122">All models rely on linear baseline extrapolation, which also means that data with sloping baselines should be processed with caution.</text:span> This section contains a brief theoretical background for each model and introduces the recommended measure for final result ranking. <text:span text:style-name="T116">All ranking measures are chosen in such a way that higher values correspond to higher stability of the protein.</text:span></text:p>
      <text:h text:style-name="P65" text:outline-level="2"><text:bookmark-start text:name="__RefHeading___Toc19559_1787345987"/>Extensive and intensive readouts<text:bookmark-end text:name="__RefHeading___Toc19559_1787345987"/></text:h>
      <text:p text:style-name="Text_20_body"><text:span text:style-name="T38">S</text:span><text:span text:style-name="T35">trictly speaking, the models implemented in MoltenProt are only applicable to extensive readouts, i.e. when the signal is </text:span><text:span text:style-name="T39">proportional to </text:span><text:span text:style-name="T35">protein concentration. While this is the case for raw fluorescence (330 or 350 nm) and Scattering, the F350/F330 Ratio is an intensive readout, because it </text:span><text:span text:style-name="T43">is a proxy</text:span><text:span text:style-name="T35"> </text:span><text:span text:style-name="T43">for</text:span><text:span text:style-name="T35"> the shape of the fluorescence spectrum. </text:span><text:span text:style-name="T38">Applying equations for an extensive readout to an intensive readout produces an</text:span><text:span text:style-name="T35"> additional systematic error </text:span><text:reference-mark-start text:name="ZOTERO_ITEM CSL_CITATION {&quot;citationID&quot;:&quot;lgTQEGwu&quot;,&quot;properties&quot;:{&quot;formattedCitation&quot;:&quot;[4], [5]&quot;,&quot;plainCitation&quot;:&quot;[4], [5]&quot;,&quot;noteIndex&quot;:0},&quot;citationItems&quot;:[{&quot;id&quot;:2695,&quot;uris&quot;:[&quot;http://zotero.org/users/3250960/items/9TRA4VKX&quot;],&quot;uri&quot;:[&quot;http://zotero.org/users/3250960/items/9TRA4VKX&quot;],&quot;itemData&quot;:{&quot;id&quot;:2695,&quot;type&quot;:&quot;article-journal&quot;,&quot;abstract&quot;:&quot;Abstract.  The fluorescence of tryptophan is used as a signal to monitor the unfolding of proteins, in particular the intensity of fluorescence and the waveleng&quot;,&quot;container-title&quot;:&quot;Protein Engineering, Design and Selection&quot;,&quot;DOI&quot;:&quot;10.1093/protein/gzi046&quot;,&quot;ISSN&quot;:&quot;1741-0126&quot;,&quot;issue&quot;:&quot;9&quot;,&quot;journalAbbreviation&quot;:&quot;Protein Eng Des Sel&quot;,&quot;language&quot;:&quot;en&quot;,&quot;page&quot;:&quot;445-456&quot;,&quot;source&quot;:&quot;academic.oup.com&quot;,&quot;title&quot;:&quot;Quantitative measurement of protein stability from unfolding equilibria monitored with the fluorescence maximum wavelength&quot;,&quot;volume&quot;:&quot;18&quot;,&quot;author&quot;:[{&quot;family&quot;:&quot;Monsellier&quot;,&quot;given&quot;:&quot;Elodie&quot;},{&quot;family&quot;:&quot;Bedouelle&quot;,&quot;given&quot;:&quot;Hugues&quot;}],&quot;issued&quot;:{&quot;date-parts&quot;:[[&quot;2005&quot;,9,1]]}},&quot;label&quot;:&quot;page&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label&quot;:&quot;page&quot;}],&quot;schema&quot;:&quot;https://github.com/citation-style-language/schema/raw/master/csl-citation.json&quot;} RNDby1AAMq062"/><text:span text:style-name="T35">[4], [5]</text:span><text:reference-mark-end text:name="ZOTERO_ITEM CSL_CITATION {&quot;citationID&quot;:&quot;lgTQEGwu&quot;,&quot;properties&quot;:{&quot;formattedCitation&quot;:&quot;[4], [5]&quot;,&quot;plainCitation&quot;:&quot;[4], [5]&quot;,&quot;noteIndex&quot;:0},&quot;citationItems&quot;:[{&quot;id&quot;:2695,&quot;uris&quot;:[&quot;http://zotero.org/users/3250960/items/9TRA4VKX&quot;],&quot;uri&quot;:[&quot;http://zotero.org/users/3250960/items/9TRA4VKX&quot;],&quot;itemData&quot;:{&quot;id&quot;:2695,&quot;type&quot;:&quot;article-journal&quot;,&quot;abstract&quot;:&quot;Abstract.  The fluorescence of tryptophan is used as a signal to monitor the unfolding of proteins, in particular the intensity of fluorescence and the waveleng&quot;,&quot;container-title&quot;:&quot;Protein Engineering, Design and Selection&quot;,&quot;DOI&quot;:&quot;10.1093/protein/gzi046&quot;,&quot;ISSN&quot;:&quot;1741-0126&quot;,&quot;issue&quot;:&quot;9&quot;,&quot;journalAbbreviation&quot;:&quot;Protein Eng Des Sel&quot;,&quot;language&quot;:&quot;en&quot;,&quot;page&quot;:&quot;445-456&quot;,&quot;source&quot;:&quot;academic.oup.com&quot;,&quot;title&quot;:&quot;Quantitative measurement of protein stability from unfolding equilibria monitored with the fluorescence maximum wavelength&quot;,&quot;volume&quot;:&quot;18&quot;,&quot;author&quot;:[{&quot;family&quot;:&quot;Monsellier&quot;,&quot;given&quot;:&quot;Elodie&quot;},{&quot;family&quot;:&quot;Bedouelle&quot;,&quot;given&quot;:&quot;Hugues&quot;}],&quot;issued&quot;:{&quot;date-parts&quot;:[[&quot;2005&quot;,9,1]]}},&quot;label&quot;:&quot;page&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label&quot;:&quot;page&quot;}],&quot;schema&quot;:&quot;https://github.com/citation-style-language/schema/raw/master/csl-citation.json&quot;} RNDby1AAMq062"/><text:span text:style-name="T35">. The Ratio readout, however, tends to produce the most clean and </text:span><text:span text:style-name="T36">easy to interpret</text:span><text:span text:style-name="T35"> sigmoidal curves, </text:span><text:span text:style-name="T37">so omitting it from analysis decreases the explanatory power of the assay. For NanoDSF data MoltenProt also calculates deltaF readout (difference between fluorescence at 350 and 330 nm), which represents a trade-off between correctness and robustness. On the one hand, deltaF is an extensive readout, because it is a linear combination of F330 and </text:span><text:soft-page-break/><text:span text:style-name="T37">F350. On the other hand, subtraction of fluorescences removes a significant part of the baseline drift and can make the unfolding transition more pronounced.</text:span></text:p>
      <text:h text:style-name="P66" text:outline-level="2"><text:bookmark-start text:name="__RefHeading___Toc19561_1787345987"/>Equilibrium models<text:bookmark-end text:name="__RefHeading___Toc19561_1787345987"/></text:h>
      <text:p text:style-name="P33">Equilibrium models rely on several assumptions: 1) protein unfolding is a reversible reaction; 2) at every timepoint of the measurement the system is at chemical equilibrium; 3) protein heat capacity change (<text:span text:style-name="T56">Δ</text:span><text:span text:style-name="T80">Cp) is temperature-independent.</text:span></text:p>
      <text:h text:style-name="Heading_20_3" text:outline-level="3"><text:bookmark-start text:name="__RefHeading___Toc9934_2219652069"/><text:span text:style-name="T6">s</text:span>antoro1988<text:bookmark-end text:name="__RefHeading___Toc9934_2219652069"/></text:h>
      <text:p text:style-name="P21"><text:span text:style-name="T2">This model (applied to chemical denaturation) was initially described in ref. </text:span><text:reference-mark-start text:name="ZOTERO_ITEM CSL_CITATION {&quot;citationID&quot;:&quot;xrw77g8M&quot;,&quot;properties&quot;:{&quot;formattedCitation&quot;:&quot;[6]&quot;,&quot;plainCitation&quot;:&quot;[6]&quot;,&quot;noteIndex&quot;:0},&quot;citationItems&quot;:[{&quot;id&quot;:2532,&quot;uris&quot;:[&quot;http://zotero.org/users/3250960/items/SSQR2YBR&quot;],&quot;uri&quot;:[&quot;http://zotero.org/users/3250960/items/SSQR2YBR&quot;],&quot;itemData&quot;:{&quot;id&quot;:2532,&quot;type&quot;:&quot;article-journal&quot;,&quot;container-title&quot;:&quot;Biochemistry&quot;,&quot;DOI&quot;:&quot;10.1021/bi00421a014&quot;,&quot;ISSN&quot;:&quot;0006-2960&quot;,&quot;issue&quot;:&quot;21&quot;,&quot;journalAbbreviation&quot;:&quot;Biochemistry&quot;,&quot;page&quot;:&quot;8063-8068&quot;,&quot;source&quot;:&quot;ACS Publications&quot;,&quot;title&quot;:&quot;Unfolding free energy changes determined by the linear extrapolation method. 1. Unfolding of phenylmethanesulfonyl α-chymotrypsin using different denaturants&quot;,&quot;volume&quot;:&quot;27&quot;,&quot;author&quot;:[{&quot;family&quot;:&quot;Santoro&quot;,&quot;given&quot;:&quot;Marcelo M.&quot;},{&quot;family&quot;:&quot;Bolen&quot;,&quot;given&quot;:&quot;D. W.&quot;}],&quot;issued&quot;:{&quot;date-parts&quot;:[[&quot;1988&quot;,10,18]]}}}],&quot;schema&quot;:&quot;https://github.com/citation-style-language/schema/raw/master/csl-citation.json&quot;} RND57hhtnpFaf"/><text:span text:style-name="T2">[6]</text:span><text:reference-mark-end text:name="ZOTERO_ITEM CSL_CITATION {&quot;citationID&quot;:&quot;xrw77g8M&quot;,&quot;properties&quot;:{&quot;formattedCitation&quot;:&quot;[6]&quot;,&quot;plainCitation&quot;:&quot;[6]&quot;,&quot;noteIndex&quot;:0},&quot;citationItems&quot;:[{&quot;id&quot;:2532,&quot;uris&quot;:[&quot;http://zotero.org/users/3250960/items/SSQR2YBR&quot;],&quot;uri&quot;:[&quot;http://zotero.org/users/3250960/items/SSQR2YBR&quot;],&quot;itemData&quot;:{&quot;id&quot;:2532,&quot;type&quot;:&quot;article-journal&quot;,&quot;container-title&quot;:&quot;Biochemistry&quot;,&quot;DOI&quot;:&quot;10.1021/bi00421a014&quot;,&quot;ISSN&quot;:&quot;0006-2960&quot;,&quot;issue&quot;:&quot;21&quot;,&quot;journalAbbreviation&quot;:&quot;Biochemistry&quot;,&quot;page&quot;:&quot;8063-8068&quot;,&quot;source&quot;:&quot;ACS Publications&quot;,&quot;title&quot;:&quot;Unfolding free energy changes determined by the linear extrapolation method. 1. Unfolding of phenylmethanesulfonyl α-chymotrypsin using different denaturants&quot;,&quot;volume&quot;:&quot;27&quot;,&quot;author&quot;:[{&quot;family&quot;:&quot;Santoro&quot;,&quot;given&quot;:&quot;Marcelo M.&quot;},{&quot;family&quot;:&quot;Bolen&quot;,&quot;given&quot;:&quot;D. W.&quot;}],&quot;issued&quot;:{&quot;date-parts&quot;:[[&quot;1988&quot;,10,18]]}}}],&quot;schema&quot;:&quot;https://github.com/citation-style-language/schema/raw/master/csl-citation.json&quot;} RND57hhtnpFaf"/><text:span text:style-name="T2">. A more elaborate discussion for derivation of formulas is in ref. </text:span><text:reference-mark-start text:name="ZOTERO_ITEM CSL_CITATION {&quot;citationID&quot;:&quot;bvadTjdC&quot;,&quot;properties&quot;:{&quot;formattedCitation&quot;:&quot;[5]&quot;,&quot;plainCitation&quot;:&quot;[5]&quot;,&quot;noteIndex&quot;:0},&quot;citationItems&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schema&quot;:&quot;https://github.com/citation-style-language/schema/raw/master/csl-citation.json&quot;} RNDYWB32H4Red"/><text:span text:style-name="T2">[5]</text:span><text:reference-mark-end text:name="ZOTERO_ITEM CSL_CITATION {&quot;citationID&quot;:&quot;bvadTjdC&quot;,&quot;properties&quot;:{&quot;formattedCitation&quot;:&quot;[5]&quot;,&quot;plainCitation&quot;:&quot;[5]&quot;,&quot;noteIndex&quot;:0},&quot;citationItems&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schema&quot;:&quot;https://github.com/citation-style-language/schema/raw/master/csl-citation.json&quot;} RNDYWB32H4Red"/>. <text:span text:style-name="T79">The model assumes that the protein exists in either native (N) or unfolded (U) state and there is an equilibrium between the folding and unfolding reactions (</text:span><text:span text:style-name="T81">N </text:span><text:span text:style-name="T55">⇆ </text:span><text:span text:style-name="T82">U</text:span><text:span text:style-name="T79">). The law of signal F(T) is described by equation:</text:span></text:p>
      <text:p text:style-name="Text_20_body"><text:s/><draw:frame draw:style-name="fr2" draw:name="Object1" text:anchor-type="as-char" svg:y="-0.502in" svg:width="3.5654in" svg:height="0.9098in" draw:z-index="2"><draw:object xlink:href="./Object 1" xlink:type="simple" xlink:show="embed" xlink:actuate="onLoad"/><draw:image xlink:href="./ObjectReplacements/Object 1" xlink:type="simple" xlink:show="embed" xlink:actuate="onLoad"/></draw:frame><text:s/></text:p>
      <text:p text:style-name="P18">where kN, bN are slope and intercept of the pre-transition (native) baseline, kU bU are slope and intercept of post-transition baseline, R is the universal gas constant, <text:span text:style-name="T52">Δ</text:span><text:span text:style-name="T80">Hm is enthalpy of unfolding at melting temperature Tm.</text:span></text:p>
      <text:p text:style-name="P22"><text:span text:style-name="T80">The final ranking metric is </text:span><text:span text:style-name="T52">d</text:span><text:span text:style-name="T80">G_std: Gibbs free energy of unfolding extrapolated to the standard state temperature (298.15 K). dG_std integrates the slope and the inflection point of an unfolding curve into a single measure.</text:span></text:p>
      <text:p text:style-name="P37"><text:span text:style-name="T80">By default extrapolation to the standard state temperature is linear, which is equal to the assumption that </text:span><text:span text:style-name="T56">Δ</text:span><text:span text:style-name="T88">Cp </text:span><text:span text:style-name="T80">is zero. If </text:span><text:span text:style-name="T56">Δ</text:span><text:span text:style-name="T88">Cp </text:span><text:span text:style-name="T80">is known, the extrapolated dG_std can be corrected by adding </text:span><text:span text:style-name="T56">Δ</text:span><text:span text:style-name="T88">Cp * </text:span><text:span text:style-name="T80">dCp_component. dCp_component is automatically calculated in santoro1988 mode </text:span><text:span text:style-name="T89">and added to the output.</text:span></text:p>
      <text:h text:style-name="Heading_20_3" text:outline-level="3"><text:bookmark-start text:name="__RefHeading___Toc121325_2233964581"/>santoro1988i <text:bookmark-end text:name="__RefHeading___Toc121325_2233964581"/></text:h>
      <text:p text:style-name="Text_20_body"><text:span text:style-name="T113">This model is based on the same assumptions as the previous one, however, three states are possible for the protein: native (N), unfolded (U) and unfolding intermediate (I). If the Tm for N and I states is significantly different, it is possible to see two unfolding transitions in the experimental curve (two peaks on the smoothened derivative curve). Derivation is also described in </text:span>ref<text:span text:style-name="T104"> </text:span><text:reference-mark-start text:name="ZOTERO_ITEM CSL_CITATION {&quot;citationID&quot;:&quot;Cjgo3RK3&quot;,&quot;properties&quot;:{&quot;formattedCitation&quot;:&quot;[7]&quot;,&quot;plainCitation&quot;:&quot;[7]&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YFqQ2mXzZA"/><text:span text:style-name="T104">[7]</text:span><text:reference-mark-end text:name="ZOTERO_ITEM CSL_CITATION {&quot;citationID&quot;:&quot;Cjgo3RK3&quot;,&quot;properties&quot;:{&quot;formattedCitation&quot;:&quot;[7]&quot;,&quot;plainCitation&quot;:&quot;[7]&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YFqQ2mXzZA"/><text:span text:style-name="T104">. The law of signal is as follows:</text:span></text:p>
      <text:p text:style-name="P20"><text:soft-page-break/><text:s/><draw:frame draw:style-name="fr2" draw:name="Object2" text:anchor-type="as-char" svg:y="-0.5063in" svg:width="7.5453in" svg:height="0.9173in" draw:z-index="3"><draw:object xlink:href="./Object 2" xlink:type="simple" xlink:show="embed" xlink:actuate="onLoad"/><draw:image xlink:href="./ObjectReplacements/Object 2" xlink:type="simple" xlink:show="embed" xlink:actuate="onLoad"/><svg:desc>formula</svg:desc></draw:frame></text:p>
      <text:p text:style-name="P157">where kN, bN are slope and intercept of the pre-transition (native) baseline, kU bU are slope and intercept of post-transition baseline, <text:span text:style-name="T105">kI is the signal slope for the I state (the state is assumed to be short-lived, so the intercept is not modelled),</text:span> R is the universal gas constant, <text:span text:style-name="T52">Δ</text:span><text:span text:style-name="T80">Hm</text:span><text:span text:style-name="T81">1 and </text:span><text:span text:style-name="T52">Δ</text:span><text:span text:style-name="T80">Hm</text:span><text:span text:style-name="T81">2 are</text:span><text:span text:style-name="T80"> enthalpy of unfolding at melting temperature T</text:span><text:span text:style-name="T81">1 and T2 (melting temperature for N </text:span><text:span text:style-name="T55">⇆ </text:span><text:span text:style-name="T81">I and I </text:span><text:span text:style-name="T55">⇆ </text:span><text:span text:style-name="T81">U reactions)</text:span><text:span text:style-name="T80">. </text:span><text:span text:style-name="T98">In order to enforce the correct order of melting temperatures (T2 following T1), T2 is fit as T1 + </text:span><text:span text:style-name="T52">Δ</text:span><text:span text:style-name="T57">T2-1 (difference between T2 and T1). </text:span><text:span text:style-name="T52">Δ</text:span><text:span text:style-name="T57">T2-1 is set to be non-negative.</text:span></text:p>
      <text:p text:style-name="P22"><text:span text:style-name="T80">The final ranking metric is </text:span><text:span text:style-name="T52">d</text:span><text:span text:style-name="T80">G_comb_std: Gibbs free energy of unfolding extrapolated to the standard state temperature (298.15 K), which is a sum of dG_std for reactions <text:s/></text:span><text:span text:style-name="T81">N </text:span><text:span text:style-name="T55">⇆ </text:span><text:span text:style-name="T81">I and I </text:span><text:span text:style-name="T55">⇆ </text:span><text:span text:style-name="T81">U </text:span><text:span text:style-name="T80">(thermodynamic coupling).</text:span></text:p>
      <text:h text:style-name="P67" text:outline-level="2"><text:bookmark-start text:name="__RefHeading___Toc19563_1787345987"/>Empirical models<text:bookmark-end text:name="__RefHeading___Toc19563_1787345987"/></text:h>
      <text:p text:style-name="P34">Empirical models describe sigmoidal curves that are common in thermal unfolding assays without providing insights about the properties of the <text:span text:style-name="T123">protein </text:span>molecules.</text:p>
      <text:h text:style-name="Heading_20_3" text:outline-level="3"><text:bookmark-start text:name="__RefHeading___Toc121327_2233964581"/>santoro1988d <text:bookmark-end text:name="__RefHeading___Toc121327_2233964581"/></text:h>
      <text:p text:style-name="P22">This model is a "descriptive" version of santoro1988 model: instead of enthalpy of unfolding at Tm (<text:span text:style-name="T56">Δ</text:span><text:span text:style-name="T83">Hm</text:span>), the model uses onset temperature T_onset to describe the steepness of the curve. T_onset is the temperature at which 1% of protein is unfolded. The exponent in santoro1988 model is thus substituted to the following <text:span text:style-name="T125">expression</text:span>:</text:p>
      <text:p text:style-name="P22"><text:s/><draw:frame draw:style-name="fr2" draw:name="Object3" text:anchor-type="as-char" svg:y="-0.4528in" svg:width="1.7791in" svg:height="0.6264in" draw:z-index="6"><draw:object xlink:href="./Object 3" xlink:type="simple" xlink:show="embed" xlink:actuate="onLoad"/><draw:image xlink:href="./ObjectReplacements/Object 3" xlink:type="simple" xlink:show="embed" xlink:actuate="onLoad"/></draw:frame><text:s/></text:p>
      <text:p text:style-name="P27">The final ranking metric is the <text:span text:style-name="T121">square root of the sum of squared </text:span>Tm and T_onset. This can be thought of as the Euclidean distance from the point 0,0 K of a scatter plot between Tm and T_onset. The samples that are most far away from this point will have the most beneficial combination of Tm and T_onset. This ranking assumes that Tm and T_onset are equally important for protein stability.</text:p>
      <text:p text:style-name="Text_20_body"><text:span text:style-name="T114">See also ref. </text:span><text:reference-mark-start text:name="ZOTERO_ITEM CSL_CITATION {&quot;citationID&quot;:&quot;oniQMimY&quot;,&quot;properties&quot;:{&quot;formattedCitation&quot;:&quot;[8]&quot;,&quot;plainCitation&quot;:&quot;[8]&quot;,&quot;noteIndex&quot;:0},&quot;citationItems&quot;:[{&quot;id&quot;:7903,&quot;uris&quot;:[&quot;http://zotero.org/users/3250960/items/DQQCRAX8&quot;],&quot;uri&quot;:[&quot;http://zotero.org/users/3250960/items/DQQCRAX8&quot;],&quot;itemData&quot;:{&quot;id&quot;:7903,&quot;type&quot;:&quot;article-journal&quot;,&quot;abstract&quot;:&quot;Protein stability in detergent or membrane-like environments is the bottleneck for structural studies on integral membrane proteins (IMP). Irrespective of the method to study the structure of an IMP, detergent solubilization from the membrane is usually the first step in the workflow. Here, we establish a simple, high-throughput screening method to identify optimal detergent conditions for membrane protein stabilization. We apply differential scanning fluorimetry in combination with scattering upon thermal denaturation to study the unfolding of integral membrane proteins. Nine different prokaryotic and eukaryotic membrane proteins were used as test cases to benchmark our detergent screening method. Our results show that it is possible to measure the stability and solubility of IMPs by diluting them from their initial solubilization condition into different detergents. We were able to identify groups of detergents with characteristic stabilization and destabilization effects for selected targets. We further show that fos-choline and PEG family detergents may lead to membrane protein destabilization and unfolding. Finally, we determined thenmodynamic parameters that are important indicators of IMP stability. The described protocol allows the identification of conditions that are suitable for downstream handling of membrane proteins during purification.&quot;,&quot;container-title&quot;:&quot;Scientific Reports&quot;,&quot;DOI&quot;:&quot;10.1038/s41598-019-46686-8&quot;,&quot;ISSN&quot;:&quot;2045-2322&quot;,&quot;issue&quot;:&quot;1&quot;,&quot;journalAbbreviation&quot;:&quot;Scientific Reports&quot;,&quot;page&quot;:&quot;10379&quot;,&quot;title&quot;:&quot;High-throughput stability screening for detergent-solubilized membrane proteins&quot;,&quot;volume&quot;:&quot;9&quot;,&quot;author&quot;:[{&quot;family&quot;:&quot;Kotov&quot;,&quot;given&quot;:&quot;Vadim&quot;},{&quot;family&quot;:&quot;Bartels&quot;,&quot;given&quot;:&quot;Kim&quot;},{&quot;family&quot;:&quot;Veith&quot;,&quot;given&quot;:&quot;Katharina&quot;},{&quot;family&quot;:&quot;Josts&quot;,&quot;given&quot;:&quot;Inokentijs&quot;},{&quot;family&quot;:&quot;Subhramanyam&quot;,&quot;given&quot;:&quot;Udaya K. Tiruttani&quot;},{&quot;family&quot;:&quot;Günther&quot;,&quot;given&quot;:&quot;Christian&quot;},{&quot;family&quot;:&quot;Labahn&quot;,&quot;given&quot;:&quot;Jörg&quot;},{&quot;family&quot;:&quot;Marlovits&quot;,&quot;given&quot;:&quot;Thomas C.&quot;},{&quot;family&quot;:&quot;Moraes&quot;,&quot;given&quot;:&quot;Isabel&quot;},{&quot;family&quot;:&quot;Tidow&quot;,&quot;given&quot;:&quot;Henning&quot;},{&quot;family&quot;:&quot;Löw&quot;,&quot;given&quot;:&quot;Christian&quot;},{&quot;family&quot;:&quot;Garcia-Alai&quot;,&quot;given&quot;:&quot;Maria M.&quot;}],&quot;issued&quot;:{&quot;date-parts&quot;:[[&quot;2019&quot;,7,17]]}}}],&quot;schema&quot;:&quot;https://github.com/citation-style-language/schema/raw/master/csl-citation.json&quot;} RNDIMvxsrNb79"/><text:span text:style-name="T114">[8]</text:span><text:reference-mark-end text:name="ZOTERO_ITEM CSL_CITATION {&quot;citationID&quot;:&quot;oniQMimY&quot;,&quot;properties&quot;:{&quot;formattedCitation&quot;:&quot;[8]&quot;,&quot;plainCitation&quot;:&quot;[8]&quot;,&quot;noteIndex&quot;:0},&quot;citationItems&quot;:[{&quot;id&quot;:7903,&quot;uris&quot;:[&quot;http://zotero.org/users/3250960/items/DQQCRAX8&quot;],&quot;uri&quot;:[&quot;http://zotero.org/users/3250960/items/DQQCRAX8&quot;],&quot;itemData&quot;:{&quot;id&quot;:7903,&quot;type&quot;:&quot;article-journal&quot;,&quot;abstract&quot;:&quot;Protein stability in detergent or membrane-like environments is the bottleneck for structural studies on integral membrane proteins (IMP). Irrespective of the method to study the structure of an IMP, detergent solubilization from the membrane is usually the first step in the workflow. Here, we establish a simple, high-throughput screening method to identify optimal detergent conditions for membrane protein stabilization. We apply differential scanning fluorimetry in combination with scattering upon thermal denaturation to study the unfolding of integral membrane proteins. Nine different prokaryotic and eukaryotic membrane proteins were used as test cases to benchmark our detergent screening method. Our results show that it is possible to measure the stability and solubility of IMPs by diluting them from their initial solubilization condition into different detergents. We were able to identify groups of detergents with characteristic stabilization and destabilization effects for selected targets. We further show that fos-choline and PEG family detergents may lead to membrane protein destabilization and unfolding. Finally, we determined thenmodynamic parameters that are important indicators of IMP stability. The described protocol allows the identification of conditions that are suitable for downstream handling of membrane proteins during purification.&quot;,&quot;container-title&quot;:&quot;Scientific Reports&quot;,&quot;DOI&quot;:&quot;10.1038/s41598-019-46686-8&quot;,&quot;ISSN&quot;:&quot;2045-2322&quot;,&quot;issue&quot;:&quot;1&quot;,&quot;journalAbbreviation&quot;:&quot;Scientific Reports&quot;,&quot;page&quot;:&quot;10379&quot;,&quot;title&quot;:&quot;High-throughput stability screening for detergent-solubilized membrane proteins&quot;,&quot;volume&quot;:&quot;9&quot;,&quot;author&quot;:[{&quot;family&quot;:&quot;Kotov&quot;,&quot;given&quot;:&quot;Vadim&quot;},{&quot;family&quot;:&quot;Bartels&quot;,&quot;given&quot;:&quot;Kim&quot;},{&quot;family&quot;:&quot;Veith&quot;,&quot;given&quot;:&quot;Katharina&quot;},{&quot;family&quot;:&quot;Josts&quot;,&quot;given&quot;:&quot;Inokentijs&quot;},{&quot;family&quot;:&quot;Subhramanyam&quot;,&quot;given&quot;:&quot;Udaya K. Tiruttani&quot;},{&quot;family&quot;:&quot;Günther&quot;,&quot;given&quot;:&quot;Christian&quot;},{&quot;family&quot;:&quot;Labahn&quot;,&quot;given&quot;:&quot;Jörg&quot;},{&quot;family&quot;:&quot;Marlovits&quot;,&quot;given&quot;:&quot;Thomas C.&quot;},{&quot;family&quot;:&quot;Moraes&quot;,&quot;given&quot;:&quot;Isabel&quot;},{&quot;family&quot;:&quot;Tidow&quot;,&quot;given&quot;:&quot;Henning&quot;},{&quot;family&quot;:&quot;Löw&quot;,&quot;given&quot;:&quot;Christian&quot;},{&quot;family&quot;:&quot;Garcia-Alai&quot;,&quot;given&quot;:&quot;Maria M.&quot;}],&quot;issued&quot;:{&quot;date-parts&quot;:[[&quot;2019&quot;,7,17]]}}}],&quot;schema&quot;:&quot;https://github.com/citation-style-language/schema/raw/master/csl-citation.json&quot;} RNDIMvxsrNb79"/><text:span text:style-name="T114">.</text:span></text:p>
      <text:h text:style-name="Heading_20_3" text:outline-level="3"><text:bookmark-start text:name="__RefHeading___Toc121329_2233964581"/><text:soft-page-break/>santoro1988di <text:bookmark-end text:name="__RefHeading___Toc121329_2233964581"/></text:h>
      <text:p text:style-name="P23">This model is a "descriptive" version of santoro1988<text:span text:style-name="T106">i</text:span> model. <text:span text:style-name="T106">The exponents with </text:span><text:span text:style-name="T56">Δ</text:span><text:span text:style-name="T83">Hm</text:span><text:span text:style-name="T84">1-2 and Tm1-2 are substituted to exponents using T_onset1-2 and Tm1-2 (see santoro1988d). Similarly to santoro1988</text:span><text:span text:style-name="T85">i,</text:span><text:span text:style-name="T84"> this model can describe unfolding curves with two transitions.</text:span></text:p>
      <text:p text:style-name="P35"><text:span text:style-name="T84">T</text:span><text:span text:style-name="T80">he final ranking metric is the sum of geometric means of Tm1 and T_</text:span><text:span text:style-name="T86">onset</text:span><text:span text:style-name="T87">1 and Tm2 and T_onset2.</text:span></text:p>
      <text:h text:style-name="P68" text:outline-level="2"><text:bookmark-start text:name="__RefHeading___Toc19565_1787345987"/>Kinetic models<text:bookmark-end text:name="__RefHeading___Toc19565_1787345987"/></text:h>
      <text:p text:style-name="P36">Kinetic models describe protein unfolding reactions via reaction rate constant, which links conversion of reactants to products with time. Arrhenius equation is used to model the temperature dependence of the reaction rate constant.</text:p>
      <text:h text:style-name="Heading_20_3" text:outline-level="3"><text:bookmark-start text:name="__RefHeading___Toc121331_2233964581"/>irrev <text:bookmark-end text:name="__RefHeading___Toc121331_2233964581"/></text:h>
      <text:p text:style-name="P24">This model assumes that protein exists in states N and U only and the unfolding reaction is irreversible <text:span text:style-name="T107">(N → U)</text:span>. <text:span text:style-name="T107">The law of signal F(T) is defined as follows:</text:span></text:p>
      <text:p text:style-name="P24"><text:s/><draw:frame draw:style-name="fr2" draw:name="Object4" text:anchor-type="as-char" svg:y="-0.152in" svg:width="2.5252in" svg:height="0.2134in" draw:z-index="4"><draw:object xlink:href="./Object 4" xlink:type="simple" xlink:show="embed" xlink:actuate="onLoad"/><draw:image xlink:href="./ObjectReplacements/Object 4" xlink:type="simple" xlink:show="embed" xlink:actuate="onLoad"/></draw:frame><text:s/></text:p>
      <text:p text:style-name="P19">where kN, bN are slope and intercept of the pre-transition (native) baseline, kU bU are slope and intercept of post-transition baseline <text:span text:style-name="T108">and xN(T) is fraction of natively folded molecules as a function of temperature. xN(T) is obtained via numeric integration:</text:span></text:p>
      <text:p text:style-name="P19"><text:s/><draw:frame draw:style-name="fr2" draw:name="Object5" text:anchor-type="as-char" svg:y="-0.3071in" svg:width="2.7075in" svg:height="0.5008in" draw:z-index="5"><draw:object xlink:href="./Object 5" xlink:type="simple" xlink:show="embed" xlink:actuate="onLoad"/><draw:image xlink:href="./ObjectReplacements/Object 5" xlink:type="simple" xlink:show="embed" xlink:actuate="onLoad"/></draw:frame><text:s/></text:p>
      <text:p text:style-name="Text_20_body"><text:span text:style-name="T108">where Tmin and Tmax are the start and end temperatures of the measurement, v is the scan rate (degrees/min), Ea is activation energy of unfolding, Tf is the temperature where reaction rate constant of unfolding (k) equals 1, R is the universal gas constant. xN is assumed to be 1 at Tmin. See ref</text:span>s <text:reference-mark-start text:name="ZOTERO_ITEM CSL_CITATION {&quot;citationID&quot;:&quot;VKANOTa5&quot;,&quot;properties&quot;:{&quot;unsorted&quot;:false,&quot;formattedCitation&quot;:&quot;[7], [9]&quot;,&quot;plainCitation&quot;:&quot;[7], [9]&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label&quot;:&quot;page&quot;},{&quot;id&quot;:8211,&quot;uris&quot;:[&quot;http://zotero.org/users/3250960/items/YVWLRQY9&quot;],&quot;uri&quot;:[&quot;http://zotero.org/users/3250960/items/YVWLRQY9&quot;],&quot;itemData&quot;:{&quot;id&quot;:8211,&quot;type&quot;:&quot;article-journal&quot;,&quot;abstract&quot;:&quot;A theoretical analysis of several protein denaturation models (Lumry-Eyring models) that include a rate-limited step leading to an irreversibly denatured state of the protein (the final state) has been carried out. The differential scanning calorimetry transitions predicted for these models can be broadly classified into four groups: situations A, B, C, and C′. (A) The transition is calorimetrically irreversible but the rate-limited, irreversible step takes place with significant rate only at temperatures slightly above those corresponding to the transition. Equilibrium thermodynamics analysis is permissible. (B) The transition is distorted by the occurrence of the rate-limited step; nevertheless, it contains thermodynamic information about the reversible unfolding of the protein, which could be obtained upon the appropriate data treatment. (C) The heat absorption is entirely determined by the kinetics of formation of the final state and no thermodynamic information can be extracted from the calorimetric transition; the rate-determining step is the irreversible process itself. (C′) same as C, but, in this case, the rate-determining step is a previous step in the unfolding pathway. It is shown that ligand and protein concentration effects on transitions corresponding to situation C (strongly rate-limited transitions) are similar to those predicted by equilibrium thermodynamics for simple reversible unfolding models. It has been widely held in recent literature that experimentally observed ligand and protein concentration effects support the applicability of equilibrium thermodynamics to irreversible protein denaturation. The theoretical analysis reported here disfavors this claim.&quot;,&quot;container-title&quot;:&quot;Biophysical Journal&quot;,&quot;ISSN&quot;:&quot;0006-3495&quot;,&quot;issue&quot;:&quot;4&quot;,&quot;journalAbbreviation&quot;:&quot;Biophys J&quot;,&quot;note&quot;:&quot;PMID: 19431826\nPMCID: PMC1260351&quot;,&quot;page&quot;:&quot;921-935&quot;,&quot;source&quot;:&quot;PubMed Central&quot;,&quot;title&quot;:&quot;Theoretical analysis of Lumry-Eyring models in differential scanning calorimetry&quot;,&quot;volume&quot;:&quot;61&quot;,&quot;author&quot;:[{&quot;family&quot;:&quot;Sanchez-Ruiz&quot;,&quot;given&quot;:&quot;Jose M.&quot;}],&quot;issued&quot;:{&quot;date-parts&quot;:[[&quot;1992&quot;,4]]}},&quot;label&quot;:&quot;page&quot;}],&quot;schema&quot;:&quot;https://github.com/citation-style-language/schema/raw/master/csl-citation.json&quot;} RNDQEGI0qcLxd"/>[7], [9]<text:reference-mark-end text:name="ZOTERO_ITEM CSL_CITATION {&quot;citationID&quot;:&quot;VKANOTa5&quot;,&quot;properties&quot;:{&quot;unsorted&quot;:false,&quot;formattedCitation&quot;:&quot;[7], [9]&quot;,&quot;plainCitation&quot;:&quot;[7], [9]&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label&quot;:&quot;page&quot;},{&quot;id&quot;:8211,&quot;uris&quot;:[&quot;http://zotero.org/users/3250960/items/YVWLRQY9&quot;],&quot;uri&quot;:[&quot;http://zotero.org/users/3250960/items/YVWLRQY9&quot;],&quot;itemData&quot;:{&quot;id&quot;:8211,&quot;type&quot;:&quot;article-journal&quot;,&quot;abstract&quot;:&quot;A theoretical analysis of several protein denaturation models (Lumry-Eyring models) that include a rate-limited step leading to an irreversibly denatured state of the protein (the final state) has been carried out. The differential scanning calorimetry transitions predicted for these models can be broadly classified into four groups: situations A, B, C, and C′. (A) The transition is calorimetrically irreversible but the rate-limited, irreversible step takes place with significant rate only at temperatures slightly above those corresponding to the transition. Equilibrium thermodynamics analysis is permissible. (B) The transition is distorted by the occurrence of the rate-limited step; nevertheless, it contains thermodynamic information about the reversible unfolding of the protein, which could be obtained upon the appropriate data treatment. (C) The heat absorption is entirely determined by the kinetics of formation of the final state and no thermodynamic information can be extracted from the calorimetric transition; the rate-determining step is the irreversible process itself. (C′) same as C, but, in this case, the rate-determining step is a previous step in the unfolding pathway. It is shown that ligand and protein concentration effects on transitions corresponding to situation C (strongly rate-limited transitions) are similar to those predicted by equilibrium thermodynamics for simple reversible unfolding models. It has been widely held in recent literature that experimentally observed ligand and protein concentration effects support the applicability of equilibrium thermodynamics to irreversible protein denaturation. The theoretical analysis reported here disfavors this claim.&quot;,&quot;container-title&quot;:&quot;Biophysical Journal&quot;,&quot;ISSN&quot;:&quot;0006-3495&quot;,&quot;issue&quot;:&quot;4&quot;,&quot;journalAbbreviation&quot;:&quot;Biophys J&quot;,&quot;note&quot;:&quot;PMID: 19431826\nPMCID: PMC1260351&quot;,&quot;page&quot;:&quot;921-935&quot;,&quot;source&quot;:&quot;PubMed Central&quot;,&quot;title&quot;:&quot;Theoretical analysis of Lumry-Eyring models in differential scanning calorimetry&quot;,&quot;volume&quot;:&quot;61&quot;,&quot;author&quot;:[{&quot;family&quot;:&quot;Sanchez-Ruiz&quot;,&quot;given&quot;:&quot;Jose M.&quot;}],&quot;issued&quot;:{&quot;date-parts&quot;:[[&quot;1992&quot;,4]]}},&quot;label&quot;:&quot;page&quot;}],&quot;schema&quot;:&quot;https://github.com/citation-style-language/schema/raw/master/csl-citation.json&quot;} RNDQEGI0qcLxd"/><text:span text:style-name="T109"> for derivation of similar equations for differential scanning calorimetry data.</text:span></text:p>
      <text:p text:style-name="P25">The final ranking metric for this model is <text:span text:style-name="T117">the</text:span> <text:span text:style-name="T112">negative logarithm of</text:span> the reaction rate constant at standard state temperature (<text:span text:style-name="T112">p</text:span>k_std). Similarly to dG_std in santor<text:span text:style-name="T118">o</text:span>1988, this metric integrates slope and inflection point of the unfolding curve <text:span text:style-name="T119">(represented here as Ea and Tf)</text:span> in a single measure of stability.</text:p>
      <text:h text:style-name="Heading_20_3" text:outline-level="3"><text:bookmark-start text:name="__RefHeading___Toc121333_2233964581"/>lumry_eyring <text:bookmark-end text:name="__RefHeading___Toc121333_2233964581"/></text:h>
      <text:p text:style-name="Text_20_body"><text:span text:style-name="T111">The Lumry-Eyring model</text:span> <text:reference-mark-start text:name="ZOTERO_ITEM CSL_CITATION {&quot;citationID&quot;:&quot;X1QBIB7S&quot;,&quot;properties&quot;:{&quot;formattedCitation&quot;:&quot;[10]&quot;,&quot;plainCitation&quot;:&quot;[10]&quot;,&quot;noteIndex&quot;:0},&quot;citationItems&quot;:[{&quot;id&quot;:8559,&quot;uris&quot;:[&quot;http://zotero.org/users/3250960/items/TQPY5784&quot;],&quot;uri&quot;:[&quot;http://zotero.org/users/3250960/items/TQPY5784&quot;],&quot;itemData&quot;:{&quot;id&quot;:8559,&quot;type&quot;:&quot;article-journal&quot;,&quot;container-title&quot;:&quot;The Journal of Physical Chemistry&quot;,&quot;DOI&quot;:&quot;10.1021/j150512a005&quot;,&quot;ISSN&quot;:&quot;0022-3654&quot;,&quot;issue&quot;:&quot;2&quot;,&quot;journalAbbreviation&quot;:&quot;J. Phys. Chem.&quot;,&quot;note&quot;:&quot;publisher: American Chemical Society&quot;,&quot;page&quot;:&quot;110-120&quot;,&quot;source&quot;:&quot;ACS Publications&quot;,&quot;title&quot;:&quot;Conformation Changes of Proteins&quot;,&quot;volume&quot;:&quot;58&quot;,&quot;author&quot;:[{&quot;family&quot;:&quot;Lumry&quot;,&quot;given&quot;:&quot;Rufus&quot;},{&quot;family&quot;:&quot;Eyring&quot;,&quot;given&quot;:&quot;Henry&quot;}],&quot;issued&quot;:{&quot;date-parts&quot;:[[&quot;1954&quot;,2,1]]}}}],&quot;schema&quot;:&quot;https://github.com/citation-style-language/schema/raw/master/csl-citation.json&quot;} RND323dO2fcqX"/>[10]<text:reference-mark-end text:name="ZOTERO_ITEM CSL_CITATION {&quot;citationID&quot;:&quot;X1QBIB7S&quot;,&quot;properties&quot;:{&quot;formattedCitation&quot;:&quot;[10]&quot;,&quot;plainCitation&quot;:&quot;[10]&quot;,&quot;noteIndex&quot;:0},&quot;citationItems&quot;:[{&quot;id&quot;:8559,&quot;uris&quot;:[&quot;http://zotero.org/users/3250960/items/TQPY5784&quot;],&quot;uri&quot;:[&quot;http://zotero.org/users/3250960/items/TQPY5784&quot;],&quot;itemData&quot;:{&quot;id&quot;:8559,&quot;type&quot;:&quot;article-journal&quot;,&quot;container-title&quot;:&quot;The Journal of Physical Chemistry&quot;,&quot;DOI&quot;:&quot;10.1021/j150512a005&quot;,&quot;ISSN&quot;:&quot;0022-3654&quot;,&quot;issue&quot;:&quot;2&quot;,&quot;journalAbbreviation&quot;:&quot;J. Phys. Chem.&quot;,&quot;note&quot;:&quot;publisher: American Chemical Society&quot;,&quot;page&quot;:&quot;110-120&quot;,&quot;source&quot;:&quot;ACS Publications&quot;,&quot;title&quot;:&quot;Conformation Changes of Proteins&quot;,&quot;volume&quot;:&quot;58&quot;,&quot;author&quot;:[{&quot;family&quot;:&quot;Lumry&quot;,&quot;given&quot;:&quot;Rufus&quot;},{&quot;family&quot;:&quot;Eyring&quot;,&quot;given&quot;:&quot;Henry&quot;}],&quot;issued&quot;:{&quot;date-parts&quot;:[[&quot;1954&quot;,2,1]]}}}],&quot;schema&quot;:&quot;https://github.com/citation-style-language/schema/raw/master/csl-citation.json&quot;} RND323dO2fcqX"/> <text:span text:style-name="T111">assumes that the protein exists in three states: native (N), unfolded (U) and aggregated (A). The reaction U → A is irreversible. Two more non-equilibrium reactions N → U and U → N with reaction rate constants kF and kR describe the transition from state N to state U. Fitting the whole model to typical experimental data is not stable, so in MoltenProt this model is applied in two steps:</text:span></text:p>
      <text:list xml:id="list3025055428" text:style-name="L17">
        <text:list-item>
          <text:p text:style-name="P149"><text:soft-page-break/>Scattering data (part of NanoDSF datasets if the respective detector is available) is fit with irrev model to obtain activation energy Ea and Tf (temperature where the rate constant is 1) for reaction <text:span text:style-name="T111">U → A. </text:span>It is assumed that states and N and U produce the same Scattering signal.</text:p>
        </text:list-item>
        <text:list-item>
          <text:p text:style-name="P149">The obtained parameters are supplied to the equation that describes protein unfolding signal F(T) (e.g. F350/F330 ratio in NanoDSF data) as a function of fraction native state xN, fraction unfolded state xU and fraction aggregated state xA.</text:p>
        </text:list-item>
      </text:list>
      <text:p text:style-name="P26"><text:s/><draw:frame draw:style-name="fr2" draw:name="Object6" text:anchor-type="as-char" svg:y="-0.152in" svg:width="3.1917in" svg:height="0.2134in" draw:z-index="7"><draw:object xlink:href="./Object 6" xlink:type="simple" xlink:show="embed" xlink:actuate="onLoad"/><draw:image xlink:href="./ObjectReplacements/Object 6" xlink:type="simple" xlink:show="embed" xlink:actuate="onLoad"/></draw:frame><text:s/></text:p>
      <text:p text:style-name="P26"><text:s/><draw:frame draw:style-name="fr2" draw:name="Object7" text:anchor-type="as-char" svg:y="-0.1484in" svg:width="1.0453in" svg:height="0.2091in" draw:z-index="8"><draw:object xlink:href="./Object 7" xlink:type="simple" xlink:show="embed" xlink:actuate="onLoad"/><draw:image xlink:href="./ObjectReplacements/Object 7" xlink:type="simple" xlink:show="embed" xlink:actuate="onLoad"/></draw:frame><text:s/></text:p>
      <text:p text:style-name="Text_20_body"><text:span text:style-name="T79">where kN, bN are slope and intercept of the pre-transition (native) baseline, kU bU are slope and intercept of the post-transition baseline (which is in fact represented by the A state, but not U), kI is the slope for the U state of unfolding. The equations for xU and xA are obtained with numeric integration</text:span> <text:reference-mark-start text:name="ZOTERO_ITEM CSL_CITATION {&quot;citationID&quot;:&quot;XsqE6Gcq&quot;,&quot;properties&quot;:{&quot;formattedCitation&quot;:&quot;[7]&quot;,&quot;plainCitation&quot;:&quot;[7]&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LYFhXQDcZC"/>[7]<text:reference-mark-end text:name="ZOTERO_ITEM CSL_CITATION {&quot;citationID&quot;:&quot;XsqE6Gcq&quot;,&quot;properties&quot;:{&quot;formattedCitation&quot;:&quot;[7]&quot;,&quot;plainCitation&quot;:&quot;[7]&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LYFhXQDcZC"/>.</text:p>
      <text:p text:style-name="P30">The final ranking metric for this model is the negative logarithm of the ratio of the reaction rate constants <text:span text:style-name="T120">for reactions N → U and U → N</text:span> calculated at standard state temperature (pk_ratio_std). <text:span text:style-name="T110">Similarly to dG_std in santoro1988, this metric integrates slope and inflection point of the unfolding curve in a single measure of stability. </text:span>The special feature of lumry_eyring model in MoltenProt is that it can integrate not only the information from individual readouts, but also combine the stability as measured by Scattering with one selected unfolding readout.</text:p>
      <text:h text:style-name="P55" text:outline-level="1"><text:bookmark-start text:name="__RefHeading___Toc11137_2219652069"/>Credits &amp; copyright<text:bookmark-end text:name="__RefHeading___Toc11137_2219652069"/></text:h>
      <text:h text:style-name="Heading_20_2" text:outline-level="2"><text:bookmark-start text:name="__RefHeading___Toc11139_2219652069"/>MoltenProt<text:bookmark-end text:name="__RefHeading___Toc11139_2219652069"/></text:h>
      <text:p text:style-name="Preformatted_20_Text">Copyright 2018,2019,2020 Vadim Kotov, Thomas C. Marlovits</text:p>
      <text:p text:style-name="Preformatted_20_Text"><text:s text:c="4"/>MoltenProt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MoltenProt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MoltenProt. <text:s/>If not, see &lt;https://www.gnu.org/licenses/&gt;.</text:p>
      <text:h text:style-name="P69" text:outline-level="2"><text:bookmark-start text:name="__RefHeading___Toc11141_2219652069"/>Dependencies<text:bookmark-end text:name="__RefHeading___Toc11141_2219652069"/></text:h>
      <text:h text:style-name="P83" text:outline-level="3"><text:bookmark-start text:name="__RefHeading___Toc53894_2233964581"/>pandas<text:bookmark-end text:name="__RefHeading___Toc53894_2233964581"/></text:h>
      <text:p text:style-name="Text_20_body">https://pandas.pydata.org/</text:p>
      <text:p text:style-name="Preformatted_20_Text"><text:soft-page-break/>Copyright (c) 2008-2011, AQR Capital Management, LLC, Lambda Foundry, Inc. and PyData Development Team</text:p>
      <text:p text:style-name="Preformatted_20_Text">All rights reserved.</text:p>
      <text:p text:style-name="Preformatted_20_Text"/>
      <text:p text:style-name="Preformatted_20_Text">Copyright (c) 2011-2020, Open source contributors.</text:p>
      <text:p text:style-name="Preformatted_20_Text"/>
      <text:p text:style-name="Preformatted_20_Text">Redistribution and use in source and binary forms, with or without</text:p>
      <text:p text:style-name="Preformatted_20_Text">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83" text:outline-level="3"><text:bookmark-start text:name="__RefHeading___Toc53896_2233964581"/>numpy<text:bookmark-end text:name="__RefHeading___Toc53896_2233964581"/></text:h>
      <text:p text:style-name="Text_20_body">http://numpy.org/</text:p>
      <text:p text:style-name="Preformatted_20_Text">Copyright © 2005-2020, NumPy Developers.</text:p>
      <text:p text:style-name="Preformatted_20_Text">All rights reserved.</text:p>
      <text:p text:style-name="Preformatted_20_Text">Redistribution and use in source and binary forms, with or without 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84" text:outline-level="3"><text:bookmark-start text:name="__RefHeading___Toc53898_2233964581"/><text:soft-page-break/>scipy<text:bookmark-end text:name="__RefHeading___Toc53898_2233964581"/></text:h>
      <text:p text:style-name="Text_20_body">https://scipy.org/</text:p>
      <text:p text:style-name="Preformatted_20_Text">Copyright © 2001, 2002 Enthought, Inc.</text:p>
      <text:p text:style-name="Preformatted_20_Text">All rights reserved.</text:p>
      <text:p text:style-name="Preformatted_20_Text"/>
      <text:p text:style-name="Preformatted_20_Text">Copyright © 2003-2019 SciPy Developers.</text:p>
      <text:p text:style-name="Preformatted_20_Text">All rights reserved.</text:p>
      <text:p text:style-name="Preformatted_20_Text">Redistribution and use in source and binary forms, with or without modification, are permitted provided that the following conditions are met:</text:p>
      <text:list xml:id="list312465979" text:style-name="L18">
        <text:list-item>
          <text:p text:style-name="P94">Redistributions of source code must retain the above copyright notice, this list of conditions and the following disclaimer.</text:p>
        </text:list-item>
        <text:list-item>
          <text:p text:style-name="P94">Redistributions in binary form must reproduce the above copyright notice, this list of conditions and the following disclaimer in the documentation and/or other materials provided with the distribution.</text:p>
        </text:list-item>
        <text:list-item>
          <text:p text:style-name="P94">Neither the name of Enthought nor the names of the SciPy Developers may be used to endorse or promote products derived from this software without specific prior written permission.</text:p>
        </text:list-item>
      </text:list>
      <text:p text:style-name="Preformatted_20_Text">THIS SOFTWARE IS PROVIDED BY THE COPYRIGHT HOLDER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85" text:outline-level="3"><text:bookmark-start text:name="__RefHeading___Toc53900_2233964581"/>matplotlib<text:bookmark-end text:name="__RefHeading___Toc53900_2233964581"/></text:h>
      <text:p text:style-name="P6">https://matplotlib.org/</text:p>
      <text:p text:style-name="P6">"Copyright (c) 2012-2013 Matplotlib Development Team; All Rights Reserved"</text:p>
      <text:h text:style-name="P86" text:outline-level="3"><text:bookmark-start text:name="__RefHeading___Toc53902_2233964581"/>PyQt5<text:bookmark-end text:name="__RefHeading___Toc53902_2233964581"/></text:h>
      <text:p text:style-name="P7">https://www.riverbankcomputing.com/software/pyqt/</text:p>
      <text:p text:style-name="Preformatted_20_Text">PyQt5 is copyright (c) Riverbank Computing Limited.</text:p>
      <text:p text:style-name="Preformatted_20_Text">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h text:style-name="P87" text:outline-level="3"><text:bookmark-start text:name="__RefHeading___Toc53904_2233964581"/>openpyxl<text:bookmark-end text:name="__RefHeading___Toc53904_2233964581"/></text:h>
      <text:p text:style-name="Text_20_body">https://openpyxl.readthedocs.io/en/stable/</text:p>
      <text:p text:style-name="Preformatted_20_Text">Copyright (c) 2010 openpyxl</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sublicense, and/or sell copies of the Software, and to</text:p>
      <text:p text:style-name="Preformatted_20_Text">permit persons to whom the Software is furnished to do so, subject to</text:p>
      <text:p text:style-name="Preformatted_20_Text">the following conditions:</text:p>
      <text:p text:style-name="Preformatted_20_Text"/>
      <text:p text:style-name="Preformatted_20_Text"><text:soft-page-break/>The above copyright notice and this permission notice shall be included</text:p>
      <text:p text:style-name="Preformatted_20_Text">in all copies or substantial portions of the Software.</text:p>
      <text:p text:style-name="Preformatted_20_Text"/>
      <text:p text:style-name="Preformatted_20_Text">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IN NO EVENT SHALL THE AUTHORS OR COPYRIGHT HOLDERS BE LIABLE FOR ANY</text:p>
      <text:p text:style-name="Preformatted_20_Text">CLAIM, DAMAGES OR OTHER LIABILITY, WHETHER IN AN ACTION OF CONTRACT,</text:p>
      <text:p text:style-name="Preformatted_20_Text">TORT OR OTHERWISE, ARISING FROM, OUT OF OR IN CONNECTION WITH THE</text:p>
      <text:p text:style-name="Preformatted_20_Text">SOFTWARE OR THE USE OR OTHER DEALINGS IN THE SOFTWARE.</text:p>
      <text:p text:style-name="Preformatted_20_Text"/>
      <text:p text:style-name="Preformatted_20_Text">Odict implementation in openpyxl/writer/odict.py uses the following licence:</text:p>
      <text:p text:style-name="Preformatted_20_Text"/>
      <text:p text:style-name="Preformatted_20_Text">Copyright (c) 2001-2011 Python Software Foundation</text:p>
      <text:p text:style-name="Preformatted_20_Text"><text:s text:c="14"/>2011 Raymond Hettinger</text:p>
      <text:p text:style-name="Preformatted_20_Text">License: PYTHON SOFTWARE FOUNDATION LICENSE VERSION 2</text:p>
      <text:p text:style-name="Preformatted_20_Text"><text:s text:c="9"/>See http://www.opensource.org/licenses/Python-2.0 for full terms</text:p>
      <text:p text:style-name="Preformatted_20_Text">Note: backport changes by Raymond were originally distributed under MIT</text:p>
      <text:p text:style-name="Preformatted_20_Text"><text:s text:c="6"/>license, but since the original license for Python is more </text:p>
      <text:p text:style-name="Preformatted_20_Text"><text:s text:c="6"/>restrictive than MIT, code cannot be released under its terms and</text:p>
      <text:p text:style-name="Preformatted_20_Text"><text:s text:c="6"/>still adheres to the limitations of Python license.</text:p>
      <text:h text:style-name="P88" text:outline-level="3"><text:bookmark-start text:name="__RefHeading___Toc53906_2233964581"/>xlrd<text:bookmark-end text:name="__RefHeading___Toc53906_2233964581"/></text:h>
      <text:p text:style-name="Text_20_body">https://pypi.org/project/xlrd/</text:p>
      <text:p text:style-name="Preformatted_20_Text">There are two licenses associated with xlrd. This one relates to the bulk of</text:p>
      <text:p text:style-name="Preformatted_20_Text">the work done on the library::</text:p>
      <text:p text:style-name="Preformatted_20_Text"/>
      <text:p text:style-name="Preformatted_20_Text"><text:s text:c="4"/>Portions copyright © 2005-2009, Stephen John Machin, Lingfo Pty Ltd</text:p>
      <text:p text:style-name="Preformatted_20_Text"><text:s text:c="4"/>All rights reserved.</text:p>
      <text:p text:style-name="Preformatted_20_Text"/>
      <text:p text:style-name="Preformatted_20_Text"><text:s text:c="4"/>Redistribution and use in source and binary forms, with or without</text:p>
      <text:p text:style-name="Preformatted_20_Text"><text:s text:c="4"/>modification, are permitted provided that the following conditions are met:</text:p>
      <text:p text:style-name="Preformatted_20_Text"/>
      <text:p text:style-name="Preformatted_20_Text"><text:s text:c="4"/>1. Redistributions of source code must retain the above copyright notice,</text:p>
      <text:p text:style-name="Preformatted_20_Text"><text:s text:c="4"/>this list of conditions and the following disclaimer.</text:p>
      <text:p text:style-name="Preformatted_20_Text"/>
      <text:p text:style-name="Preformatted_20_Text"><text:s text:c="4"/>2. Redistributions in binary form must reproduce the above copyright notice,</text:p>
      <text:p text:style-name="Preformatted_20_Text"><text:s text:c="4"/>this list of conditions and the following disclaimer in the documentation</text:p>
      <text:p text:style-name="Preformatted_20_Text"><text:s text:c="4"/>and/or other materials provided with the distribution.</text:p>
      <text:p text:style-name="Preformatted_20_Text"/>
      <text:p text:style-name="Preformatted_20_Text"><text:s text:c="4"/>3. None of the names of Stephen John Machin, Lingfo Pty Ltd and any</text:p>
      <text:p text:style-name="Preformatted_20_Text"><text:s text:c="4"/>contributors may be used to endorse or promote products derived from this</text:p>
      <text:p text:style-name="Preformatted_20_Text"><text:s text:c="4"/>software without specific prior written permission.</text:p>
      <text:p text:style-name="Preformatted_20_Text"/>
      <text:p text:style-name="Preformatted_20_Text"><text:s text:c="4"/>THIS SOFTWARE IS PROVIDED BY THE COPYRIGHT HOLDERS AND CONTRIBUTORS "AS IS"</text:p>
      <text:p text:style-name="Preformatted_20_Text"><text:s text:c="4"/>AND ANY EXPRESS OR IMPLIED WARRANTIES, INCLUDING, BUT NOT LIMITED TO,</text:p>
      <text:p text:style-name="Preformatted_20_Text"><text:s text:c="4"/>THE IMPLIED WARRANTIES OF MERCHANTABILITY AND FITNESS FOR A PARTICULAR</text:p>
      <text:p text:style-name="Preformatted_20_Text"><text:s text:c="4"/>PURPOSE ARE DISCLAIMED. IN NO EVENT SHALL THE COPYRIGHT OWNER OR CONTRIBUTORS</text:p>
      <text:p text:style-name="Preformatted_20_Text"><text:s text:c="4"/>BE LIABLE FOR ANY DIRECT, INDIRECT, INCIDENTAL, SPECIAL, EXEMPLARY, OR</text:p>
      <text:p text:style-name="Preformatted_20_Text"><text:s text:c="4"/>CONSEQUENTIAL DAMAGES (INCLUDING, BUT NOT LIMITED TO, PROCUREMENT OF</text:p>
      <text:p text:style-name="Preformatted_20_Text"><text:s text:c="4"/>SUBSTITUTE GOODS OR SERVICES; LOSS OF USE, DATA, OR PROFITS; OR BUSINESS</text:p>
      <text:p text:style-name="Preformatted_20_Text"><text:s text:c="4"/>INTERRUPTION) HOWEVER CAUSED AND ON ANY THEORY OF LIABILITY, WHETHER IN</text:p>
      <text:p text:style-name="Preformatted_20_Text"><text:s text:c="4"/>CONTRACT, STRICT LIABILITY, OR TORT (INCLUDING NEGLIGENCE OR OTHERWISE)</text:p>
      <text:p text:style-name="Preformatted_20_Text"><text:s text:c="4"/>ARISING IN ANY WAY OUT OF THE USE OF THIS SOFTWARE, EVEN IF ADVISED OF</text:p>
      <text:p text:style-name="Preformatted_20_Text"><text:s text:c="4"/>THE POSSIBILITY OF SUCH DAMAGE.</text:p>
      <text:p text:style-name="Preformatted_20_Text"/>
      <text:p text:style-name="Preformatted_20_Text">This one covers some earlier work::</text:p>
      <text:p text:style-name="Preformatted_20_Text"/>
      <text:p text:style-name="Preformatted_20_Text"><text:s text:c="4"/>/*-</text:p>
      <text:p text:style-name="Preformatted_20_Text"><text:s text:c="5"/>* Copyright (c) 2001 David Giffin.</text:p>
      <text:p text:style-name="Preformatted_20_Text"><text:s text:c="5"/>* All rights reserved.</text:p>
      <text:p text:style-name="Preformatted_20_Text"><text:soft-page-break/><text:s text:c="5"/>*</text:p>
      <text:p text:style-name="Preformatted_20_Text"><text:s text:c="5"/>* Based on the the Java version: Andrew Khan Copyright (c) 2000.</text:p>
      <text:p text:style-name="Preformatted_20_Text"><text:s text:c="5"/>*</text:p>
      <text:p text:style-name="Preformatted_20_Text"><text:s text:c="5"/>*</text:p>
      <text:p text:style-name="Preformatted_20_Text"><text:s text:c="5"/>* Redistribution and use in source and binary forms, with or without</text:p>
      <text:p text:style-name="Preformatted_20_Text"><text:s text:c="5"/>* modification, are permitted provided that the following conditions</text:p>
      <text:p text:style-name="Preformatted_20_Text"><text:s text:c="5"/>* are met:</text:p>
      <text:p text:style-name="Preformatted_20_Text"><text:s text:c="5"/>*</text:p>
      <text:p text:style-name="Preformatted_20_Text"><text:s text:c="5"/>* 1. Redistributions of source code must retain the above copyright</text:p>
      <text:p text:style-name="Preformatted_20_Text"><text:s text:c="5"/>* <text:s text:c="3"/>notice, this list of conditions and the following disclaimer.</text:p>
      <text:p text:style-name="Preformatted_20_Text"><text:s text:c="5"/>*</text:p>
      <text:p text:style-name="Preformatted_20_Text"><text:s text:c="5"/>* 2. Redistributions in binary form must reproduce the above copyright</text:p>
      <text:p text:style-name="Preformatted_20_Text"><text:s text:c="5"/>* <text:s text:c="3"/>notice, this list of conditions and the following disclaimer in</text:p>
      <text:p text:style-name="Preformatted_20_Text"><text:s text:c="5"/>* <text:s text:c="3"/>the documentation and/or other materials provided with the</text:p>
      <text:p text:style-name="Preformatted_20_Text"><text:s text:c="5"/>* <text:s text:c="3"/>distribution.</text:p>
      <text:p text:style-name="Preformatted_20_Text"><text:s text:c="5"/>*</text:p>
      <text:p text:style-name="Preformatted_20_Text"><text:s text:c="5"/>* 3. All advertising materials mentioning features or use of this</text:p>
      <text:p text:style-name="Preformatted_20_Text"><text:s text:c="5"/>* <text:s text:c="3"/>software must display the following acknowledgment:</text:p>
      <text:p text:style-name="Preformatted_20_Text"><text:s text:c="5"/>* <text:s text:c="3"/>"This product includes software developed by</text:p>
      <text:p text:style-name="Preformatted_20_Text"><text:s text:c="5"/>* <text:s text:c="4"/>David Giffin &lt;david@giffin.org&gt;."</text:p>
      <text:p text:style-name="Preformatted_20_Text"><text:s text:c="5"/>*</text:p>
      <text:p text:style-name="Preformatted_20_Text"><text:s text:c="5"/>* 4. Redistributions of any form whatsoever must retain the following</text:p>
      <text:p text:style-name="Preformatted_20_Text"><text:s text:c="5"/>* <text:s text:c="3"/>acknowledgment:</text:p>
      <text:p text:style-name="Preformatted_20_Text"><text:s text:c="5"/>* <text:s text:c="3"/>"This product includes software developed by</text:p>
      <text:p text:style-name="Preformatted_20_Text"><text:s text:c="5"/>* <text:s text:c="4"/>David Giffin &lt;david@giffin.org&gt;."</text:p>
      <text:p text:style-name="Preformatted_20_Text"><text:s text:c="5"/>*</text:p>
      <text:p text:style-name="Preformatted_20_Text"><text:s text:c="5"/>* THIS SOFTWARE IS PROVIDED BY DAVID GIFFIN ``AS IS'' AND ANY</text:p>
      <text:p text:style-name="Preformatted_20_Text"><text:s text:c="5"/>* EXPRESSED OR IMPLIED WARRANTIES, INCLUDING, BUT NOT LIMITED TO, THE</text:p>
      <text:p text:style-name="Preformatted_20_Text"><text:s text:c="5"/>* IMPLIED WARRANTIES OF MERCHANTABILITY AND FITNESS FOR A PARTICULAR</text:p>
      <text:p text:style-name="Preformatted_20_Text"><text:s text:c="5"/>* PURPOSE ARE DISCLAIMED. <text:s/>IN NO EVENT SHALL DAVID GIFFIN OR</text:p>
      <text:p text:style-name="Preformatted_20_Text"><text:s text:c="5"/>* ITS CONTRIBUTORS BE LIABLE FOR ANY DIRECT, INDIRECT, INCIDENTAL,</text:p>
      <text:p text:style-name="Preformatted_20_Text"><text:s text:c="5"/>* SPECIAL, EXEMPLARY, OR CONSEQUENTIAL DAMAGES (INCLUDING, BUT</text:p>
      <text:p text:style-name="Preformatted_20_Text"><text:s text:c="5"/>* NOT LIMITED TO, PROCUREMENT OF SUBSTITUTE GOODS OR SERVICES;</text:p>
      <text:p text:style-name="Preformatted_20_Text"><text:s text:c="5"/>* LOSS OF USE, DATA, OR PROFITS; OR BUSINESS INTERRUPTION)</text:p>
      <text:p text:style-name="Preformatted_20_Text"><text:s text:c="5"/>* HOWEVER CAUSED AND ON ANY THEORY OF LIABILITY, WHETHER IN CONTRACT,</text:p>
      <text:p text:style-name="Preformatted_20_Text"><text:s text:c="5"/>* STRICT LIABILITY, OR TORT (INCLUDING NEGLIGENCE OR OTHERWISE)</text:p>
      <text:p text:style-name="Preformatted_20_Text"><text:s text:c="5"/>* ARISING IN ANY WAY OUT OF THE USE OF THIS SOFTWARE, EVEN IF ADVISED</text:p>
      <text:p text:style-name="Preformatted_20_Text"><text:s text:c="5"/>* OF THE POSSIBILITY OF SUCH DAMAGE.</text:p>
      <text:p text:style-name="Preformatted_20_Text"><text:s text:c="5"/>*</text:p>
      <text:h text:style-name="P89" text:outline-level="3"><text:bookmark-start text:name="__RefHeading___Toc53908_2233964581"/>joblib<text:bookmark-end text:name="__RefHeading___Toc53908_2233964581"/></text:h>
      <text:p text:style-name="Text_20_body">https://joblib.readthedocs.io/</text:p>
      <text:p text:style-name="Preformatted_20_Text">Copyright (c) 2008-2016, The joblib developers.</text:p>
      <text:p text:style-name="Preformatted_20_Text">All rights reserved.</text:p>
      <text:p text:style-name="Preformatted_20_Text"/>
      <text:p text:style-name="Preformatted_20_Text">Redistribution and use in source and binary forms, with or without</text:p>
      <text:p text:style-name="Preformatted_20_Text">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text:soft-page-break/>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90" text:outline-level="3"><text:bookmark-start text:name="__RefHeading___Toc11143_2219652069"/>Oxygen icons<text:bookmark-end text:name="__RefHeading___Toc11143_2219652069"/></text:h>
      <text:p text:style-name="Text_20_body">https://github.com/KDE/oxygen-icons</text:p>
      <text:p text:style-name="Preformatted_20_Text">The Oxygen Icon Theme</text:p>
      <text:p text:style-name="Preformatted_20_Text"><text:s text:c="4"/>Copyright (C) 2007 Nuno Pinheiro &lt;nuno@oxygen-icons.org&gt;</text:p>
      <text:p text:style-name="Preformatted_20_Text"><text:s text:c="4"/>Copyright (C) 2007 David Vignoni &lt;david@icon-king.com&gt;</text:p>
      <text:p text:style-name="Preformatted_20_Text"><text:s text:c="4"/>Copyright (C) 2007 David Miller &lt;miller@oxygen-icons.org&gt;</text:p>
      <text:p text:style-name="Preformatted_20_Text"><text:s text:c="4"/>Copyright (C) 2007 Johann Ollivier Lapeyre &lt;johann@oxygen-icons.org&gt;</text:p>
      <text:p text:style-name="Preformatted_20_Text"><text:s text:c="4"/>Copyright (C) 2007 Kenneth Wimer &lt;kwwii@bootsplash.org&gt;</text:p>
      <text:p text:style-name="Preformatted_20_Text"><text:s text:c="4"/>Copyright (C) 2007 Riccardo Iaconelli &lt;riccardo@oxygen-icons.org&gt;</text:p>
      <text:p text:style-name="Preformatted_20_Text"><text:s text:c="4"/></text:p>
      <text:p text:style-name="Preformatted_20_Text"/>
      <text:p text:style-name="Preformatted_20_Text">and others</text:p>
      <text:p text:style-name="Preformatted_20_Text"/>
      <text:p text:style-name="Preformatted_20_Text"><text:s text:c="4"/>This library is free software; you can redistribute it and/or</text:p>
      <text:p text:style-name="Preformatted_20_Text"><text:s text:c="4"/>modify it under the terms of the GNU Lesser General Public</text:p>
      <text:p text:style-name="Preformatted_20_Text"><text:s text:c="4"/>License as published by the Free Software Foundation; either</text:p>
      <text:p text:style-name="Preformatted_20_Text"><text:s text:c="4"/>version 3 of the License, or (at your option) any later version.</text:p>
      <text:p text:style-name="Preformatted_20_Text"/>
      <text:p text:style-name="Preformatted_20_Text"><text:s text:c="4"/>This library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 GNU</text:p>
      <text:p text:style-name="Preformatted_20_Text"><text:s text:c="4"/>Lesser General Public License for more details.</text:p>
      <text:p text:style-name="Preformatted_20_Text"/>
      <text:p text:style-name="Preformatted_20_Text"><text:s text:c="4"/>You should have received a copy of the GNU Lesser General Public</text:p>
      <text:p text:style-name="Preformatted_20_Text"><text:s text:c="4"/>License along with this library. If not, see &lt;http://www.gnu.org/licenses/&gt;.</text:p>
      <text:p text:style-name="Preformatted_20_Text"/>
      <text:p text:style-name="Preformatted_20_Text">Clarification:</text:p>
      <text:p text:style-name="Preformatted_20_Text"/>
      <text:p text:style-name="Preformatted_20_Text"><text:s text:c="2"/>The GNU Lesser General Public License or LGPL is written for</text:p>
      <text:p text:style-name="Preformatted_20_Text"><text:s text:c="2"/>software libraries in the first place. We expressly want the LGPL to</text:p>
      <text:p text:style-name="Preformatted_20_Text"><text:s text:c="2"/>be valid for this artwork library too.</text:p>
      <text:p text:style-name="Preformatted_20_Text"/>
      <text:p text:style-name="Preformatted_20_Text"><text:s text:c="2"/>KDE Oxygen theme icons is a special kind of software library, it is an</text:p>
      <text:p text:style-name="Preformatted_20_Text"><text:s text:c="2"/>artwork library, it's elements can be used in a Graphical User Interface, or</text:p>
      <text:p text:style-name="Preformatted_20_Text"><text:s text:c="2"/>GUI.</text:p>
      <text:p text:style-name="Preformatted_20_Text"/>
      <text:p text:style-name="Preformatted_20_Text"><text:s text:c="2"/>Source code, for this library means:</text:p>
      <text:p text:style-name="Preformatted_20_Text"><text:s text:c="3"/>- where they exist, SVG;</text:p>
      <text:p text:style-name="Preformatted_20_Text"><text:s text:c="3"/>- otherwise, if applicable, the multi-layered formats xcf or psd, or</text:p>
      <text:p text:style-name="Preformatted_20_Text"><text:s text:c="2"/>otherwise png.</text:p>
      <text:p text:style-name="Preformatted_20_Text"/>
      <text:p text:style-name="Preformatted_20_Text"><text:s text:c="2"/>The LGPL in some sections obliges you to make the files carry</text:p>
      <text:p text:style-name="Preformatted_20_Text"><text:s text:c="2"/>notices. With images this is in some cases impossible or hardly useful.</text:p>
      <text:p text:style-name="Preformatted_20_Text"/>
      <text:p text:style-name="Preformatted_20_Text"><text:s text:c="2"/>With this library a notice is placed at a prominent place in the directory</text:p>
      <text:p text:style-name="Preformatted_20_Text"><text:s text:c="2"/>containing the elements. You may follow this practice.</text:p>
      <text:p text:style-name="Preformatted_20_Text"/>
      <text:p text:style-name="Preformatted_20_Text"><text:s text:c="2"/>The exception in section 5 of the GNU Lesser General Public License covers</text:p>
      <text:p text:style-name="Preformatted_20_Text"><text:s text:c="2"/>the use of elements of this art library in a GUI.</text:p>
      <text:p text:style-name="Preformatted_20_Text"/>
      <text:p text:style-name="Preformatted_20_Text"><text:s text:c="2"/>kde-artists [at] kde.org</text:p>
      <text:p text:style-name="Preformatted_20_Text"/>
      <text:h text:style-name="Heading_20_2" text:outline-level="2"><text:soft-page-break/>Other</text:h>
      <text:p text:style-name="P43">NanoTemper, Prometheus and nanoDSF are registered trademarks of NanoTemper Technologies GmbH.</text:p>
      <text:h text:style-name="P56" text:outline-level="1"><text:bookmark-start text:name="__RefHeading___Toc9936_2219652069"/>References<text:bookmark-end text:name="__RefHeading___Toc9936_2219652069"/></text:h>
      <text:section text:style-name="Sect1" text:name="ZOTERO_BIBL {&quot;uncited&quot;:[],&quot;omitted&quot;:[],&quot;custom&quot;:[]} CSL_BIBLIOGRAPHY RNDh2RpshK2O2">
        <text:p text:style-name="Bibliography_20_1">[1]<text:tab/>V. Kotov <text:span text:style-name="T3">et al.</text:span>, “In-depth Interrogation of Protein Thermal Unfolding Data with MoltenProt,” <text:span text:style-name="T3">Protein Science</text:span>, vol. n/a, no. n/a, doi: https://doi.org/10.1002/pro.3986.</text:p>
        <text:p text:style-name="Bibliography_20_1">[2]<text:tab/>V. Kotov <text:span text:style-name="T3">et al.</text:span>, “In-depth interrogation of protein thermal unfolding data with MoltenProt,” <text:span text:style-name="T3">Protein Science</text:span>, vol. 30, no. 1, pp. 201–217, 2021, doi: https://doi.org/10.1002/pro.3986.</text:p>
        <text:p text:style-name="Bibliography_20_1">[3]<text:tab/>A. D. Robertson and K. P. Murphy, “Protein Structure and the Energetics of Protein Stability,” <text:span text:style-name="T3">Chem. Rev.</text:span>, vol. 97, no. 5, pp. 1251–1268, Aug. 1997, doi: 10.1021/cr960383c.</text:p>
        <text:p text:style-name="Bibliography_20_1">[4]<text:tab/>E. Monsellier and H. Bedouelle, “Quantitative measurement of protein stability from unfolding equilibria monitored with the fluorescence maximum wavelength,” <text:span text:style-name="T3">Protein Eng Des Sel</text:span>, vol. 18, no. 9, pp. 445–456, Sep. 2005, doi: 10.1093/protein/gzi046.</text:p>
        <text:p text:style-name="Bibliography_20_1">[5]<text:tab/>H. Bedouelle, “Principles and equations for measuring and interpreting protein stability: From monomer to tetramer,” <text:span text:style-name="T3">Biochimie</text:span>, vol. 121, pp. 29–37, Feb. 2016, doi: 10.1016/j.biochi.2015.11.013.</text:p>
        <text:p text:style-name="Bibliography_20_1">[6]<text:tab/>M. M. Santoro and D. W. Bolen, “Unfolding free energy changes determined by the linear extrapolation method. 1. Unfolding of phenylmethanesulfonyl α-chymotrypsin using different denaturants,” <text:span text:style-name="T3">Biochemistry</text:span>, vol. 27, no. 21, pp. 8063–8068, Oct. 1988, doi: 10.1021/bi00421a014.</text:p>
        <text:p text:style-name="Bibliography_20_1">[7]<text:tab/>S. Mazurenko, A. Kunka, K. Beerens, C. M. Johnson, J. Damborsky, and Z. Prokop, “Exploration of Protein Unfolding by Modelling Calorimetry Data from Reheating,” <text:span text:style-name="T3">Sci Rep</text:span>, vol. 7, Nov. 2017, doi: 10.1038/s41598-017-16360-y.</text:p>
        <text:p text:style-name="Bibliography_20_1">[8]<text:tab/>V. Kotov <text:span text:style-name="T3">et al.</text:span>, “High-throughput stability screening for detergent-solubilized membrane proteins,” <text:span text:style-name="T3">Scientific Reports</text:span>, vol. 9, no. 1, p. 10379, Jul. 2019, doi: 10.1038/s41598-019-46686-8.</text:p>
        <text:p text:style-name="Bibliography_20_1">[9]<text:tab/>J. M. Sanchez-Ruiz, “Theoretical analysis of Lumry-Eyring models in differential scanning calorimetry,” <text:span text:style-name="T3">Biophys J</text:span>, vol. 61, no. 4, pp. 921–935, Apr. 1992.</text:p>
        <text:p text:style-name="Bibliography_20_1">[10]<text:tab/>R. Lumry and H. Eyring, “Conformation Changes of Proteins,” <text:span text:style-name="T3">J. Phys. Chem.</text:span>, vol. 58, no. 2, pp. 110–120, Feb. 1954, doi: 10.1021/j150512a00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face style:name="DejaVu Sans" svg:font-family="'DejaVu Sans'" style:font-adornments="Book"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1" fo:font-family="'DejaVu Sans'" style:font-style-name="Book" style:font-family-generic="swiss" style:font-pitch="variable" officeooo:rsid="0061be8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style-name="Book" style:font-family-generic="swiss" style:font-pitch="variabl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text-properties style:font-name="DejaVu Sans1" fo:font-family="'DejaVu Sans'" style:font-style-name="Book"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Vadim Kotov</meta:initial-creator>
    <meta:creation-date>2020-03-28T14:58:48.910666897</meta:creation-date>
    <meta:generator>LibreOffice/7.1.5.2$Linux_X86_64 LibreOffice_project/10$Build-2</meta:generator>
    <dc:date>2021-09-03T16:20:22.534848991</dc:date>
    <meta:editing-duration>P27DT15H41M7S</meta:editing-duration>
    <meta:editing-cycles>347</meta:editing-cycles>
    <dc:creator>Vadim Kotov</dc:creator>
    <meta:document-statistic meta:table-count="0" meta:image-count="2" meta:object-count="7" meta:page-count="24" meta:paragraph-count="543" meta:word-count="7887" meta:character-count="50531" meta:non-whitespace-character-count="42655"/>
    <meta:user-defined meta:name="ZOTERO_PREF_1">&lt;data data-version="3" zotero-version="5.0.96.3"&gt;&lt;session id="Xx5UdHTa"/&gt;&lt;style id="http://www.zotero.org/styles/ieee" locale="en-U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i>F</mi>
      <mrow>
        <mrow>
          <mo fence="true" stretchy="false">(</mo>
          <mrow>
            <mi>T</mi>
          </mrow>
          <mo fence="true" stretchy="false">)</mo>
        </mrow>
        <mo stretchy="false">=</mo>
        <mfrac>
          <mrow>
            <mrow>
              <mrow>
                <msub>
                  <mi>k</mi>
                  <mi>N</mi>
                </msub>
                <mo stretchy="false">⋅</mo>
                <mi>T</mi>
              </mrow>
              <mo stretchy="false">+</mo>
              <msub>
                <mi>b</mi>
                <mi>N</mi>
              </msub>
              <mo stretchy="false">+</mo>
              <mrow>
                <mrow>
                  <mo fence="true" stretchy="false">(</mo>
                  <mrow>
                    <mrow>
                      <mrow>
                        <msub>
                          <mi>k</mi>
                          <mi>U</mi>
                        </msub>
                        <mo stretchy="false">⋅</mo>
                        <mi>T</mi>
                      </mrow>
                      <mo stretchy="false">+</mo>
                      <msub>
                        <mi>b</mi>
                        <mi>U</mi>
                      </msub>
                    </mrow>
                  </mrow>
                  <mo fence="true" stretchy="false">)</mo>
                </mrow>
                <mo stretchy="false">⋅</mo>
                <mi>exp</mi>
              </mrow>
            </mrow>
            <mrow>
              <mo fence="true" stretchy="false">(</mo>
              <mrow>
                <mrow>
                  <mfrac>
                    <mrow>
                      <mi mathvariant="normal">Δ</mi>
                      <msub>
                        <mi>H</mi>
                        <mi>m</mi>
                      </msub>
                    </mrow>
                    <mi>R</mi>
                  </mfrac>
                  <mo stretchy="false">⋅</mo>
                  <mrow>
                    <mo fence="true" stretchy="false">(</mo>
                    <mrow>
                      <mrow>
                        <mfrac>
                          <mn>1</mn>
                          <msub>
                            <mi>T</mi>
                            <mi>m</mi>
                          </msub>
                        </mfrac>
                        <mo stretchy="false">−</mo>
                        <mfrac>
                          <mn>1</mn>
                          <mi>T</mi>
                        </mfrac>
                      </mrow>
                    </mrow>
                    <mo fence="true" stretchy="false">)</mo>
                  </mrow>
                </mrow>
              </mrow>
              <mo fence="true" stretchy="false">)</mo>
            </mrow>
          </mrow>
          <mrow>
            <mrow>
              <mn>1</mn>
              <mo stretchy="false">+</mo>
              <mi>exp</mi>
            </mrow>
            <mrow>
              <mo fence="true" stretchy="false">(</mo>
              <mrow>
                <mrow>
                  <mfrac>
                    <mrow>
                      <mi mathvariant="normal">Δ</mi>
                      <msub>
                        <mi>H</mi>
                        <mi>m</mi>
                      </msub>
                    </mrow>
                    <mi>R</mi>
                  </mfrac>
                  <mo stretchy="false">⋅</mo>
                  <mrow>
                    <mo fence="true" stretchy="false">(</mo>
                    <mrow>
                      <mrow>
                        <mfrac>
                          <mn>1</mn>
                          <msub>
                            <mi>T</mi>
                            <mi>m</mi>
                          </msub>
                        </mfrac>
                        <mo stretchy="false">−</mo>
                        <mfrac>
                          <mn>1</mn>
                          <mi>T</mi>
                        </mfrac>
                      </mrow>
                    </mrow>
                    <mo fence="true" stretchy="false">)</mo>
                  </mrow>
                </mrow>
              </mrow>
              <mo fence="true" stretchy="false">)</mo>
            </mrow>
          </mrow>
        </mfrac>
      </mrow>
    </mrow>
    <annotation encoding="StarMath 5.0">F( T ) = {k_N cdot T + b_N + (k_U cdot T + b_U) cdot exp({%DELTA H_m } over R cdot (1 over T_m - 1 over T)) } over {1+exp({%DELTA H_m } over R cdot (1 over T_m - 1 over T))} </annotation>
  </semantics>
</math>
</file>

<file path=Object 2/content.xml><?xml version="1.0" encoding="utf-8"?>
<math xmlns="http://www.w3.org/1998/Math/MathML" display="block">
  <semantics>
    <mrow>
      <mi>F</mi>
      <mrow>
        <mrow>
          <mo fence="true" form="prefix" stretchy="false">(</mo>
          <mrow>
            <mi>T</mi>
          </mrow>
          <mo fence="true" form="postfix" stretchy="false">)</mo>
        </mrow>
        <mo stretchy="false">=</mo>
        <mfrac>
          <mrow>
            <mrow>
              <mrow>
                <msub>
                  <mi>k</mi>
                  <mi>N</mi>
                </msub>
                <mo stretchy="false">⋅</mo>
                <mi>T</mi>
              </mrow>
              <mo stretchy="false">+</mo>
              <msub>
                <mi>b</mi>
                <mi>N</mi>
              </msub>
              <mo stretchy="false">+</mo>
              <mrow>
                <msub>
                  <mi>k</mi>
                  <mi>I</mi>
                </msub>
                <mo stretchy="false">⋅</mo>
                <mi>exp</mi>
              </mrow>
            </mrow>
            <mrow>
              <mrow>
                <mo fence="true" form="prefix" stretchy="false">(</mo>
                <mrow>
                  <mrow>
                    <mfrac>
                      <mrow>
                        <mi mathvariant="normal">Δ</mi>
                        <msub>
                          <mi>H</mi>
                          <mrow>
                            <mi>m</mi>
                            <mn>1</mn>
                          </mrow>
                        </msub>
                      </mrow>
                      <mi>R</mi>
                    </mfrac>
                    <mo stretchy="false">⋅</mo>
                    <mrow>
                      <mo fence="true" form="prefix" stretchy="false">(</mo>
                      <mrow>
                        <mrow>
                          <mfrac>
                            <mn>1</mn>
                            <msub>
                              <mi>T</mi>
                              <mn>1</mn>
                            </msub>
                          </mfrac>
                          <mo stretchy="false">−</mo>
                          <mfrac>
                            <mn>1</mn>
                            <mi>T</mi>
                          </mfrac>
                        </mrow>
                      </mrow>
                      <mo fence="true" form="postfix" stretchy="false">)</mo>
                    </mrow>
                  </mrow>
                </mrow>
                <mo fence="true" form="postfix" stretchy="false">)</mo>
              </mrow>
              <mo stretchy="false">+</mo>
              <mrow>
                <mrow>
                  <mo fence="true" form="prefix" stretchy="false">(</mo>
                  <mrow>
                    <mrow>
                      <mrow>
                        <msub>
                          <mi>k</mi>
                          <mi>U</mi>
                        </msub>
                        <mo stretchy="false">⋅</mo>
                        <mi>T</mi>
                      </mrow>
                      <mo stretchy="false">+</mo>
                      <msub>
                        <mi>b</mi>
                        <mi>U</mi>
                      </msub>
                    </mrow>
                  </mrow>
                  <mo fence="true" form="postfix" stretchy="false">)</mo>
                </mrow>
                <mo stretchy="false">⋅</mo>
                <mi>exp</mi>
              </mrow>
            </mrow>
            <mrow>
              <mrow>
                <mo fence="true" form="prefix" stretchy="false">(</mo>
                <mrow>
                  <mrow>
                    <mfrac>
                      <mrow>
                        <mi mathvariant="normal">Δ</mi>
                        <msub>
                          <mi>H</mi>
                          <mrow>
                            <mi>m</mi>
                            <mn>1</mn>
                          </mrow>
                        </msub>
                      </mrow>
                      <mi>R</mi>
                    </mfrac>
                    <mo stretchy="false">⋅</mo>
                    <mrow>
                      <mo fence="true" form="prefix" stretchy="false">(</mo>
                      <mrow>
                        <mrow>
                          <mfrac>
                            <mn>1</mn>
                            <msub>
                              <mi>T</mi>
                              <mn>1</mn>
                            </msub>
                          </mfrac>
                          <mo stretchy="false">−</mo>
                          <mfrac>
                            <mn>1</mn>
                            <mi>T</mi>
                          </mfrac>
                        </mrow>
                      </mrow>
                      <mo fence="true" form="postfix" stretchy="false">)</mo>
                    </mrow>
                  </mrow>
                </mrow>
                <mo fence="true" form="postfix" stretchy="false">)</mo>
              </mrow>
              <mo stretchy="false">⋅</mo>
              <mi>exp</mi>
            </mrow>
            <mrow>
              <mo fence="true" form="prefix" stretchy="false">(</mo>
              <mrow>
                <mrow>
                  <mfrac>
                    <mrow>
                      <mi mathvariant="normal">Δ</mi>
                      <msub>
                        <mi>H</mi>
                        <mrow>
                          <mi>m</mi>
                          <mn>2</mn>
                        </mrow>
                      </msub>
                    </mrow>
                    <mi>R</mi>
                  </mfrac>
                  <mo stretchy="false">⋅</mo>
                  <mrow>
                    <mo fence="true" form="prefix" stretchy="false">(</mo>
                    <mrow>
                      <mrow>
                        <mfrac>
                          <mn>1</mn>
                          <mrow>
                            <mo fence="true" form="prefix" stretchy="false">(</mo>
                            <mrow>
                              <mrow>
                                <mrow>
                                  <msub>
                                    <mi>T</mi>
                                    <mn>1</mn>
                                  </msub>
                                  <mo stretchy="false">+</mo>
                                  <mi mathvariant="normal">Δ</mi>
                                </mrow>
                                <msub>
                                  <mi>T</mi>
                                  <mrow>
                                    <mn>2</mn>
                                    <mo stretchy="false">−</mo>
                                    <mn>1</mn>
                                  </mrow>
                                </msub>
                              </mrow>
                            </mrow>
                            <mo fence="true" form="postfix" stretchy="false">)</mo>
                          </mrow>
                        </mfrac>
                        <mo stretchy="false">−</mo>
                        <mfrac>
                          <mn>1</mn>
                          <mi>T</mi>
                        </mfrac>
                      </mrow>
                    </mrow>
                    <mo fence="true" form="postfix" stretchy="false">)</mo>
                  </mrow>
                </mrow>
              </mrow>
              <mo fence="true" form="postfix" stretchy="false">)</mo>
            </mrow>
          </mrow>
          <mrow>
            <mrow>
              <mn>1</mn>
              <mo stretchy="false">+</mo>
              <mi>exp</mi>
            </mrow>
            <mrow>
              <mrow>
                <mo fence="true" form="prefix" stretchy="false">(</mo>
                <mrow>
                  <mrow>
                    <mfrac>
                      <mrow>
                        <mi mathvariant="normal">Δ</mi>
                        <msub>
                          <mi>H</mi>
                          <mrow>
                            <mi>m</mi>
                            <mn>1</mn>
                          </mrow>
                        </msub>
                      </mrow>
                      <mi>R</mi>
                    </mfrac>
                    <mo stretchy="false">⋅</mo>
                    <mrow>
                      <mo fence="true" form="prefix" stretchy="false">(</mo>
                      <mrow>
                        <mrow>
                          <mfrac>
                            <mn>1</mn>
                            <msub>
                              <mi>T</mi>
                              <mn>1</mn>
                            </msub>
                          </mfrac>
                          <mo stretchy="false">−</mo>
                          <mfrac>
                            <mn>1</mn>
                            <mi>T</mi>
                          </mfrac>
                        </mrow>
                      </mrow>
                      <mo fence="true" form="postfix" stretchy="false">)</mo>
                    </mrow>
                  </mrow>
                </mrow>
                <mo fence="true" form="postfix" stretchy="false">)</mo>
              </mrow>
              <mo stretchy="false">⋅</mo>
              <mi>exp</mi>
            </mrow>
            <mrow>
              <mo fence="true" form="prefix" stretchy="false">(</mo>
              <mrow>
                <mrow>
                  <mfrac>
                    <mrow>
                      <mi mathvariant="normal">Δ</mi>
                      <msub>
                        <mi>H</mi>
                        <mrow>
                          <mi>m</mi>
                          <mn>2</mn>
                        </mrow>
                      </msub>
                    </mrow>
                    <mi>R</mi>
                  </mfrac>
                  <mo stretchy="false">⋅</mo>
                  <mrow>
                    <mo fence="true" form="prefix" stretchy="false">(</mo>
                    <mrow>
                      <mrow>
                        <mfrac>
                          <mn>1</mn>
                          <mrow>
                            <mo fence="true" form="prefix" stretchy="false">(</mo>
                            <mrow>
                              <mrow>
                                <mrow>
                                  <msub>
                                    <mi>T</mi>
                                    <mn>1</mn>
                                  </msub>
                                  <mo stretchy="false">+</mo>
                                  <mi mathvariant="normal">Δ</mi>
                                </mrow>
                                <msub>
                                  <mi>T</mi>
                                  <mrow>
                                    <mn>2</mn>
                                    <mo stretchy="false">−</mo>
                                    <mn>1</mn>
                                  </mrow>
                                </msub>
                              </mrow>
                            </mrow>
                            <mo fence="true" form="postfix" stretchy="false">)</mo>
                          </mrow>
                        </mfrac>
                        <mo stretchy="false">−</mo>
                        <mfrac>
                          <mn>1</mn>
                          <mi>T</mi>
                        </mfrac>
                      </mrow>
                    </mrow>
                    <mo fence="true" form="postfix" stretchy="false">)</mo>
                  </mrow>
                </mrow>
              </mrow>
              <mo fence="true" form="postfix" stretchy="false">)</mo>
            </mrow>
          </mrow>
        </mfrac>
      </mrow>
    </mrow>
    <annotation encoding="StarMath 5.0">F( T ) = {k_N cdot T + b_N + k_I cdot exp({%DELTA H_m1 } over R cdot (1 over T_1 - 1 over T)) + (k_U cdot T + b_U) cdot exp({%DELTA H_m1 } over R cdot (1 over T_1 - 1 over T)) cdot exp({%DELTA H_m2 } over R cdot (1 over (T_1 + %DELTA T_{2-1}) - 1 over T)) } over {1+exp({%DELTA H_m1 } over R cdot (1 over T_1 - 1 over T)) cdot exp({%DELTA H_m2 } over R cdot (1 over (T_1 + %DELTA T_{2-1}) - 1 over T))} </annotation>
  </semantics>
</math>
</file>

<file path=Object 3/content.xml><?xml version="1.0" encoding="utf-8"?>
<math xmlns="http://www.w3.org/1998/Math/MathML" display="block">
  <semantics>
    <mrow>
      <mi>exp</mi>
      <mrow>
        <mo fence="true" stretchy="false">(</mo>
        <mrow>
          <mfrac>
            <mrow>
              <mrow>
                <mrow>
                  <mo fence="true" stretchy="false">(</mo>
                  <mrow>
                    <mrow>
                      <mi>T</mi>
                      <mo stretchy="false">−</mo>
                      <msub>
                        <mi>T</mi>
                        <mi>m</mi>
                      </msub>
                    </mrow>
                  </mrow>
                  <mo fence="true" stretchy="false">)</mo>
                </mrow>
                <mo stretchy="false">⋅</mo>
                <mi>log</mi>
              </mrow>
              <mrow>
                <mo fence="true" stretchy="false">(</mo>
                <mrow>
                  <mfrac>
                    <mn>0.01</mn>
                    <mn>0.99</mn>
                  </mfrac>
                </mrow>
                <mo fence="true" stretchy="false">)</mo>
              </mrow>
            </mrow>
            <mrow>
              <msub>
                <mi>T</mi>
                <mi mathvariant="italic">onset</mi>
              </msub>
              <mo stretchy="false">−</mo>
              <msub>
                <mi>T</mi>
                <mi>m</mi>
              </msub>
            </mrow>
          </mfrac>
        </mrow>
        <mo fence="true" stretchy="false">)</mo>
      </mrow>
    </mrow>
    <annotation encoding="StarMath 5.0">exp( {(T - T_m) cdot log(0.01 over 0.99 )} over {T_onset -T_m} )</annotation>
  </semantics>
</math>
</file>

<file path=Object 4/content.xml><?xml version="1.0" encoding="utf-8"?>
<math xmlns="http://www.w3.org/1998/Math/MathML" display="block">
  <semantics>
    <mrow>
      <mi>F</mi>
      <mrow>
        <mrow>
          <mo fence="true" stretchy="false">(</mo>
          <mrow>
            <mi>T</mi>
          </mrow>
          <mo fence="true" stretchy="false">)</mo>
        </mrow>
        <mo stretchy="false">=</mo>
        <mrow>
          <mrow>
            <msub>
              <mi>k</mi>
              <mi>U</mi>
            </msub>
            <mo stretchy="false">⋅</mo>
            <mi>T</mi>
          </mrow>
          <mo stretchy="false">+</mo>
          <msub>
            <mi>b</mi>
            <mi>U</mi>
          </msub>
          <mo stretchy="false">+</mo>
          <mrow>
            <mrow>
              <mo fence="true" stretchy="false">(</mo>
              <mrow>
                <mrow>
                  <mrow>
                    <msub>
                      <mi>k</mi>
                      <mi>N</mi>
                    </msub>
                    <mo stretchy="false">⋅</mo>
                    <mi>T</mi>
                  </mrow>
                  <mo stretchy="false">+</mo>
                  <msub>
                    <mi>b</mi>
                    <mi>N</mi>
                  </msub>
                </mrow>
              </mrow>
              <mo fence="true" stretchy="false">)</mo>
            </mrow>
            <mo stretchy="false">⋅</mo>
            <msub>
              <mi>x</mi>
              <mi>N</mi>
            </msub>
          </mrow>
        </mrow>
      </mrow>
      <mrow>
        <mo fence="true" stretchy="false">(</mo>
        <mrow>
          <mi>T</mi>
        </mrow>
        <mo fence="true" stretchy="false">)</mo>
      </mrow>
    </mrow>
    <annotation encoding="StarMath 5.0">F( T ) = k_U cdot T + b_U + ( k_N cdot T + b_N ) cdot x_N( T )


</annotation>
  </semantics>
</math>
</file>

<file path=Object 5/content.xml><?xml version="1.0" encoding="utf-8"?>
<math xmlns="http://www.w3.org/1998/Math/MathML" display="block">
  <semantics>
    <mrow>
      <msub>
        <mi>x</mi>
        <mi>N</mi>
      </msub>
      <mrow>
        <mrow>
          <mo fence="true" stretchy="false">(</mo>
          <mrow>
            <mi>T</mi>
          </mrow>
          <mo fence="true" stretchy="false">)</mo>
        </mrow>
        <mo stretchy="false">=</mo>
        <mrow>
          <munderover>
            <mo stretchy="false">∫</mo>
            <msub>
              <mi>T</mi>
              <mi mathvariant="italic">min</mi>
            </msub>
            <msub>
              <mi>T</mi>
              <mi mathvariant="italic">max</mi>
            </msub>
          </munderover>
          <mrow>
            <mrow>
              <mfrac>
                <mrow>
                  <mo stretchy="false">−</mo>
                  <mn>1</mn>
                </mrow>
                <mi>v</mi>
              </mfrac>
              <mo stretchy="false">⋅</mo>
              <mi>exp</mi>
            </mrow>
            <mrow>
              <mrow>
                <mo fence="true" stretchy="false">(</mo>
                <mrow>
                  <mrow>
                    <mfrac>
                      <mrow>
                        <mo stretchy="false">−</mo>
                        <msub>
                          <mi>E</mi>
                          <mi>a</mi>
                        </msub>
                      </mrow>
                      <mi>R</mi>
                    </mfrac>
                    <mo stretchy="false">⋅</mo>
                    <mrow>
                      <mo fence="true" stretchy="false">(</mo>
                      <mrow>
                        <mrow>
                          <mfrac>
                            <mn>1</mn>
                            <mi>T</mi>
                          </mfrac>
                          <mo stretchy="false">−</mo>
                          <mfrac>
                            <mn>1</mn>
                            <msub>
                              <mi>T</mi>
                              <mi>f</mi>
                            </msub>
                          </mfrac>
                        </mrow>
                      </mrow>
                      <mo fence="true" stretchy="false">)</mo>
                    </mrow>
                  </mrow>
                </mrow>
                <mo fence="true" stretchy="false">)</mo>
              </mrow>
              <mo stretchy="false">⋅</mo>
              <msub>
                <mi>x</mi>
                <mi>N</mi>
              </msub>
            </mrow>
          </mrow>
        </mrow>
      </mrow>
    </mrow>
    <annotation encoding="StarMath 5.0">x_N( T ) = int from{T_min} to {T_max} { -1 over v cdot exp( -E_a over R cdot (1 over T - 1 over T_f) ) cdot x_N}</annotation>
  </semantics>
</math>
</file>

<file path=Object 6/content.xml><?xml version="1.0" encoding="utf-8"?>
<math xmlns="http://www.w3.org/1998/Math/MathML" display="block">
  <semantics>
    <mrow>
      <mi>F</mi>
      <mrow>
        <mrow>
          <mo fence="true" stretchy="false">(</mo>
          <mrow>
            <mi>T</mi>
          </mrow>
          <mo fence="true" stretchy="false">)</mo>
        </mrow>
        <mo stretchy="false">=</mo>
        <mrow>
          <mrow>
            <mrow>
              <mo fence="true" stretchy="false">(</mo>
              <mrow>
                <mrow>
                  <mrow>
                    <msub>
                      <mi>k</mi>
                      <mi>N</mi>
                    </msub>
                    <mo stretchy="false">⋅</mo>
                    <mi>T</mi>
                  </mrow>
                  <mo stretchy="false">+</mo>
                  <msub>
                    <mi>b</mi>
                    <mi>N</mi>
                  </msub>
                </mrow>
              </mrow>
              <mo fence="true" stretchy="false">)</mo>
            </mrow>
            <mo stretchy="false">⋅</mo>
            <msub>
              <mi>x</mi>
              <mi>N</mi>
            </msub>
          </mrow>
          <mo stretchy="false">+</mo>
          <mrow>
            <msub>
              <mi>k</mi>
              <mi>I</mi>
            </msub>
            <mo stretchy="false">∗</mo>
            <msub>
              <mi>x</mi>
              <mi>U</mi>
            </msub>
          </mrow>
          <mo stretchy="false">+</mo>
          <mrow>
            <mrow>
              <mo fence="true" stretchy="false">(</mo>
              <mrow>
                <mrow>
                  <mrow>
                    <mi mathvariant="italic">kU</mi>
                    <mo stretchy="false">⋅</mo>
                    <mi>T</mi>
                  </mrow>
                  <mo stretchy="false">+</mo>
                  <msub>
                    <mi>b</mi>
                    <mi>U</mi>
                  </msub>
                </mrow>
              </mrow>
              <mo fence="true" stretchy="false">)</mo>
            </mrow>
            <mo stretchy="false">⋅</mo>
            <msub>
              <mi>x</mi>
              <mi>A</mi>
            </msub>
          </mrow>
        </mrow>
      </mrow>
    </mrow>
    <annotation encoding="StarMath 5.0">F( T ) = (k_N cdot T + b_N) cdot x_N + k_I *x_U + ( kU cdot T + b_U ) cdot x_A</annotation>
  </semantics>
</math>
</file>

<file path=Object 7/content.xml><?xml version="1.0" encoding="utf-8"?>
<math xmlns="http://www.w3.org/1998/Math/MathML" display="block">
  <semantics>
    <mrow>
      <mrow>
        <msub>
          <mi>x</mi>
          <mi>N</mi>
        </msub>
        <mo stretchy="false">+</mo>
        <msub>
          <mi>x</mi>
          <mi>U</mi>
        </msub>
        <mo stretchy="false">+</mo>
        <msub>
          <mi>x</mi>
          <mi>A</mi>
        </msub>
      </mrow>
      <mo stretchy="false">=</mo>
      <mn>1</mn>
    </mrow>
    <annotation encoding="StarMath 5.0">x_N + x_U + x_A = 1</annotation>
  </semantics>
</math>
</file>